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00000021B00000041714498FD.png"/>
  <manifest:file-entry manifest:media-type="image/png" manifest:full-path="Pictures/10000201000000580000001FED1EC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Neue" svg:font-family="'Helvetica Neue', Helvetica, Arial, sans-serif"/>
    <style:font-face style:name="Nimbus Sans L" svg:font-family="'Nimbus Sans L'"/>
    <style:font-face style:name="OpenSymbol" svg:font-family="OpenSymbol"/>
    <style:font-face style:name="Nimbus Mono L" svg:font-family="'Nimbus Mono L'" style:font-adornments="Regularna" style:font-pitch="fixed"/>
    <style:font-face style:name="DejaVu Sans Mono" svg:font-family="'DejaVu Sans Mono'" style:font-family-generic="modern" style:font-pitch="fixed"/>
    <style:font-face style:name="Luxi Mono" svg:font-family="'Luxi Mono'" style:font-family-generic="modern" style:font-pitch="fixed"/>
    <style:font-face style:name="Mincho" svg:font-family="Mincho" style:font-pitch="variable"/>
    <style:font-face style:name="OpenSymbol1" svg:font-family="OpenSymbol" style:font-pitch="variable"/>
    <style:font-face style:name="Tahoma" svg:font-family="Tahoma"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113cm" style:rel-column-width="15856*"/>
    </style:style>
    <style:style style:name="Tabela1.B" style:family="table-column">
      <style:table-column-properties style:column-width="12.887cm" style:rel-column-width="49679*"/>
    </style:style>
    <style:style style:name="Tabela1.A1" style:family="table-cell">
      <style:table-cell-properties fo:padding="0.199cm" fo:border-left="0.25pt solid #000000" fo:border-right="none" fo:border-top="0.25pt solid #000000" fo:border-bottom="0.25pt solid #000000"/>
    </style:style>
    <style:style style:name="Tabela1.B1" style:family="table-cell">
      <style:table-cell-properties fo:padding="0.199cm" fo:border-left="none" fo:border-right="0.25pt solid #000000" fo:border-top="0.25pt solid #000000" fo:border-bottom="0.25pt solid #000000"/>
    </style:style>
    <style:style style:name="Tabela1.A2" style:family="table-cell">
      <style:table-cell-properties fo:padding="0.199cm" fo:border-left="0.25pt solid #000000" fo:border-right="none" fo:border-top="none" fo:border-bottom="0.25pt solid #000000"/>
    </style:style>
    <style:style style:name="Tabela1.B2" style:family="table-cell">
      <style:table-cell-properties fo:padding="0.199cm" fo:border-left="none" fo:border-right="0.25pt solid #000000" fo:border-top="none" fo:border-bottom="0.25pt solid #000000"/>
    </style:style>
    <style:style style:name="P1" style:family="paragraph" style:parent-style-name="Tekst_20_mały">
      <style:paragraph-properties fo:text-align="center"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text-properties fo:font-size="12pt" style:font-size-asian="12pt"/>
    </style:style>
    <style:style style:name="P5" style:family="paragraph" style:parent-style-name="Text_20_body">
      <style:text-properties fo:font-weight="bold" style:font-weight-asian="bold"/>
    </style:style>
    <style:style style:name="P6" style:family="paragraph" style:parent-style-name="Text_20_body">
      <style:paragraph-properties fo:text-align="center" style:justify-single-word="false"/>
      <style:text-properties fo:font-weight="bold" style:font-weight-asian="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14pt" fo:font-weight="bold" style:font-size-asian="14pt" style:font-weight-asian="bold" style:font-size-complex="14pt"/>
    </style:style>
    <style:style style:name="P9" style:family="paragraph" style:parent-style-name="Text_20_body">
      <style:text-properties fo:font-variant="normal" fo:text-transform="none" fo:color="#000000" fo:letter-spacing="normal" fo:font-style="normal" fo:font-weight="normal"/>
    </style:style>
    <style:style style:name="P10" style:family="paragraph" style:parent-style-name="Text_20_body">
      <style:text-properties fo:language="pl" fo:country="PL"/>
    </style:style>
    <style:style style:name="P11" style:family="paragraph" style:parent-style-name="Text_20_body">
      <style:paragraph-properties fo:margin-top="0cm" fo:margin-bottom="0.212cm" fo:text-align="center" style:justify-single-word="false"/>
    </style:style>
    <style:style style:name="P12" style:family="paragraph" style:parent-style-name="Text_20_body">
      <style:paragraph-properties fo:margin-left="8.07cm" fo:margin-right="0cm" fo:text-indent="0cm" style:auto-text-indent="false"/>
    </style:style>
    <style:style style:name="P13" style:family="paragraph" style:parent-style-name="Subtitle">
      <style:paragraph-properties fo:break-before="page"/>
    </style:style>
    <style:style style:name="P14" style:family="paragraph" style:parent-style-name="Bibliography_20_1">
      <style:paragraph-properties>
        <style:tab-stops/>
      </style:paragraph-properties>
    </style:style>
    <style:style style:name="P15" style:family="paragraph" style:parent-style-name="Text_20_body" style:list-style-name="L1"/>
    <style:style style:name="P16" style:family="paragraph" style:parent-style-name="Text_20_body" style:list-style-name="List_20_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text-properties fo:language="pl" fo:country="PL"/>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1">
      <style:text-properties fo:language="pl" fo:country="P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Quotations" style:list-style-name="List_20_1"/>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language="en" fo:country="US"/>
    </style:style>
    <style:style style:name="T4" style:family="text">
      <style:text-properties fo:font-variant="normal" fo:text-transform="none" fo:color="#4374b7" style:text-line-through-style="none" fo:letter-spacing="normal" style:text-underline-style="none" style:text-blinking="false"/>
    </style:style>
    <style:style style:name="T5" style:family="text">
      <style:text-properties fo:font-variant="normal" fo:text-transform="none" fo:color="#4374b7" style:text-line-through-style="none" style:font-name="Helvetica Neue" fo:font-size="9.75pt" fo:letter-spacing="normal" fo:font-style="normal" style:text-underline-style="none" fo:font-weight="normal" style:text-blinking="false"/>
    </style:style>
    <style:style style:name="T6" style:family="text">
      <style:text-properties fo:font-variant="normal" fo:text-transform="none" fo:color="#808080" style:font-name="Helvetica Neue" fo:font-size="9.75pt" fo:letter-spacing="normal" fo:font-style="normal" fo:font-weight="normal"/>
    </style:style>
    <style:style style:name="T7" style:family="text">
      <style:text-properties fo:font-variant="normal" fo:text-transform="none" fo:color="#808080" fo:letter-spacing="normal"/>
    </style:style>
    <style:style style:name="T8" style:family="text">
      <style:text-properties fo:font-variant="normal" fo:text-transform="none" fo:color="#000000" fo:letter-spacing="normal" fo:font-style="normal" fo:font-weight="normal"/>
    </style:style>
    <style:style style:name="fr1"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char" svg:y="-0.018cm" svg:width="17.436cm" svg:height="2.09cm" draw:z-index="0"><draw:image xlink:href="Pictures/100002000000021B00000041714498FD.png" xlink:type="simple" xlink:show="embed" xlink:actuate="onLoad"/></draw:frame></text:p>
      <text:p text:style-name="Standard"/>
      <text:p text:style-name="P6"/>
      <text:p text:style-name="P11"><text:span text:style-name="T1">Kate</text:span><text:span text:style-name="T2">dra Sieci Komputerowych</text:span></text:p>
      <text:p text:style-name="Text_20_body"/>
      <text:p text:style-name="P7">Specjalizacja: Sieci Komputerowe</text:p>
      <text:p text:style-name="Text_20_body"/>
      <text:p text:style-name="Text_20_body"/>
      <text:p text:style-name="Text_20_body"/>
      <text:p text:style-name="P6">Aleksander Adamowski </text:p>
      <text:p text:style-name="P7">Nr albumu 1869</text:p>
      <text:p text:style-name="P6"/>
      <text:p text:style-name="P7"/>
      <text:p text:style-name="Text_20_body"/>
      <text:p text:style-name="Text_20_body"/>
      <text:p text:style-name="Text_20_body"/>
      <text:p text:style-name="P8"><text:title>KrbLDAP - A new secure authentication concept</text:title></text:p>
      <text:p text:style-name="Text_20_body"/>
      <text:p text:style-name="Text_20_body"/>
      <text:p text:style-name="Text_20_body"/>
      <text:p text:style-name="Text_20_body"/>
      <text:p text:style-name="Text_20_body"/>
      <text:p text:style-name="P12">Praca magisterska</text:p>
      <text:p text:style-name="P12">Napisana pod kierunkiem dr. Wojciecha Mąki</text:p>
      <text:p text:style-name="P5"/>
      <text:p text:style-name="P3"/>
      <text:p text:style-name="P4">Warszawa, styczeń 2012</text:p>
      <text:p text:style-name="P4"/>
      <text:p text:style-name="P4"><text:span text:style-name="T4"><draw:a xlink:type="simple" xlink:href="http://creativecommons.org/licenses/by/3.0/"><draw:frame draw:style-name="fr2" draw:name="grafika2" text:anchor-type="as-char" svg:width="2.328cm" svg:height="0.82cm" draw:z-index="1"><draw:image xlink:href="Pictures/10000201000000580000001FED1EC38A.png" xlink:type="simple" xlink:show="embed" xlink:actuate="onLoad"/></draw:frame></draw:a></text:span><text:line-break/><text:span text:style-name="T6">KrbLDAP - a new secure authentication concept</text:span><text:span text:style-name="T7"> </text:span><text:span text:style-name="T6">by </text:span><text:a xlink:type="simple" xlink:href="https://github.com/aadamowski/apacheds-krbldap-test/blob/master/doc/KrbLDAP.odt"><text:span text:style-name="T5">Aleksander Adamowski</text:span></text:a><text:span text:style-name="T7"> </text:span><text:span text:style-name="T6">is licensed under a </text:span><text:a xlink:type="simple" xlink:href="http://creativecommons.org/licenses/by/3.0/"><text:span text:style-name="T5">Creative Commons Uznanie autorstwa 3.0 Unported License</text:span></text:a><text:span text:style-name="T6"> apart from sections where a different license is specified.</text:span> </text:p>
      <text:p text:style-name="P13"/>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table-of-content-source>
        <text:index-body>
          <text:index-title text:style-name="Sect1" text:name="Spis treści1_Head">
            <text:p text:style-name="Contents_20_Heading">Table of Contents</text:p>
          </text:index-title>
          <text:p text:style-name="P26">Introduction<text:tab/><text:a xlink:type="simple" xlink:href="#__RefHeading__591_38169499">2</text:a></text:p>
          <text:p text:style-name="P26">Wstęp w języku polskim<text:tab/><text:a xlink:type="simple" xlink:href="#__RefHeading__637_132538290">3</text:a></text:p>
          <text:p text:style-name="P26">Glossary<text:tab/><text:a xlink:type="simple" xlink:href="#__RefHeading__639_132538290">4</text:a></text:p>
          <text:p text:style-name="P26">Discussion of the currently used secure authentication and authorization protocols<text:tab/><text:a xlink:type="simple" xlink:href="#__RefHeading__593_38169499">5</text:a></text:p>
          <text:p text:style-name="P23">Protocols currently in wide use<text:tab/><text:a xlink:type="simple" xlink:href="#__RefHeading__962_132538290">5</text:a></text:p>
          <text:p text:style-name="P24">EAP (Extensible Authentication Protocol)<text:tab/><text:a xlink:type="simple" xlink:href="#__RefHeading__964_132538290">5</text:a></text:p>
          <text:p text:style-name="P24">Kerberos<text:tab/><text:a xlink:type="simple" xlink:href="#__RefHeading__595_38169499">5</text:a></text:p>
          <text:p text:style-name="P24">LDAP<text:tab/><text:a xlink:type="simple" xlink:href="#__RefHeading__597_38169499">7</text:a></text:p>
          <text:p text:style-name="P24">NTLM (NT LAN Manager)<text:tab/><text:a xlink:type="simple" xlink:href="#__RefHeading__966_132538290">7</text:a></text:p>
          <text:p text:style-name="P24">RADIUS<text:tab/><text:a xlink:type="simple" xlink:href="#__RefHeading__968_132538290">7</text:a></text:p>
          <text:p text:style-name="P24">TACACS+<text:tab/><text:a xlink:type="simple" xlink:href="#__RefHeading__970_132538290">8</text:a></text:p>
          <text:p text:style-name="P23">Available server-side implementations of LDAP and Kerberos protocols<text:tab/><text:a xlink:type="simple" xlink:href="#__RefHeading__599_38169499">8</text:a></text:p>
          <text:p text:style-name="P24">MIT Kerberos<text:tab/><text:a xlink:type="simple" xlink:href="#__RefHeading__601_38169499">8</text:a></text:p>
          <text:p text:style-name="P24">Heimdal Kerberos<text:tab/><text:a xlink:type="simple" xlink:href="#__RefHeading__603_38169499">8</text:a></text:p>
          <text:p text:style-name="P24">OpenLDAP<text:tab/><text:a xlink:type="simple" xlink:href="#__RefHeading__605_38169499">8</text:a></text:p>
          <text:p text:style-name="P24">Netscape / Sun / Red Hat / Fedora / 389 Directory Server<text:tab/><text:a xlink:type="simple" xlink:href="#__RefHeading__607_38169499">9</text:a></text:p>
          <text:p text:style-name="P24">OpenDS<text:tab/><text:a xlink:type="simple" xlink:href="#__RefHeading__609_38169499">9</text:a></text:p>
          <text:p text:style-name="P24">Apache Directory Server<text:tab/><text:a xlink:type="simple" xlink:href="#__RefHeading__611_38169499">9</text:a></text:p>
          <text:p text:style-name="P24">Novell eDirectory<text:tab/><text:a xlink:type="simple" xlink:href="#__RefHeading__613_38169499">9</text:a></text:p>
          <text:p text:style-name="P24">Microsoft Active Directory<text:tab/><text:a xlink:type="simple" xlink:href="#__RefHeading__615_38169499">9</text:a></text:p>
          <text:p text:style-name="P24">Oracle Internet Directory<text:tab/><text:a xlink:type="simple" xlink:href="#__RefHeading__617_38169499">9</text:a></text:p>
          <text:p text:style-name="P26">Applications of Kerberos and LDAP protocols<text:tab/><text:a xlink:type="simple" xlink:href="#__RefHeading__619_38169499">10</text:a></text:p>
          <text:p text:style-name="P26">Problems resulting from the intersection of both protocols' functionality<text:tab/><text:a xlink:type="simple" xlink:href="#__RefHeading__621_38169499">10</text:a></text:p>
          <text:p text:style-name="P26">The proposal to merge both protocols<text:tab/><text:a xlink:type="simple" xlink:href="#__RefHeading__623_38169499">11</text:a></text:p>
          <text:p text:style-name="P23">The proposed model of the new KrbLDAP protocol<text:tab/><text:a xlink:type="simple" xlink:href="#__RefHeading__625_38169499">11</text:a></text:p>
          <text:p text:style-name="P23">Prototype protocol implementation<text:tab/><text:a xlink:type="simple" xlink:href="#__RefHeading__629_38169499">12</text:a></text:p>
          <text:p text:style-name="P26">Tests of the proof of concept solution<text:tab/><text:a xlink:type="simple" xlink:href="#__RefHeading__631_38169499">14</text:a></text:p>
          <text:p text:style-name="P23">Integration testing framework<text:tab/><text:a xlink:type="simple" xlink:href="#__RefHeading__2526_373744174">14</text:a></text:p>
          <text:p text:style-name="P23">Integration test results<text:tab/><text:a xlink:type="simple" xlink:href="#__RefHeading__2528_373744174">15</text:a></text:p>
          <text:p text:style-name="P24">Plain krb5 control test result<text:tab/><text:a xlink:type="simple" xlink:href="#__RefHeading__4600_613753909">15</text:a></text:p>
          <text:p text:style-name="P24">Actual KrbLDAP test result<text:tab/><text:a xlink:type="simple" xlink:href="#__RefHeading__4602_613753909">16</text:a></text:p>
          <text:p text:style-name="P24">Workaround for the “no support for padata type” error<text:tab/><text:a xlink:type="simple" xlink:href="#__RefHeading__4604_613753909">23</text:a></text:p>
          <text:p text:style-name="P26">Summary and Conclusion<text:tab/><text:a xlink:type="simple" xlink:href="#__RefHeading__633_38169499">25</text:a></text:p>
          <text:p text:style-name="P26">Bibliography<text:tab/><text:a xlink:type="simple" xlink:href="#__RefHeading__635_38169499">25</text:a></text:p>
          <text:p text:style-name="P26">Appendix A: The formal specification of the KrbLDAP protocol as RFC draft document<text:tab/><text:a xlink:type="simple" xlink:href="#__RefHeading__4606_613753909">26</text:a></text:p>
          <text:p text:style-name="P26">Appendix B – source code for <text:s/>apacheds-krbldap-test <text:tab/><text:a xlink:type="simple" xlink:href="#__RefHeading__4608_613753909">37</text:a></text:p>
          <text:p text:style-name="P26">Appendix C – unified diff representation of pam_krb5-krbldap customizations<text:tab/><text:a xlink:type="simple" xlink:href="#__RefHeading__4610_613753909">62</text:a></text:p>
          <text:p text:style-name="P26">Appendix D – unified diff representation of <text:s/>krb5-krbldap customizations<text:tab/><text:a xlink:type="simple" xlink:href="#__RefHeading__4612_613753909">68</text:a></text:p>
        </text:index-body>
      </text:table-of-content>
      <text:p text:style-name="Text_20_body"/>
      <text:h text:style-name="Heading_20_1" text:outline-level="1"><text:bookmark text:name="__RefHeading__591_38169499"/>Introduction<text:bookmark-end text:name="__RefHeading__591_38169499"/></text:h>
      <text:p text:style-name="Text_20_body">This paper presents the proposed extension to the LDAP protocol that provides a <text:soft-page-break/>mechanism for transporting Kerberos messages between a client and a server.</text:p>
      <text:p text:style-name="Text_20_body">The first chapter, “<text:bookmark-ref text:reference-format="text" text:ref-name="__RefHeading__593_38169499">Discussion of the currently used secure authentication and authorization protocols</text:bookmark-ref>“, provides introductory information about the present choice of available secure network authentication protocols. It also lists chosen implementations of Kerberos and LDAP protocols, whose integration mechanism is proposed by this paper.</text:p>
      <text:p text:style-name="Text_20_body">The second chapter, “<text:bookmark-ref text:reference-format="text" text:ref-name="__RefHeading__619_38169499">Applications of Kerberos and LDAP protocols</text:bookmark-ref>”, discusses uses of the two named protocols and provides necessary background for the next chapter.</text:p>
      <text:p text:style-name="Text_20_body">The third chapter, “<text:bookmark-ref text:reference-format="text" text:ref-name="__RefHeading__621_38169499">Problems resulting from the intersection of both protocols' functionality</text:bookmark-ref>“, discusses the problems stemming from the fact that protocols have related uses, but were evolving separately and are complex to integrate in a single solution.</text:p>
      <text:p text:style-name="Text_20_body">The fourth chapter,“<text:bookmark-ref text:reference-format="text" text:ref-name="__RefHeading__623_38169499">The proposal to merge both protocols</text:bookmark-ref>“, proposes a solution to the discussed problem by integrating Kerberos with LDAP by means of embedding Kerberos messages inside LDAP extended operation messages, naming the resultant protocol “KrbLDAP”. It also discusses the proof of concept implementation <text:s/>which has been developed during the course of work on this paper.</text:p>
      <text:p text:style-name="Text_20_body">The fifth chapter,“<text:bookmark-ref text:reference-format="text" text:ref-name="__RefHeading__631_38169499">Tests of the proof of concept solution</text:bookmark-ref>“, elaborates on the carrying out of integration testing using the proof of concept implementation and discusses its results.</text:p>
      <text:p text:style-name="Text_20_body">The final chapter, “<text:bookmark-ref text:reference-format="text" text:ref-name="__RefHeading__633_38169499">Summary and Conclusion</text:bookmark-ref>”, summarizes the results and presents directions for future work.</text:p>
      <text:p text:style-name="Text_20_body">The appendices that follow contain the actual source code of the proof of concept KrbLDAP implementation.</text:p>
      <text:h text:style-name="P25" text:outline-level="1"><text:bookmark text:name="__RefHeading__637_132538290"/>Wstęp w języku polskim<text:bookmark-end text:name="__RefHeading__637_132538290"/></text:h>
      <text:p text:style-name="P10">Bieżąca praca przedstawia propozycję rozszerzenia protokołu LDAP, które dostarcza mechanizmu transportu dla komunikatów Kerberos wymienianych pomiędzy klientem a serwerem.</text:p>
      <text:p text:style-name="P10">Pierwszy rozdział, “<text:bookmark-ref text:reference-format="text" text:ref-name="__RefHeading__593_38169499">Discussion of the currently used secure authentication and authorization protocols</text:bookmark-ref>“, dostarcza informacji wprowadzających na temat obecnego wyboru dostępnych bezpiecznych sieciowych protokołów uwierzytelniania. Zawiera on również opis wybranych protokołów - Kerberos oraz LDAP, dla których w bieżącej pracy proponowany jest nowy mechanizm integracyjny.</text:p>
      <text:p text:style-name="P10">Drugi rozdział, “<text:bookmark-ref text:reference-format="text" text:ref-name="__RefHeading__619_38169499">Applications of Kerberos and LDAP protocols</text:bookmark-ref>”, omawia zastosowania obydwu protokołów, dostarczając niezbędnych podstaw merytorycznych dla następnego rozdziału.</text:p>
      <text:p text:style-name="P10">Rozdział trzeci, “<text:bookmark-ref text:reference-format="text" text:ref-name="__RefHeading__621_38169499">Problems resulting from the intersection of both protocols' functionality</text:bookmark-ref>“, opisuje problemy wynikające z faktu, że protokoły te posiadają powiązane zastosowania, ale ewoluowały oddzielnie i są w związku z tym trudne do zintegrowania w ramach pojedynczego rozwiązania.</text:p>
      <text:p text:style-name="P10">Rozdział czwarty, “<text:bookmark-ref text:reference-format="text" text:ref-name="__RefHeading__623_38169499">The proposal to merge both protocols</text:bookmark-ref>“, przedstawia propozycję rozwiązania opisanego problemu poprzez integrację Kerberos i LDAP poprzez osadzenie komunikatów Kerberos wewnątrz komunikatów rozszerzonych operacji LDAP, nadając <text:soft-page-break/>wynikowemu protokołowi nazwę „KrbLDAP”. Omawia on też eksperymentalną implementację, która powstała podczas pisania bieżącej pracy jako dowód koncepcji.</text:p>
      <text:p text:style-name="P10">Rozdział piąty, “<text:bookmark-ref text:reference-format="text" text:ref-name="__RefHeading__631_38169499">Tests of the proof of concept solution</text:bookmark-ref>“, rozwija temat przeprowadzonych testów integracyjnych wykorzystujących wspomnianą eksperymentalną implementację, oraz omawia ich wyniki.</text:p>
      <text:p text:style-name="P10">Ostatni rozdział, “<text:bookmark-ref text:reference-format="text" text:ref-name="__RefHeading__633_38169499">Summary and Conclusion</text:bookmark-ref>”, podsumowuje wyniki i przedstawia możliwe kierunki przyszłych prac nad tematem.</text:p>
      <text:p text:style-name="P10">Następujące dalej aneksy zawierają właściwy kod źródłowy eksperymentalnej implementacji KrbLDAP, stanowiącej dowód koncepcji.</text:p>
      <text:h text:style-name="Heading_20_1" text:outline-level="1"><text:bookmark text:name="__RefHeading__639_132538290"/>Glossary<text:bookmark-end text:name="__RefHeading__639_132538290"/></text:h>
      <text:p text:style-name="Text_20_body">For the purposes of this paper, the following definitions of given terms will apply:</text:p>
      <table:table table:name="Tabela1" table:style-name="Tabela1">
        <table:table-column table:style-name="Tabela1.A"/>
        <table:table-column table:style-name="Tabela1.B"/>
        <table:table-row>
          <table:table-cell table:style-name="Tabela1.A1" office:value-type="string">
            <text:p text:style-name="Text_20_body"><text:span text:style-name="Definition">ASN.1, Abstract Syntax Notation One</text:span></text:p>
          </table:table-cell>
          <table:table-cell table:style-name="Tabela1.B1" office:value-type="string">
            <text:p text:style-name="Text_20_body">A standard for representing structured data using a flexible notation, widely used in telecommunication and networking. It is used, with the aim of interoperability:</text:p>
            <text:list xml:id="list583824223" text:style-name="L1">
              <text:list-item>
                <text:p text:style-name="P15">as a basis for network protocols like Kerberos, LDAP or SNMP by providing standardized way to encode protocol data units,</text:p>
              </text:list-item>
              <text:list-item>
                <text:p text:style-name="P15">in public key infrastructure technologies for encoding X.509 certificates and other types of cryptographic documents,</text:p>
              </text:list-item>
              <text:list-item>
                <text:p text:style-name="P15">as a basis for Fast Infoset – an alternate binary encoding standard for XML documents, <text:s/></text:p>
              </text:list-item>
            </text:list>
            <text:p text:style-name="Text_20_body">It's also employed in many other applications. </text:p>
          </table:table-cell>
        </table:table-row>
        <table:table-row>
          <table:table-cell table:style-name="Tabela1.A2" office:value-type="string">
            <text:p text:style-name="Text_20_body"><text:span text:style-name="Definition">Authentication</text:span></text:p>
          </table:table-cell>
          <table:table-cell table:style-name="Tabela1.B2" office:value-type="string">
            <text:p text:style-name="Text_20_body">The act of confirming a user's identity to a computer system.</text:p>
          </table:table-cell>
        </table:table-row>
        <table:table-row>
          <table:table-cell table:style-name="Tabela1.A2" office:value-type="string">
            <text:p text:style-name="Text_20_body"><text:span text:style-name="Definition">Authorization</text:span></text:p>
          </table:table-cell>
          <table:table-cell table:style-name="Tabela1.B2" office:value-type="string">
            <text:p text:style-name="Text_20_body">The act of confirming an authorized user's rights to specific resources.</text:p>
          </table:table-cell>
        </table:table-row>
        <table:table-row>
          <table:table-cell table:style-name="Tabela1.A2" office:value-type="string">
            <text:p text:style-name="Text_20_body"><text:span text:style-name="Definition">BER, Basic Encoding Rules</text:span></text:p>
          </table:table-cell>
          <table:table-cell table:style-name="Tabela1.B2" office:value-type="string">
            <text:p text:style-name="Text_20_body">One of defined encoding formats used to represent ASN.1 structures as binary data. In LDAP (but not in Kerberos), used for encoding messages' protocol data units (PDUs).</text:p>
          </table:table-cell>
        </table:table-row>
        <table:table-row>
          <table:table-cell table:style-name="Tabela1.A2" office:value-type="string">
            <text:p text:style-name="Text_20_body"><text:span text:style-name="Definition">Client</text:span></text:p>
          </table:table-cell>
          <table:table-cell table:style-name="Tabela1.B2" office:value-type="string">
            <text:p text:style-name="Text_20_body">An application or system that accesses a service provided by a server.</text:p>
          </table:table-cell>
        </table:table-row>
        <table:table-row>
          <table:table-cell table:style-name="Tabela1.A2" office:value-type="string">
            <text:p text:style-name="Text_20_body"><text:span text:style-name="Definition">DER, Distinguished Encoding Rules</text:span></text:p>
          </table:table-cell>
          <table:table-cell table:style-name="Tabela1.B2" office:value-type="string">
            <text:p text:style-name="Text_20_body">One of defined encoding formats used to represent ASN.1 structures as binary data. A subset of BER (valid DER data is also valid BER, but not necessarily the other way around). Used in LDAP and Kerberos for encoding protocol data units (PDUs).</text:p>
          </table:table-cell>
        </table:table-row>
        <text:soft-page-break/>
        <table:table-row>
          <table:table-cell table:style-name="Tabela1.A2" office:value-type="string">
            <text:p text:style-name="Text_20_body"><text:span text:style-name="Definition">PDU, Protocol Data Unit</text:span></text:p>
          </table:table-cell>
          <table:table-cell table:style-name="Tabela1.B2" office:value-type="string">
            <text:p text:style-name="Text_20_body">A top-level unit of structured data in a protocol exchange, typically corresponding to a single message sent over the network between participating sides.</text:p>
          </table:table-cell>
        </table:table-row>
        <table:table-row>
          <table:table-cell table:style-name="Tabela1.A2" office:value-type="string">
            <text:p text:style-name="Text_20_body"><text:span text:style-name="Definition">Principal</text:span></text:p>
          </table:table-cell>
          <table:table-cell table:style-name="Tabela1.B2" office:value-type="string">
            <text:p text:style-name="Text_20_body">In Kerberos: an entity, whose identity can be proven (e.g. a user, workstation or network service).</text:p>
          </table:table-cell>
        </table:table-row>
        <table:table-row>
          <table:table-cell table:style-name="Tabela1.A2" office:value-type="string">
            <text:p text:style-name="Text_20_body"><text:span text:style-name="Definition">Secure protocols</text:span></text:p>
          </table:table-cell>
          <table:table-cell table:style-name="Tabela1.B2" office:value-type="string">
            <text:p text:style-name="Text_20_body"><text:s/>Network protocols which provide protection against known passive and active attacks.</text:p>
          </table:table-cell>
        </table:table-row>
        <table:table-row>
          <table:table-cell table:style-name="Tabela1.A2" office:value-type="string">
            <text:p text:style-name="Text_20_body"><text:span text:style-name="Definition">Server</text:span></text:p>
          </table:table-cell>
          <table:table-cell table:style-name="Tabela1.B2" office:value-type="string">
            <text:p text:style-name="Text_20_body">An application or system that provides a service to a client.</text:p>
          </table:table-cell>
        </table:table-row>
      </table:table>
      <text:p text:style-name="Text_20_body"/>
      <text:h text:style-name="Heading_20_1" text:outline-level="1"><text:bookmark text:name="__RefHeading__593_38169499"/>Discussion of the currently used secure authentication and authorization protocols<text:bookmark-end text:name="__RefHeading__593_38169499"/></text:h>
      <text:h text:style-name="Heading_20_2" text:outline-level="2"><text:bookmark text:name="__RefHeading__962_132538290"/>Protocols currently in wide use<text:bookmark-end text:name="__RefHeading__962_132538290"/></text:h>
      <text:h text:style-name="Heading_20_3" text:outline-level="3"><text:bookmark text:name="__RefHeading__964_132538290"/>EAP (Extensible Authentication Protocol)<text:bookmark-end text:name="__RefHeading__964_132538290"/></text:h>
      <text:p text:style-name="Text_20_body">EAP is an authentication protocol most widely used in wireless networks..</text:p>
      <text:p text:style-name="Text_20_body">The latest version is standardized in RFC 5247.</text:p>
      <text:p text:style-name="Text_20_body">The protocol actually serves the role of a framework that can encapsulate and transport various authentication mechanisms, including Kerberos and LDAP simple bind.</text:p>
      <text:h text:style-name="Heading_20_3" text:outline-level="3"><text:bookmark text:name="__RefHeading__595_38169499"/>Kerberos<text:bookmark-end text:name="__RefHeading__595_38169499"/></text:h>
      <text:p text:style-name="Text_20_body">Kerberos is a secure authentication protocol designed in the eighties of XX century at MIT (Massachusets Institute of Technology) during the Athena project.</text:p>
      <text:p text:style-name="Text_20_body">The name has been derived from the Greek myth of Hercules' twelve labors, where the twelfth labor concerned the capture of the three headed dog, named Kerberos (or Cerberus), who guarded the entrance to Hades.</text:p>
      <text:p text:style-name="Text_20_body">The chosen name “Kerberos” were meant to symbolize the three basic components of security (also known as AAA - three A's): Authentication, Authorization and Accountability. Although the scope of the project had never been expanded beyond authentication, the name has stayed.</text:p>
      <text:p text:style-name="Text_20_body">Several of its revisions were standardized in RFC documents. The latest, 5th version (at the moment this document was being written), has been described in <text:bibliography-mark text:identifier="RFC 1510" text:bibliography-type="article" text:author="J. Kohl, C. Neuman" text:title="The Kerberos Network Authentication Service (V5)" text:year="1993" text:url="http://tools.ietf.org/html/rfc1510">[RFC 1510]</text:bibliography-mark> <text:s/>(superseded by the latest <text:bibliography-mark text:identifier="RFC 4120" text:bibliography-type="article" text:author="C. Neuman, T. Yu, S. Hartman, K. Raeburn" text:title="The Kerberos Network Authentication Service (V5)" text:year="2005" text:url="http://tools.ietf.org/html/rfc4120">[RFC 4120]</text:bibliography-mark>).</text:p>
      <text:p text:style-name="Text_20_body">The process of designing the protocol and the security issues that it solves have been graphically described in the <text:bibliography-mark text:identifier="Charon - dialogue" text:bibliography-type="article" text:author="Bill Bryant" text:title="Designing an Authentication System: a Dialogue in Four Scenes" text:year="1988" text:url="http://web.mit.edu/kerberos/www/dialogue.html">[Charon - dialogue]</text:bibliography-mark> document in a form of dialogue between two persons.</text:p>
      <text:p text:style-name="Text_20_body">All technical details are specified in <text:bibliography-mark text:identifier="RFC 4120" text:bibliography-type="article" text:author="C. Neuman, T. Yu, S. Hartman, K. Raeburn" text:title="The Kerberos Network Authentication Service (V5)" text:year="2005" text:url="http://tools.ietf.org/html/rfc4120">[RFC 4120]</text:bibliography-mark>, section 3.</text:p>
      <text:p text:style-name="Text_20_body"><text:soft-page-break/>The protocol's principles in the simplest possible variant (without pre-authentication) can be summarized as this:</text:p>
      <text:p text:style-name="Text_20_body">On the client side, the user inputs a plain text password. His Kerberos client performs a one way function on this password, which results in a hash value. The hash function must be cryptographically strong, which means it should be computationally unfeasible to reverse it given the hash value.</text:p>
      <text:p text:style-name="Text_20_body">The client then sends a plain text message to the Authentication Service (from now on, referred to by the acronym “AS”), having a type of <text:span text:style-name="Source_20_Text">KRB_AS_REQ</text:span>, that is unencrypted and consists of (among others) the identity (principal name) of the client and the contacted server and a randomly generated nonce that will be used for detecting replay attacks and for associating replies with requests.</text:p>
      <text:p text:style-name="Text_20_body">At this stage, depending on the configuration, the server may respond with an “additional pre-authentication required” error message (type <text:span text:style-name="Source_20_Text"><text:span text:style-name="T8">KRB_ERROR</text:span></text:span>), which will result in client trying to pre-authenticate first.</text:p>
      <text:p text:style-name="Text_20_body">Regardless of whether pre-authentication occurs or not (due to the server demanding it or not), server will eventually respond to a <text:s/><text:span text:style-name="Source_20_Text">KRB_AS_REQ</text:span> request with a <text:span text:style-name="Source_20_Text"><text:span text:style-name="T8">KRB_AS_REP</text:span></text:span> reply.</text:p>
      <text:p text:style-name="Text_20_body">The reply contains (among others) a Ticket Granting Ticket (TGT) to present to the server in further requests, and an encrypted part.</text:p>
      <text:p text:style-name="Text_20_body">This part's encryption is using the client's secret key, which is known only to the AS and the client due to the password being input. Note that this key has not been transferred through the network.</text:p>
      <text:p text:style-name="Text_20_body">The encrypted part of the reply contains (among others) a session key that will be shared between client and server, the nonce that must match the value from the request, and the value of the current time on the server.</text:p>
      <text:p text:style-name="Text_20_body">The ticket is a composite data structure that contains (among others) plain principal name, and its own encrypted part (using the server's secret key which isn't known to the client – therefore this part is opaque to the client).</text:p>
      <text:p text:style-name="Text_20_body">This way, AS has passed several parts of sensitive authentication data to the client in a secure manner.</text:p>
      <text:p text:style-name="Text_20_body">Next, the client may choose to perform a similar exchange with a Ticket-Granting Service (TGS), authenticating itself with the freshly obtained TGT, in order to obtain a ticket for a given target network service that uses Kerberos authentication.</text:p>
      <text:p text:style-name="Text_20_body">By analogy, relevant Kerberos message types are <text:span text:style-name="Source_20_Text"><text:span text:style-name="T8">KRB_TGS_REQ</text:span></text:span><text:span text:style-name="T8"> and </text:span><text:span text:style-name="Source_20_Text"><text:span text:style-name="T8">KRB_TGS_REP</text:span></text:span><text:span text:style-name="T8">.</text:span></text:p>
      <text:p text:style-name="Text_20_body">The exchange is in general principles similar to the one performed against the AS, with the obtained ticket being encrypted by its intended recipient's key (the target network service).</text:p>
      <text:p text:style-name="Text_20_body">The third message exchange will, as a rule, finally involve the client and the target network service being accessed by the user.</text:p>
      <text:p text:style-name="Text_20_body">In this case, <text:span text:style-name="Source_20_Text"><text:span text:style-name="T8">KRB_AP_REQ</text:span></text:span><text:span text:style-name="T8"> and <text:s/></text:span><text:span text:style-name="Source_20_Text"><text:span text:style-name="T8">KRB_AP_REP</text:span></text:span><text:span text:style-name="T8"> message types are involved.</text:span></text:p>
      <text:p text:style-name="P9">The aim of this exchange is for the client to prove its user's identity to the network service <text:soft-page-break/>being accessed.</text:p>
      <text:p text:style-name="P9">The client's request contains (among others) the ticket that the client has in its possession for the given service and a one-time authenticator, constructed using the current timestamp, client's principal name and possibly other data, and encrypted using the session key.</text:p>
      <text:p text:style-name="Text_20_body"><text:span text:style-name="T8">The service, upon successful verification of the </text:span><text:span text:style-name="Source_20_Text"><text:span text:style-name="T8">KRB_AP_REQ</text:span></text:span><text:span text:style-name="T8">, will grant the user access and it may (depending on whether mutual authentication is used) reply with a </text:span><text:span text:style-name="Source_20_Text"><text:span text:style-name="T8">KRB_AP_REP</text:span></text:span><text:span text:style-name="T8"> <text:s/>message which authenticates it to the client.</text:span></text:p>
      <text:p text:style-name="P9">As can be seen, Kerberos is a protocol tailored for performing secure authentication of multiple parties towards other parties. Its messages provide little capacity for additional information that isn't directly related to authentication of participating parties.</text:p>
      <text:h text:style-name="Heading_20_3" text:outline-level="3"><text:bookmark text:name="__RefHeading__597_38169499"/>LDAP<text:bookmark-end text:name="__RefHeading__597_38169499"/></text:h>
      <text:p text:style-name="Text_20_body">The LDAP protocol is a directory access protocol modelled on X.500, designed for the simpler TCP/IP network stack (at the moment LDAP was being designed, X.500 required a full OSI stack – currently this requirement no longer applies).</text:p>
      <text:p text:style-name="Text_20_body">LDAP has been standardized through a number of RFC documents.</text:p>
      <text:p text:style-name="Text_20_body">The latest version is specified through RFC documents numbered 4510 – 4521.</text:p>
      <text:p text:style-name="Text_20_body">The protocol is designed to be general purposed.</text:p>
      <text:p text:style-name="Text_20_body">All messages have a common envelope, named “LDAPMessage”, which has a message ID (used to match responses to requests) and a specification of performed operation's type.</text:p>
      <text:p text:style-name="Text_20_body">Basic operations include “bind” (which authenticates an LDAP session and assigns a user's identity to it), various types of searches against the directory, directory entry modification requests (add, modify, delete), comparison requests. For asynchronous operations, there's also a special “abandonRequest” operation type that tells the server to interrupt a formerly launched asynchronous operation.</text:p>
      <text:p text:style-name="Text_20_body">The protocol may be freely extended using special “extended” operations, and this paper proposes using these to transport Kerberos messages.</text:p>
      <text:h text:style-name="Heading_20_3" text:outline-level="3"><text:bookmark text:name="__RefHeading__966_132538290"/>NTLM (NT LAN Manager)<text:bookmark-end text:name="__RefHeading__966_132538290"/></text:h>
      <text:p text:style-name="Text_20_body">NTLM is a suite of challenge-response authentication protocols designed by Microsoft and used in its Active Directory product.</text:p>
      <text:p text:style-name="Text_20_body">It is currently deprecated by Microsoft, as latest versions of Active Directory by default use Kerberos for authentication, and can fall back to NTLM only under specific conditions.</text:p>
      <text:h text:style-name="Heading_20_3" text:outline-level="3"><text:bookmark text:name="__RefHeading__968_132538290"/>RADIUS<text:bookmark-end text:name="__RefHeading__968_132538290"/></text:h>
      <text:p text:style-name="Text_20_body">RADIUS is a network authentication, authorization and accountability (AAA) protocol used mainly on network hardware, for controlling access by network administration staff and for roaming network access by users.</text:p>
      <text:p text:style-name="Text_20_body">It uses UDP as the transport protocol.</text:p>
      <text:p text:style-name="Text_20_body"><text:soft-page-break/>It is standardized through RFC documents numbered 2865 – 2869.</text:p>
      <text:p text:style-name="Text_20_body">It is often integrated with backend Kerberos or LDAP authentication services.</text:p>
      <text:h text:style-name="Heading_20_3" text:outline-level="3"><text:bookmark text:name="__RefHeading__970_132538290"/>TACACS+<text:bookmark-end text:name="__RefHeading__970_132538290"/></text:h>
      <text:p text:style-name="Text_20_body">TACACS+, similar to RADIUS, is a network AAA protocol used mainly in network hardware management.</text:p>
      <text:p text:style-name="Text_20_body">It uses TCP as the transport protocol.</text:p>
      <text:p text:style-name="Text_20_body">It is standardized through RFC 927 and RFC 1492.</text:p>
      <text:h text:style-name="Heading_20_2" text:outline-level="2"><text:bookmark text:name="__RefHeading__599_38169499"/>Available server-side implementations of LDAP and Kerberos protocols<text:bookmark-end text:name="__RefHeading__599_38169499"/></text:h>
      <text:h text:style-name="Heading_20_3" text:outline-level="3"><text:bookmark text:name="__RefHeading__601_38169499"/>MIT Kerberos<text:bookmark-end text:name="__RefHeading__601_38169499"/></text:h>
      <text:p text:style-name="Text_20_body">MIT Kerberos has been the first implementation of the Kerberos protocol, developed as the reference implementation to the protocol specification. Both the specification and implementation were the results of Project Athena on MIT.</text:p>
      <text:p text:style-name="Text_20_body">It is an open source project with the code released under the MIT license.</text:p>
      <text:p text:style-name="Text_20_body">As the software has been developed in the United States, it is subject to US export control laws governing export of encryption technology.</text:p>
      <text:p text:style-name="Text_20_body">Citing the MIT Kerberos distribution page:</text:p>
      <text:list xml:id="list1681362541" text:style-name="List_20_1">
        <text:list-item>
          <text:p text:style-name="P27">Export of this software from the United States of America may be subject to the Export Administration Regulations of the United States Department of Commerce, currently (October 2003) codified as Title 15 CFR Parts 730-774.</text:p>
        </text:list-item>
        <text:list-item>
          <text:p text:style-name="P27">You are responsible for complying with all applicable export regulations, including obtaining an export license if required.</text:p>
        </text:list-item>
        <text:list-item>
          <text:p text:style-name="P27">You may not download this software if you are located in, or are a citizen or national of, any country for which the US government prohibits the export of encryption source code, currently (October 2003) Cuba, Iran, Iraq, Libya, North Korea, Sudan, or Syria. (15 CFR Sections 734(b)(3), 740.13(e)(4))</text:p>
        </text:list-item>
      </text:list>
      <text:h text:style-name="Heading_20_3" text:outline-level="3"><text:bookmark text:name="__RefHeading__603_38169499"/>Heimdal Kerberos<text:bookmark-end text:name="__RefHeading__603_38169499"/></text:h>
      <text:p text:style-name="Text_20_body">Heimdal Kerberos is a clean room implementation of Kerberos developed in Sweden to avoid US export restrictions (See <text:bibliography-mark text:identifier="OReilly-Krb-Guide" text:bibliography-type="book" text:author="Jason Garman" text:pages="253" text:publisher="O'Reilly" text:title="Kerberos - The Definitive Guide" text:year="2003" text:url="http://books.google.pl/books?id=mVIA-CQHDjEC" text:isbn="0596004036">[OReilly-Krb-Guide]</text:bibliography-mark>) under a three clause BSD style open source license.</text:p>
      <text:h text:style-name="Heading_20_3" text:outline-level="3"><text:bookmark text:name="__RefHeading__605_38169499"/>OpenLDAP<text:bookmark-end text:name="__RefHeading__605_38169499"/></text:h>
      <text:p text:style-name="Text_20_body">OpenLDAP is an open source implementation of LDAP server and client libraries and utilities, released under its own BSD-style license called the OpenLDAP Public License.</text:p>
      <text:p text:style-name="Text_20_body"><text:soft-page-break/>Just like Netscape Directory Server, its initial releases in 1998 have been based on the LDAP reference source code from the University of Michigan slapd project.</text:p>
      <text:h text:style-name="Heading_20_3" text:outline-level="3"><text:bookmark text:name="__RefHeading__607_38169499"/>Netscape / Sun / Red Hat / Fedora / 389 Directory Server<text:bookmark-end text:name="__RefHeading__607_38169499"/></text:h>
      <text:p text:style-name="Text_20_body">In 1996, Netscape Communications Corporation has hired the staff of the University of Michigan's <text:s/>“slapd” project, which was a long running project facilitating development and evolution of the LDAP protocol.</text:p>
      <text:p text:style-name="Text_20_body">The project subsequently became known as Netscape Directory Server.</text:p>
      <text:p text:style-name="Text_20_body">In 1998, Netscape has been acquired by America Online, who sold the intellectual property related to NDS to Sun Microsystems, while retaining rights akin to ownership. This was a part of the joint marketing and development alliance between AOL and Sun Microsystems named iPlanet.</text:p>
      <text:p text:style-name="Text_20_body">AOL's rights to NDS codebase were acquired by Red Hat in September 2004.</text:p>
      <text:p text:style-name="Text_20_body">In 2005, Red Hat has released all the source code under the terms of GNU General Public License, as a part of “Fedora Directory Server” project.</text:p>
      <text:p text:style-name="Text_20_body">From that time, Red Hat has been releasing commercially supported versions of the LDAP server under the name “Red Hat Directory Server” while managing “Fedora Directory Server” as an open-source project not commercially supported.</text:p>
      <text:p text:style-name="Text_20_body">In May 2009, “Fedora Directory Server” was re-branded to “389 Directory Server” to avoid direct association with the Fedora Linux distribution.</text:p>
      <text:h text:style-name="Heading_20_3" text:outline-level="3"><text:bookmark text:name="__RefHeading__609_38169499"/>OpenDS<text:bookmark-end text:name="__RefHeading__609_38169499"/></text:h>
      <text:p text:style-name="Text_20_body">OpenDS is a pure Java implementation of a LDAP server and client utilities. It's an open source project started by Sun Microsystems in February 2005, released under Sun Microsystems' Common Development and Distribution (CDDL) License.</text:p>
      <text:h text:style-name="Heading_20_3" text:outline-level="3"><text:bookmark text:name="__RefHeading__611_38169499"/>Apache Directory Server<text:bookmark-end text:name="__RefHeading__611_38169499"/></text:h>
      <text:p text:style-name="Text_20_body">Apache Directory Server (Apache DS) is a pure Java open source implementation of LDAP and Kerberos servers and client utilities, released under the Apache License 2.0.</text:p>
      <text:p text:style-name="Text_20_body">It is an Apache Software Foundation project initiated in September 2003.</text:p>
      <text:h text:style-name="Heading_20_3" text:outline-level="3"><text:bookmark text:name="__RefHeading__613_38169499"/>Novell eDirectory<text:bookmark-end text:name="__RefHeading__613_38169499"/></text:h>
      <text:p text:style-name="Text_20_body">Novell eDirectory is a commercial LDAP directory server, formerly known as Novell Directory Services (initially release in 1993).</text:p>
      <text:h text:style-name="Heading_20_3" text:outline-level="3"><text:bookmark text:name="__RefHeading__615_38169499"/>Microsoft Active Directory<text:bookmark-end text:name="__RefHeading__615_38169499"/></text:h>
      <text:p text:style-name="Text_20_body">Microsoft Active Directory is a commercial identity management server that supports both Kerberos and LDAP protocols in addition to DNS. </text:p>
      <text:h text:style-name="Heading_20_3" text:outline-level="3"><text:bookmark text:name="__RefHeading__617_38169499"/>Oracle Internet Directory<text:bookmark-end text:name="__RefHeading__617_38169499"/></text:h>
      <text:p text:style-name="Text_20_body">Oracle Internet Directory (OID) is a scalable commercial LDAP server which uses Oracle <text:soft-page-break/>Database <text:s/>RDBMS as its data storage backend.</text:p>
      <text:h text:style-name="Heading_20_1" text:outline-level="1"><text:bookmark text:name="__RefHeading__619_38169499"/>Applications of Kerberos and LDAP protocols<text:bookmark-end text:name="__RefHeading__619_38169499"/></text:h>
      <text:p text:style-name="Text_20_body">The Kerberos protocol is applicable only in the context of authentication - that is, the act of determining the identity of a party that applies for access to a service.</text:p>
      <text:p text:style-name="Text_20_body">In contrast, the LDAP protocol can be used both in the context of authentication and authorization, since being a generic directory access protocol, it can provide access to group membership information, role assignments, permission maps etc.</text:p>
      <text:p text:style-name="Text_20_body">Unfortunately, unlike Kerberos, LDAP by itself doesn't provide single sign-on capabilities and authentication on as secure level as Kerberos. The built in LDAP authentication mechanism, the so called “simple bind”, demands supplying a plain text user's distinguished name and password. Kerberos, on the contrary, even in its most basic variant, is based on symmetric encryption and issuing of cryptographic authentication tickets – no passwords themselves are transferred over the network.</text:p>
      <text:p text:style-name="Text_20_body">Thanks to LDAP version 3 GSSAPI pluggable authentication extensibility, it's possible to integrate both protocols, although in a somewhat cumbersome way. To authenticate, a user obtains a ticket from Kerberos and uses it to prove one's identity for access to LDAP and other services. Kerberos server can even store its database in the LDAP directory itself, possibly working on the same physical server. However, both protocols still work on different network ports and are usually provided by separate software packages, and often don't even share the user database (which introduces potential for serious inconsistencies).</text:p>
      <text:h text:style-name="Heading_20_1" text:outline-level="1"><text:bookmark text:name="__RefHeading__621_38169499"/>Problems resulting from the intersection of both protocols' functionality<text:bookmark-end text:name="__RefHeading__621_38169499"/></text:h>
      <text:p text:style-name="Text_20_body">The Kerberos and LDAP protocols are often used in a tandem, but their functionalities and responsibilities overlap in some aspects.</text:p>
      <text:p text:style-name="Text_20_body">Both Kerberos and LDAP require storing information about user accounts in their databases.</text:p>
      <text:p text:style-name="Text_20_body">To integrate services of both protocols one can apply one of two possible approaches:</text:p>
      <text:list xml:id="list1204937342" text:continue-list="list1681362541" text:style-name="List_20_1">
        <text:list-item text:start-value="1">
          <text:p text:style-name="P16">synchronize the contents of both databases (e.g. OpenLDAP + Heimdal Kerberos), which can lead to introduction of inconsistencies between both databases</text:p>
        </text:list-item>
        <text:list-item>
          <text:p text:style-name="P16">use an integrated implementation, that serves Kerberos and LDAP clients using a single common database (e.g. <text:span text:style-name="T3">Active</text:span> Directory).</text:p>
        </text:list-item>
      </text:list>
      <text:p text:style-name="Text_20_body">Both approaches exhibit one common problem: the Kerberos and LDAP protocols function on different network ports, which complicates management of their instances and security (especially accessibility). In the case of separate databases it also becomes a serious concern to keep their contents in a consistent state.</text:p>
      <text:p text:style-name="Text_20_body">Having related functions served by two different protocols further complicates problem diagnostics and service monitoring, when applying network traffic analysis techniques. <text:soft-page-break/>In addition to correlating IP packets of a single protocol to take TCP sessions into account, one also has to correlate separate protocol exchanges. To diagnose a problem with user access control, one has to analyze at least 2 message exchanges - both the Kerberos one, used to obtain a ticket, and the LDAP one that directly follows it, that may be used for establishing a user's group memberships or other significant information.</text:p>
      <text:p text:style-name="Text_20_body">This correlation may be hard because the protocols have distinct origins and fundamental design elements – for example, LDAP uses Distinguished Names to identify users and entities, while Kerberos has Principal Names.</text:p>
      <text:h text:style-name="Heading_20_1" text:outline-level="1"><text:bookmark text:name="__RefHeading__623_38169499"/>The proposal to merge both protocols<text:bookmark-end text:name="__RefHeading__623_38169499"/></text:h>
      <text:p text:style-name="Text_20_body">In this paper, a merging of both protocols into one modular and extensible resultant protocol is postulated. More specifically, integrating the Kerberos into LDAP by implementing Kerberos message transport on top of LDAP extended operations instead of plain TCP/UDP.</text:p>
      <text:p text:style-name="Text_20_body">This is possible thanks to two facts:</text:p>
      <text:list xml:id="list1384888167" text:style-name="L2">
        <text:list-item>
          <text:p text:style-name="P17">the LDAP protocol is extremely extensible and flexible, thanks to the extension mechanism introduced in protocol version 3,</text:p>
        </text:list-item>
        <text:list-item>
          <text:p text:style-name="P17">both protocols are based on abstract syntax notation (ASN.1 standard). Kerberos requires the DER <text:s/>encoding for representing ASN.1 structures, while LDAP allows both BER and DER.</text:p>
        </text:list-item>
      </text:list>
      <text:p text:style-name="Text_20_body">Implementing new functionality on top of LDAP is therefore largely simplified, since message parsing mechanisms are already provided by standard library routines in existing LDAP implementations and there is a mechanism for implementing additional functionality in LDAP.</text:p>
      <text:p text:style-name="Text_20_body">An opposite, alternative approach has also been identified – implementing <text:s/>LDAP message transport on top of Kerberos pre-authentication, which is a Kerberos extensibility mechanism.</text:p>
      <text:p text:style-name="Text_20_body">This approach hasn't been chosen for three reasons:</text:p>
      <text:list xml:id="list1879887923" text:style-name="L3">
        <text:list-item>
          <text:p text:style-name="P18">it's less flexible than LDAP v3 extended operations, and targeted towards Kerberos's specific authentication data flow,</text:p>
        </text:list-item>
        <text:list-item>
          <text:p text:style-name="P18">it's a much less mature element of the protocol, with the generalized framework based on pre-authentication being standardized in <text:bibliography-mark text:identifier="RFC 6113" text:bibliography-type="article" text:author="Sam Hartman, Larry Zhu" text:title="A Generalized Framework for Kerberos Pre-Authentication" text:year="2011" text:url="http://tools.ietf.org/html/rfc6113">[RFC 6113]</text:bibliography-mark> only in April 2011 (in contrast, LDAPv3 with extended operations has been standardized in <text:bibliography-mark text:identifier="RFC 2251" text:bibliography-type="article" text:author="M. Wahl, T. Howes, S. Kille" text:title="Lightweight Directory Access Protocol (v3)" text:year="1997" text:url="http://tools.ietf.org/html/rfc2251">[RFC 2251]</text:bibliography-mark> in December 1997),</text:p>
        </text:list-item>
        <text:list-item>
          <text:p text:style-name="P18">there exist no fully capable open source server implementations that support both Kerberos and LDAP and are designed with extensibility in mind – the only one, Apache Directory Server, has a limited, non-flexible support for Kerberos pre-authentication.</text:p>
        </text:list-item>
      </text:list>
      <text:h text:style-name="Heading_20_2" text:outline-level="2"><text:bookmark text:name="__RefHeading__625_38169499"/>The proposed model of the new KrbLDAP protocol<text:bookmark-end text:name="__RefHeading__625_38169499"/></text:h>
      <text:p text:style-name="Text_20_body">In <text:bibliography-mark text:identifier="RFC 4511" text:bibliography-type="article" text:author="Jeremy Sermersheim" text:organizations="OpenLDAP Foundation" text:title="Lightweight Directory Access Protocol (LDAP): The Protocol" text:year="2006" text:url="http://tools.ietf.org/html/rfc4511">[RFC 4511]</text:bibliography-mark> section 4.12, a mechanism for defining extended operations is specified. <text:soft-page-break/>Additional considerations about extensions to LDAP are documented in <text:bibliography-mark text:identifier="RFC 4521" text:bibliography-type="article" text:author="Kurt Zeilenga" text:organizations="OpenLDAP Foundation" text:title="Considerations for Lightweight Directory Access Protocol (LDAP) Extensions" text:year="2006" text:url="http://tools.ietf.org/html/rfc4521">[RFC 4521]</text:bibliography-mark>.</text:p>
      <text:p text:style-name="Text_20_body">In the proposed model of KrbLDAP protocol, Kerberos messages in a form identical to specified in <text:bibliography-mark text:identifier="RFC 4120" text:bibliography-type="article" text:author="C. Neuman, T. Yu, S. Hartman, K. Raeburn" text:title="The Kerberos Network Authentication Service (V5)" text:year="2005" text:url="http://tools.ietf.org/html/rfc4120">[RFC 4120]</text:bibliography-mark> (ASN.1 structured encoded using DER) would be encapsulated in LDAP messages as extended requests' values.</text:p>
      <text:p text:style-name="Text_20_body">Kerberos reply messages, generated by the server (acting as a Key Distribution Center), would by analogy be encapsulated in corresponding LDAP extended responses as response values.</text:p>
      <text:p text:style-name="Text_20_body">From the standpoint of Kerberos client and server, there would be no difference between Kerberos messages carried by plain TCP and by KrbLDAP. </text:p>
      <text:p text:style-name="Text_20_body">Note that, while the whole KrbLDAP message, being an LDAP message, can be seen as a BER-encoded ASN.1 structure. The part which corresponds to the Kerberos message would always be DER encoded, but any since DER is a subset of BER, any DER-encoded structure can also be interpreted as BER-encoded one with identical results.</text:p>
      <text:h text:style-name="Heading_20_2" text:outline-level="2"><text:bookmark text:name="__RefHeading__629_38169499"/>Prototype protocol implementation<text:bookmark-end text:name="__RefHeading__629_38169499"/></text:h>
      <text:p text:style-name="Text_20_body">For the purpose of providing a proof of concept implementation, Apache Directory Server, an existing implementation of LDAP and Kerberos server, has been customized to properly serve KrbLDAP extended operation requests.</text:p>
      <text:p text:style-name="Text_20_body">This customization has been provided as a Java project in the form of a Maven-based artifact, which follows the conventions of Maven artifacts that comprise official Apache DS modules. The Maven <text:span text:style-name="Source_20_Text">artifactId</text:span> is named <text:span text:style-name="Wyróżniony_20_tekst_20_źródłowy">apacheds-krbldap-test</text:span>, and its <text:span text:style-name="Source_20_Text">groupId</text:span> is <text:span text:style-name="Source_20_Text">org.apache.directory.server</text:span>. Since the whole Apache DS project publishes its source code under the Apache 2.0 license, this artifact is also published under that license. The public source code repository for this artifact is made available on the web under the address <text:a xlink:type="simple" xlink:href="https://github.com/aadamowski/apacheds-krbldap-test">https://github.com/aadamowski/apacheds-krbldap-test</text:a>.</text:p>
      <text:p text:style-name="Text_20_body">The customization consists mainly of a KrbLDAP Authentication Service handler that takes care of encapsulating/deencapsulating Kerberos messages in LDAP extended operations, and helper classes required for the handler's operation. The code is located in the <text:span text:style-name="Source_20_Text">src/main/java</text:span> subdirectory of the Maven project. <text:s/></text:p>
      <text:p text:style-name="Text_20_body">To test the interoperation of the client and the server implementation, an integration test suite has been developed, partly based on Apache Directory Server's integration test framework (to set up a temporary server for each test run), implemented in Java, and partly on pam_krb5 PAM module's test suite which is based on shell scripts.</text:p>
      <text:p text:style-name="Text_20_body">This integration test suite has been developed first, before beginning work on client and server implementation, so that progress of the implementation can be guided by the test's assertions.</text:p>
      <text:p text:style-name="Text_20_body">The Java part of the test suite is located in the aforementioned <text:span text:style-name="Wyróżniony_20_tekst_20_źródłowy">apacheds-krbldap-test</text:span> project, in <text:span text:style-name="Source_20_Text">src/test/java</text:span>.</text:p>
      <text:p text:style-name="Text_20_body">The pam_krb5-based, shell scripted part of the test suite is located in the customized fork of the pam_krb5 project, in the <text:span text:style-name="Source_20_Text">tests</text:span> subdirectory. Since the pam_krb5 project's source code is distributed under a dual LGPL/BSD license, the customized version uses the same dual license. The customized version is named <text:span text:style-name="Wyróżniony_20_tekst_20_źródłowy">pam_krb5-krbldap</text:span> and is <text:soft-page-break/>published on the web as a fork of the original project <text:s/>under the address <text:a xlink:type="simple" xlink:href="https://github.com/aadamowski/pam_krb5-krbldap">https://github.com/aadamowski/pam_krb5-krbldap</text:a>.</text:p>
      <text:p text:style-name="Text_20_body">During the work on this paper, initially, most of the client logic implementation has been attempted on the grounds of pam_krb5 module, in the form of C language code. The ASN.1 structures comprising a Kerberos message were being constructed programmatically by hand. It quickly became obvious that, due to the complexity of modern version of Kerberos protocol, this approach is impractical.</text:p>
      <text:p text:style-name="Text_20_body">Since the same work had already been done previously in the form of the open source MIT Kerberos 5 library implementation, a different approach has been chosen. The KrbLDAP client implementation, still residing in pam_krb5, has been made to use C functions from MIT libkrb5 public API to perform most of the work involving Kerberos message preparation. It turned out that not all required functions are present in libkrb5 API, so pam_krb5 module's source has been placed inside a libkrb5 source tree to be built with access to its internal symbols. As more and more elements of libkrb5 internal API came into use, it became obvious that this approach is also impractical and not correct. The MIT Kerberos library is the best place to put the KrbLDAP client logic, alongside with the old-style Kerberos client logic.</text:p>
      <text:p text:style-name="Text_20_body">For these reasons, all of the code for KrbLDAP client from pam_krb5 has been abandoned. In the Github pam_krb5-krbldap repository, it's still present on an unused branch named “krbldap”. The new work is on the branch named “krbldap-simple”.</text:p>
      <text:p text:style-name="Text_20_body">Then, in the MIT libkrb5 source, the C function responsible for sending a Kerberos message to the server has been located (residing in <text:span text:style-name="Source_20_Text">src/lib/krb5/os/sendto_kdc.c</text:span>). Using C preprocessor “<text:span text:style-name="Source_20_Text">#ifdef</text:span>” statements, a new optional logic has been added that implements KrbLDAP transport for Kerberos message, replacing TCP and UDP transports.</text:p>
      <text:p text:style-name="Text_20_body">Currently, this logic is switched on using a compile-time define (<text:span text:style-name="Source_20_Text">KRB5_KRBLDAP</text:span>). If the define is present, the whole Kerberos traffic by the resulting compiled krb5 library uses only KrbLDAP. If the future full implementation should be practical to use, a runtime configuration option (for the <text:span text:style-name="Source_20_Text">krb5.conf</text:span> client library configuration file) should be employed for choosing the desired transport protocol on a per-server basis (and possibly globally in a <text:span text:style-name="Source_20_Text">libdefaults</text:span> section of the configuration file).</text:p>
      <text:p text:style-name="Text_20_body">Source code of this customized fork of the MIT Kerberos 5 library has also been published. Since the original version is published under the MIT open source license, the forked version also employs the same license. It has been published under the name <text:span text:style-name="Wyróżniony_20_tekst_20_źródłowy">krb5-krbldap</text:span> on the web under the address <text:a xlink:type="simple" xlink:href="https://github.com/aadamowski/krb5-krbldap">https://github.com/aadamowski/krb5-krbldap</text:a>.</text:p>
      <text:p text:style-name="Text_20_body">As can be seen, all of the proof of concept KrbLDAP customizations have been made to open source projects, and published under their respective licenses. Code has been published in Git source control system repositories, published on Github. Github is a free web-based source code hosting service, free to use for open source projects.</text:p>
      <text:p text:style-name="Text_20_body">The main rationale for publishing the cusomizations using Git on Github is that this allows for the changes to those large code bases to be tracked effectively, thanks to Git's inherent space efficiency for source code changes. Additionally, since the original projects <text:soft-page-break/>are also on Github, only differential representation of code changes had to be stored.</text:p>
      <text:p text:style-name="Text_20_body">Git source control system also allows for easy merging of backported upstream changes from respective original projects, making the maintenance of KrbLDAP cusomizations easier.</text:p>
      <text:h text:style-name="Heading_20_1" text:outline-level="1"><text:bookmark-start text:name="Przykładowy scenariusz wykorzystania"/><text:bookmark text:name="__RefHeading__631_38169499"/>T<text:bookmark-end text:name="Przykładowy scenariusz wykorzystania"/>ests of the proof of concept solution<text:bookmark-end text:name="__RefHeading__631_38169499"/></text:h>
      <text:h text:style-name="Heading_20_2" text:outline-level="2"><text:bookmark text:name="__RefHeading__2526_373744174"/>Integration testing framework<text:bookmark-end text:name="__RefHeading__2526_373744174"/></text:h>
      <text:p text:style-name="Text_20_body">The main point of entry for the KrbLDAP proof of concept integration test is the test suite contained in the class:<text:line-break/> <text:span text:style-name="Source_20_Text">pl.org.olo.krbldap.apacheds.test.KrbLdapIntegrationTest</text:span>.</text:p>
      <text:p text:style-name="Text_20_body">The class contains two test methods:</text:p>
      <text:list xml:id="list1930735464" text:style-name="L4">
        <text:list-item>
          <text:p text:style-name="P19"><text:span text:style-name="Source_20_Text">testShouldPerformSuccessfulKrb5Authentication</text:span>, which performs the role of scientific control by performing an ordinary Kerberos AS request using standard, system-wide non customized libkrb5</text:p>
        </text:list-item>
        <text:list-item>
          <text:p text:style-name="P19"><text:span text:style-name="Source_20_Text">testShouldPerformSuccessfulKrbLdapAuthentication</text:span>, which performs actual integration test by performing a KrbLDAP AS request using a customized libkrb5 installed in a separate subdirectory using a compile-time configured installation prefix.</text:p>
        </text:list-item>
      </text:list>
      <text:p text:style-name="Text_20_body">There are the following prerequisites to perform the integration test:</text:p>
      <text:list xml:id="list2071329672" text:style-name="L5">
        <text:list-item>
          <text:p text:style-name="P20">Computer with a POSIX-like system (e.g. Linux, the solution has been tested on Ubuntu).</text:p>
        </text:list-item>
        <text:list-item>
          <text:p text:style-name="P20">Access to the Internet (so that Maven dependencies can be downloaded during the first build of the integration test).</text:p>
        </text:list-item>
        <text:list-item>
          <text:p text:style-name="P20">The <text:span text:style-name="Wyróżniony_20_tekst_20_źródłowy">apacheds-krbldap-test</text:span> Maven source project, placed anywhere in the filesystem.</text:p>
        </text:list-item>
        <text:list-item>
          <text:p text:style-name="P20">The customized <text:s/><text:span text:style-name="Wyróżniony_20_tekst_20_źródłowy">pam_krb5-krbldap</text:span> module sources, placed and compiled in appropriate location so that test scripts present in its <text:span text:style-name="Source_20_Text">tests</text:span> subdirectory are reachable through pathnames specified in <text:span text:style-name="Source_20_Text">KrbLdapIntegrationTest</text:span>, in <text:span text:style-name="Source_20_Text">CLIENT_TEST_SCRIPT_KRBLDAP</text:span> and <text:span text:style-name="Source_20_Text">CLIENT_TEST_SCRIPT_KRB5</text:span> constants.</text:p>
        </text:list-item>
        <text:list-item>
          <text:p text:style-name="P20">The customized <text:s/><text:span text:style-name="Wyróżniony_20_tekst_20_źródłowy">krb5-krbldap</text:span> library sources, configured for build with the “<text:span text:style-name="Source_20_Text">--prefix=/var/soft/PAM/usr --enable-krbldap</text:span>“ options and built in a separate build tree from sources (as specified in its build instructions in the <text:span text:style-name="Source_20_Text">doc/build.texinfo</text:span> file), then installed in the subdirectory specified by the aforementioned configure prefix.<text:line-break/>Note that the shell script <text:span text:style-name="Source_20_Text">tests/run-tests-krbldap-direct.sh</text:span> from <text:s/><text:span text:style-name="Wyróżniony_20_tekst_20_źródłowy">pam_krb5-krbldap</text:span>, which runs the client side portion of KrbLDAP integration test, specifies the full path to the installation location of the customized krb5 library, by setting <text:span text:style-name="Source_20_Text">LD_LIBRARY_PATH=/var/soft/PAM/usr/lib</text:span>.<text:line-break/>Therefore, in case of any modifications to these installation locations, the paths in <text:s text:c="2"/><text:span text:style-name="Source_20_Text">tests/run-tests-krbldap-direct.sh</text:span> and in arguments to <text:s/><text:span text:style-name="Wyróżniony_20_tekst_20_źródłowy">krb5-</text:span><text:soft-page-break/><text:span text:style-name="Wyróżniony_20_tekst_20_źródłowy">krbldap</text:span>'s configure script must be kept in accord.</text:p>
        </text:list-item>
      </text:list>
      <text:h text:style-name="Heading_20_2" text:outline-level="2"><text:bookmark text:name="__RefHeading__2528_373744174"/>Integration test results<text:bookmark-end text:name="__RefHeading__2528_373744174"/></text:h>
      <text:h text:style-name="Heading_20_3" text:outline-level="3"><text:bookmark text:name="__RefHeading__4600_613753909"/>Plain krb5 control test result<text:bookmark-end text:name="__RefHeading__4600_613753909"/></text:h>
      <text:p text:style-name="Text_20_body">This section relates to the test implemented by the following method:</text:p>
      <text:p text:style-name="Text_20_body"><text:span text:style-name="Source_20_Text">testShouldPerformSuccessfulKrb5Authentication</text:span></text:p>
      <text:p text:style-name="Text_20_body">When running the control test that uses plain krb5, the following results are output on the terminal:</text:p>
      <text:p text:style-name="Preformatted_20_Text">------------------------------------------------------- </text:p>
      <text:p text:style-name="Preformatted_20_Text"><text:s/>T E S T S </text:p>
      <text:p text:style-name="Preformatted_20_Text">------------------------------------------------------- </text:p>
      <text:p text:style-name="Preformatted_20_Text">Running pl.org.olo.krbldap.apacheds.test.KrbLdapIntegrationTest </text:p>
      <text:p text:style-name="Preformatted_20_Text">kdcServer: KDCServer[DefaultKrbServer], listening on : </text:p>
      <text:p text:style-name="Preformatted_20_Text"><text:s text:c="4"/>UdpTransport[&lt;localhost:8800&gt;], backlog=0, nbThreads = 0] </text:p>
      <text:p text:style-name="Preformatted_20_Text"><text:s text:c="4"/>TcpTransport[&lt;localhost:8800&gt;], backlog=50, nbThreads = 3] </text:p>
      <text:p text:style-name="Preformatted_20_Text"/>
      <text:p text:style-name="Preformatted_20_Text">Testing started. Check your system's syslog (facility AUTH) for any messages from the PAM module. </text:p>
      <text:p text:style-name="Preformatted_20_Text">Test script: /var/soft/PAM/krb5-github/src/pam_krb5/tests/run-tests-krb5-direct.sh </text:p>
      <text:p text:style-name="Preformatted_20_Text">KRB5_CONFIG: /var/soft/PAM/krb5-github/src/pam_krb5/tests/config/krb5.conf </text:p>
      <text:p text:style-name="Preformatted_20_Text">Calling module `/var/soft/PAM/krb5-github/src/pam_krb5/tests/../src/.libs/pam_krb5.so'. </text:p>
      <text:p text:style-name="Preformatted_20_Text">`Password: ' -&gt; `bar' </text:p>
      <text:p text:style-name="Preformatted_20_Text">[28148] 1327857642.68125: Getting initial credentials for alice@EXAMPLE.COM </text:p>
      <text:p text:style-name="Preformatted_20_Text">[28148] 1327857642.93663: Setting initial creds service to </text:p>
      <text:p text:style-name="Preformatted_20_Text">[28148] 1327857642.93714: Sending request (197 bytes) to EXAMPLE.COM </text:p>
      <text:p text:style-name="Preformatted_20_Text">[28148] 1327857642.94285: Initiating TCP connection to stream ::1:8800 </text:p>
      <text:p text:style-name="Preformatted_20_Text">[28148] 1327857642.94346: Terminating TCP connection to stream ::1:8800 </text:p>
      <text:p text:style-name="Preformatted_20_Text">[28148] 1327857642.94370: Initiating TCP connection to stream 127.0.0.1:8800 </text:p>
      <text:p text:style-name="Preformatted_20_Text">[28148] 1327857642.94473: Sending TCP request to stream 127.0.0.1:8800 </text:p>
      <text:p text:style-name="Preformatted_20_Text">[28148] 1327857642.277778: Received answer from stream 127.0.0.1:8800 </text:p>
      <text:p text:style-name="Preformatted_20_Text">[28148] 1327857642.278094: Response was from master KDC </text:p>
      <text:p text:style-name="Preformatted_20_Text">[28148] 1327857642.278115: Received error from KDC: -1765328368/KDC has no support for padata type </text:p>
      <text:p text:style-name="Preformatted_20_Text">AUTH <text:s text:c="3"/>7 <text:s text:c="6"/>Authentication failure </text:p>
      <text:p text:style-name="Text_20_body">Note that the test fails due to an incompatibility between MIT kerberos 5 client library with settings from pam_krb5 test suite, and the Apache DS's KDC <text:s/>server with its default settings.</text:p>
      <text:p text:style-name="Text_20_body">The problem is in Apache DS KDC logic – against the recommendations of Kerberos RFC documents, the KDC rejects messages with unknown pre-authentication types (hence the “no support for padata type” error). The problem has been put through a discussion on the MIT Kerberos developers mailing list, and a Kerberos developer, Greg Hudson, has explained that “KDC implementations must ignore unrecognized padata fields. <text:s/>This requirement is a fundamental basis of krb5 protocol extensibility; there </text:p>
      <text:p text:style-name="Text_20_body"><text:soft-page-break/>is really no way implementations can work around or accomodate a failure to do so.”</text:p>
      <text:p text:style-name="Text_20_body">Subsequently, the problem has been reported to Apache DS team on its developers mailing list. Another minor problem with incompatible default encryption types has also been reported.</text:p>
      <text:p text:style-name="Text_20_body">As a result, a full review of its Kerberos server code is planned by Apache DS team, so that this and any other issues where Apache DS doesn't follow <text:bibliography-mark text:identifier="RFC 4120" text:bibliography-type="article" text:author="C. Neuman, T. Yu, S. Hartman, K. Raeburn" text:title="The Kerberos Network Authentication Service (V5)" text:year="2005" text:url="http://tools.ietf.org/html/rfc4120">[RFC 4120]</text:bibliography-mark> will be addressed.</text:p>
      <text:p text:style-name="Text_20_body">Meanwhile, the control test ends with a failure and hangs, resulting in the need to interrupt the test suite execution manually and run only one of both tests at a time (the other has to be commented out in the source code).</text:p>
      <text:p text:style-name="Text_20_body">On the other hand, this demonstrates how far can an analogous KrbLDAP exchange progress if the KrbLDAP implementation is correct and the <text:span text:style-name="Source_20_Text">testShouldPerformSuccessfulKrbLdapAuthentication</text:span> test method is run.</text:p>
      <text:h text:style-name="Heading_20_3" text:outline-level="3"><text:bookmark text:name="__RefHeading__4602_613753909"/>Actual KrbLDAP test result<text:bookmark-end text:name="__RefHeading__4602_613753909"/></text:h>
      <text:p text:style-name="Text_20_body">This section relates to the test implemented by the following method:</text:p>
      <text:p text:style-name="Text_20_body"><text:span text:style-name="Source_20_Text">testShouldPerformSuccessfulKrbLdapAuthentication</text:span></text:p>
      <text:p text:style-name="Text_20_body">When running the actual KrbLDAP test, the following results are output on the terminal:</text:p>
      <text:p text:style-name="Preformatted_20_Text">------------------------------------------------------- </text:p>
      <text:p text:style-name="Preformatted_20_Text"><text:s/>T E S T S </text:p>
      <text:p text:style-name="Preformatted_20_Text">------------------------------------------------------- </text:p>
      <text:p text:style-name="Preformatted_20_Text">Running pl.org.olo.krbldap.apacheds.test.KrbLdapIntegrationTest </text:p>
      <text:p text:style-name="Preformatted_20_Text">kdcServer: KDCServer[DefaultKrbServer], listening on : </text:p>
      <text:p text:style-name="Preformatted_20_Text"><text:s text:c="4"/>UdpTransport[&lt;localhost:8800&gt;], backlog=0, nbThreads = 0] </text:p>
      <text:p text:style-name="Preformatted_20_Text"><text:s text:c="4"/>TcpTransport[&lt;localhost:8800&gt;], backlog=50, nbThreads = 3] </text:p>
      <text:p text:style-name="Preformatted_20_Text"/>
      <text:p text:style-name="Preformatted_20_Text">Testing started. Check your system's syslog (facility AUTH) for any messages from the PAM module. </text:p>
      <text:p text:style-name="Preformatted_20_Text">Test script: /var/soft/PAM/krb5-github/src/pam_krb5/tests/run-tests-krbldap-direct.sh </text:p>
      <text:p text:style-name="Preformatted_20_Text">GNU gdb (Ubuntu/Linaro 7.3-0ubuntu2) 7.3-2011.08 </text:p>
      <text:p text:style-name="Preformatted_20_Text">Copyright (C) 2011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x86_64-linux-gnu". </text:p>
      <text:p text:style-name="Preformatted_20_Text">For bug reporting instructions, please see: </text:p>
      <text:p text:style-name="Preformatted_20_Text">&lt;http://bugs.launchpad.net/gdb-linaro/&gt;... </text:p>
      <text:p text:style-name="Preformatted_20_Text">Reading symbols from /var/soft/PAM/krb5-github/src/pam_krb5/tests/tools/pam_harness...done. </text:p>
      <text:p text:style-name="Preformatted_20_Text">[Thread debugging using libthread_db enabled] </text:p>
      <text:p text:style-name="Preformatted_20_Text">Calling module `/var/soft/PAM/krb5-github/src/pam_krb5/tests/../src/.libs/pam_krb5.so'. </text:p>
      <text:p text:style-name="Preformatted_20_Text">`Password: ' -&gt; `bar' </text:p>
      <text:p text:style-name="Preformatted_20_Text">[28519] 1327859146.83809: Getting initial credentials for alice@EXAMPLE.COM </text:p>
      <text:p text:style-name="Preformatted_20_Text"><text:soft-page-break/>[28519] 1327859146.205649: Setting initial creds service to krbtgt/EXAMPLE.COM@EXAMPLE.COM </text:p>
      <text:p text:style-name="Preformatted_20_Text">krb5_sendto_kdc(197@0x63cca0, "EXAMPLE.COM", use_master=0, tcp_only=0) </text:p>
      <text:p text:style-name="Preformatted_20_Text">[28519] 1327859146.205763: Sending request (197 bytes) to EXAMPLE.COM </text:p>
      <text:p text:style-name="Preformatted_20_Text">in module_locate_server </text:p>
      <text:p text:style-name="Preformatted_20_Text">ran off end of plugin list </text:p>
      <text:p text:style-name="Preformatted_20_Text">module_locate_server returns -1765328135 </text:p>
      <text:p text:style-name="Preformatted_20_Text">looking in krb5.conf for realm EXAMPLE.COM entry kdc; ports 88,750 </text:p>
      <text:p text:style-name="Preformatted_20_Text">found 1 entries under 'kdc' </text:p>
      <text:p text:style-name="Preformatted_20_Text">entry 0 is 'hostname:8800' </text:p>
      <text:p text:style-name="Preformatted_20_Text">krb5int_locate_server found 1 addresses </text:p>
      <text:p text:style-name="Preformatted_20_Text">k5_locate_kdc retval: [0] </text:p>
      <text:p text:style-name="Preformatted_20_Text">using krbldap protocol to send kerberos message. </text:p>
      <text:p text:style-name="Preformatted_20_Text">Trying server [hostname] on port [1389]. </text:p>
      <text:p text:style-name="Preformatted_20_Text">LDAP URL: [ldap://hostname:1389] </text:p>
      <text:p text:style-name="Preformatted_20_Text">rc: [0], LDAP_SUCCESS: [0] </text:p>
      <text:p text:style-name="Preformatted_20_Text">Before ldap_extended_operation_s: </text:p>
      <text:p text:style-name="Preformatted_20_Text">ldap_extended_operation_s </text:p>
      <text:p text:style-name="Preformatted_20_Text">ldap_extended_operation </text:p>
      <text:p text:style-name="Preformatted_20_Text">ldap_send_initial_request </text:p>
      <text:p text:style-name="Preformatted_20_Text">ldap_new_connection 1 1 0 </text:p>
      <text:p text:style-name="Preformatted_20_Text">ldap_int_open_connection </text:p>
      <text:p text:style-name="Preformatted_20_Text">ldap_connect_to_host: TCP hostname:1389 </text:p>
      <text:p text:style-name="Preformatted_20_Text">ldap_new_socket: 10 </text:p>
      <text:p text:style-name="Preformatted_20_Text">ldap_prepare_socket: 10 </text:p>
      <text:p text:style-name="Preformatted_20_Text">ldap_connect_to_host: Trying ::1 1389 </text:p>
      <text:p text:style-name="Preformatted_20_Text">ldap_pvt_connect: fd: 10 tm: -1 async: 0 </text:p>
      <text:p text:style-name="Preformatted_20_Text">ldap_close_socket: 10 </text:p>
      <text:p text:style-name="Preformatted_20_Text">ldap_new_socket: 10 </text:p>
      <text:p text:style-name="Preformatted_20_Text">ldap_prepare_socket: 10 </text:p>
      <text:p text:style-name="Preformatted_20_Text">ldap_connect_to_host: Trying 127.0.0.1:1389 </text:p>
      <text:p text:style-name="Preformatted_20_Text">ldap_pvt_connect: fd: 10 tm: -1 async: 0 </text:p>
      <text:p text:style-name="Preformatted_20_Text">ldap_open_defconn: successful </text:p>
      <text:p text:style-name="Preformatted_20_Text">ldap_send_server_request </text:p>
      <text:p text:style-name="Preformatted_20_Text">ldap_result ld 0x63d330 msgid 1 </text:p>
      <text:p text:style-name="Preformatted_20_Text">wait4msg ld 0x63d330 msgid 1 (infinite timeout) </text:p>
      <text:p text:style-name="Preformatted_20_Text">wait4msg continue ld 0x63d330 msgid 1 all 1 </text:p>
      <text:p text:style-name="Preformatted_20_Text">** ld 0x63d330 Connections: </text:p>
      <text:p text:style-name="Preformatted_20_Text">* host: hostname <text:s/>port: 1389 <text:s/>(default) </text:p>
      <text:p text:style-name="Preformatted_20_Text"><text:s text:c="2"/>refcnt: 2 <text:s/>status: Connected </text:p>
      <text:p text:style-name="Preformatted_20_Text"><text:s text:c="2"/>last used: Sun Jan 29 18:45:46 2012 </text:p>
      <text:p text:style-name="Preformatted_20_Text"/>
      <text:p text:style-name="Preformatted_20_Text"/>
      <text:p text:style-name="Preformatted_20_Text">** ld 0x63d330 Outstanding Requests: </text:p>
      <text:p text:style-name="Preformatted_20_Text"><text:s/>* msgid 1, <text:s/>origid 1, status InProgress </text:p>
      <text:p text:style-name="Preformatted_20_Text"><text:s text:c="3"/>outstanding referrals 0, parent count 0 </text:p>
      <text:p text:style-name="Preformatted_20_Text"><text:s text:c="2"/>ld 0x63d330 request count 1 (abandoned 0) </text:p>
      <text:p text:style-name="Preformatted_20_Text">** ld 0x63d330 Response Queue: </text:p>
      <text:p text:style-name="Preformatted_20_Text"><text:s text:c="3"/>Empty </text:p>
      <text:p text:style-name="Preformatted_20_Text"><text:s text:c="2"/>ld 0x63d330 response count 0 </text:p>
      <text:p text:style-name="Preformatted_20_Text"><text:soft-page-break/>ldap_chkResponseList ld 0x63d330 msgid 1 all 1 </text:p>
      <text:p text:style-name="Preformatted_20_Text">ldap_chkResponseList returns ld 0x63d330 NULL </text:p>
      <text:p text:style-name="Preformatted_20_Text">ldap_int_select </text:p>
      <text:p text:style-name="Preformatted_20_Text">read1msg: ld 0x63d330 msgid 1 all 1 </text:p>
      <text:p text:style-name="Preformatted_20_Text">read1msg: ld 0x63d330 msgid 1 message type extended-result </text:p>
      <text:p text:style-name="Preformatted_20_Text">read1msg: ld 0x63d330 0 new referrals </text:p>
      <text:p text:style-name="Preformatted_20_Text">read1msg: <text:s/>mark request completed, ld 0x63d330 msgid 1 </text:p>
      <text:p text:style-name="Preformatted_20_Text">request done: ld 0x63d330 msgid 1 </text:p>
      <text:p text:style-name="Preformatted_20_Text">res_errno: 0, res_error: &lt;&gt;, res_matched: &lt;&gt; </text:p>
      <text:p text:style-name="Preformatted_20_Text">ldap_free_request (origid 1, msgid 1) </text:p>
      <text:p text:style-name="Preformatted_20_Text">ldap_parse_extended_result </text:p>
      <text:p text:style-name="Preformatted_20_Text">ldap_parse_result </text:p>
      <text:p text:style-name="Preformatted_20_Text">ldap_msgfree </text:p>
      <text:p text:style-name="Preformatted_20_Text">After ldap_extended_operation_s. </text:p>
      <text:p text:style-name="Preformatted_20_Text">exop rc: [0] </text:p>
      <text:p text:style-name="Preformatted_20_Text">Finished processing on server index [0]. Ending loop. </text:p>
      <text:p text:style-name="Preformatted_20_Text">in module_locate_server </text:p>
      <text:p text:style-name="Preformatted_20_Text">ran off end of plugin list </text:p>
      <text:p text:style-name="Preformatted_20_Text">module_locate_server returns -1765328135 </text:p>
      <text:p text:style-name="Preformatted_20_Text">looking in krb5.conf for realm EXAMPLE.COM entry master_kdc; ports 88,750 </text:p>
      <text:p text:style-name="Preformatted_20_Text">found 1 entries under 'kdc' </text:p>
      <text:p text:style-name="Preformatted_20_Text">entry 0 is 'hostname:8800' </text:p>
      <text:p text:style-name="Preformatted_20_Text">krb5int_locate_server found 1 addresses </text:p>
      <text:p text:style-name="Preformatted_20_Text">[28519] 1327859146.633314: Response was from master KDC </text:p>
      <text:p text:style-name="Preformatted_20_Text">[28519] 1327859146.633352: Received error from KDC: -1765328368/KDC has no support for padata type </text:p>
      <text:p text:style-name="Preformatted_20_Text">AUTH <text:s text:c="3"/>7 <text:s text:c="6"/>Authentication failure </text:p>
      <text:p text:style-name="Preformatted_20_Text">[Inferior 1 (process 28519) exited normally] </text:p>
      <text:p text:style-name="Preformatted_20_Text">No stack. </text:p>
      <text:p text:style-name="Text_20_body"/>
      <text:p text:style-name="Text_20_body">As can be seen thanks to configured debug settings, the LDAP client library is invoked to send the Kerberos message embedded in an LDAP extended operation (the <text:span text:style-name="Source_20_Text">ldap_extended_operation_s</text:span> function call).</text:p>
      <text:p text:style-name="Text_20_body">Also, in the log file created during the test, parts information show consecutive stages of extraction of the Kerberos message from LDAP message and its decoding and processing:</text:p>
      <text:p text:style-name="Preformatted_20_Text">...</text:p>
      <text:p text:style-name="Preformatted_20_Text"/>
      <text:p text:style-name="Preformatted_20_Text">[2012-01-29 18:45:46] DEBUG [pl.org.olo.krbldap.apacheds.extras.extended.ads_impl.krbLdap.KrbLdapDecoder] - KrbLDAP message data to be decoded: [6a81c23081bfa103020105a20302010aa30e300c300aa10 </text:p>
      <text:p text:style-name="Preformatted_20_Text">402020095a2020400a481a230819fa00703050040800000a1123010a003020101a10930071b05616c696365a20d1b0b4558414d504c452e434f4da320301ea003020102a11730151b066b72627467741b0b4558414d504c452e434f4da411180f32303132303132393137343534365aa511180f32303132303133303033343534365aa611180f32303132303133303033343534365aa706020441fb2a3ea80e300c020112020111020110020117] </text:p>
      <text:p text:style-name="Preformatted_20_Text">[2012-01-29 18:45:46] DEBUG [org.apache.directory.shared.asn1.ber.Asn1Decoder] - &gt;&gt;&gt;========================================== </text:p>
      <text:p text:style-name="Preformatted_20_Text">[2012-01-29 18:45:46] DEBUG [org.apache.directory.shared.asn1.ber.Asn1Decoder] - <text:soft-page-break/>--&gt; Decoding a PDU </text:p>
      <text:p text:style-name="Preformatted_20_Text">[2012-01-29 18:45:46] DEBUG [org.apache.directory.shared.asn1.ber.Asn1Decoder] - &gt;&gt;&gt;------------------------------------------ </text:p>
      <text:p text:style-name="Preformatted_20_Text"/>
      <text:p text:style-name="Preformatted_20_Text">...</text:p>
      <text:p text:style-name="Preformatted_20_Text"/>
      <text:p text:style-name="Preformatted_20_Text">[2012-01-29 18:45:46] DEBUG [org.apache.directory.shared.asn1.ber.grammar.AbstractGrammar] - Transition from state &lt;START_STATE&gt; to state &lt;AS_REQ_STATE&gt;, tag &lt;0x6A&gt;, action : null </text:p>
      <text:p text:style-name="Preformatted_20_Text"/>
      <text:p text:style-name="Preformatted_20_Text">...</text:p>
      <text:p text:style-name="Preformatted_20_Text"/>
      <text:p text:style-name="Preformatted_20_Text">[2012-01-29 18:45:46] INFO [pl.org.olo.krbldap.apacheds.handlers.extended.KrbLdapAuthServiceHandler] - Handling KrbLdap AS request. </text:p>
      <text:p text:style-name="Preformatted_20_Text">[2012-01-29 18:45:46] DEBUG [pl.org.olo.krbldap.apacheds.handlers.extended.KrbLdapAuthServiceHandler] - LdapSession: [LdapSession : &lt;,...&gt;] </text:p>
      <text:p text:style-name="Preformatted_20_Text">[2012-01-29 18:45:46] DEBUG [pl.org.olo.krbldap.apacheds.handlers.extended.KrbLdapAuthServiceHandler] - ExtendedRequest: [MessageType : EXTENDED_REQUEST </text:p>
      <text:p text:style-name="Preformatted_20_Text">Message ID : 1 </text:p>
      <text:p text:style-name="Preformatted_20_Text"><text:s text:c="4"/>Extended request </text:p>
      <text:p text:style-name="Preformatted_20_Text"><text:s text:c="8"/>Request name : '1.3.6.1.4.1.38261.1.1' </text:p>
      <text:p text:style-name="Preformatted_20_Text">pl.org.olo.krbldap.apacheds.extras.extended.KrbLdapRequestImpl@48b3e197] </text:p>
      <text:p text:style-name="Preformatted_20_Text">[2012-01-29 18:45:46] DEBUG [pl.org.olo.krbldap.apacheds.handlers.extended.KrbLdapAuthServiceHandler] - KerberosMessage contained in ExtendedRequest: AS-REQ </text:p>
      <text:p text:style-name="Preformatted_20_Text">pvno : 5 </text:p>
      <text:p text:style-name="Preformatted_20_Text">msg-type : padata : PreAuthenticationData : { </text:p>
      <text:p text:style-name="Preformatted_20_Text"><text:s text:c="4"/>padata-type: null(0) </text:p>
      <text:p text:style-name="Preformatted_20_Text">} </text:p>
      <text:p text:style-name="Preformatted_20_Text"/>
      <text:p text:style-name="Preformatted_20_Text">kdc-req-body : KDCOptions : FORWARDABLE RENEWABLE </text:p>
      <text:p text:style-name="Preformatted_20_Text">cname : PrincipalName : { </text:p>
      <text:p text:style-name="Preformatted_20_Text"><text:s text:c="4"/>name-type: KRB_NT_PRINCIPAL </text:p>
      <text:p text:style-name="Preformatted_20_Text"><text:s text:c="4"/>name-string : &lt;'alice'&gt; </text:p>
      <text:p text:style-name="Preformatted_20_Text">} </text:p>
      <text:p text:style-name="Preformatted_20_Text">realm : EXAMPLE.COM </text:p>
      <text:p text:style-name="Preformatted_20_Text">sname : PrincipalName : { </text:p>
      <text:p text:style-name="Preformatted_20_Text"><text:s text:c="4"/>name-type: KRB_NT_SRV_INST </text:p>
      <text:p text:style-name="Preformatted_20_Text"><text:s text:c="4"/>name-string : &lt;'krbtgt', 'EXAMPLE.COM'&gt; </text:p>
      <text:p text:style-name="Preformatted_20_Text">} </text:p>
      <text:p text:style-name="Preformatted_20_Text">from : 20120129174546Z </text:p>
      <text:p text:style-name="Preformatted_20_Text">till : 20120130034546Z </text:p>
      <text:p text:style-name="Preformatted_20_Text">rtime : 20120130034546Z </text:p>
      <text:p text:style-name="Preformatted_20_Text">nonce : 1106979390 </text:p>
      <text:p text:style-name="Preformatted_20_Text">etype : aes256-cts-hmac-sha1-96 (18) aes128-cts-hmac-sha1-96 (17) des3-cbc-sha1-kd (16) rc4-hmac (23) </text:p>
      <text:p text:style-name="Preformatted_20_Text"/>
      <text:p text:style-name="Preformatted_20_Text">[2012-01-29 18:45:46] DEBUG [pl.org.olo.krbldap.apacheds.handlers.extended.KrbLdapAuthServiceHandler] - KerberosMessage class: org.apache.directory.shared.kerberos.messages.AsReq </text:p>
      <text:p text:style-name="Preformatted_20_Text"><text:soft-page-break/>[2012-01-29 18:45:46] DEBUG [pl.org.olo.krbldap.apacheds.handlers.extended.KrbLdapAuthServiceHandler] - ldapServer available: LdapServer[DefaultLdapServer], listening on : </text:p>
      <text:p text:style-name="Preformatted_20_Text"><text:s text:c="4"/>TcpTransport[&lt;localhost:1389&gt;], backlog=50, nbThreads = 3] </text:p>
      <text:p text:style-name="Preformatted_20_Text"><text:s/></text:p>
      <text:p text:style-name="Preformatted_20_Text">[2012-01-29 18:45:46] DEBUG [pl.org.olo.krbldap.apacheds.handlers.extended.KrbLdapAuthServiceHandler] - PaData list contents: </text:p>
      <text:p text:style-name="Preformatted_20_Text">[2012-01-29 18:45:46] DEBUG [pl.org.olo.krbldap.apacheds.handlers.extended.KrbLdapAuthServiceHandler] - <text:s text:c="2"/>PaData type value: 0 </text:p>
      <text:p text:style-name="Preformatted_20_Text">[2012-01-29 18:45:46] DEBUG [pl.org.olo.krbldap.apacheds.handlers.extended.KrbLdapAuthServiceHandler] - <text:s text:c="2"/>PaData value: null </text:p>
      <text:p text:style-name="Preformatted_20_Text">[2012-01-29 18:45:46] WARN [pl.org.olo.krbldap.apacheds.handlers.extended.KrbLdapAuthServiceHandler] - <text:s text:c="4"/>Zero-type PaData found: PreAuthenticationData : { </text:p>
      <text:p text:style-name="Preformatted_20_Text"><text:s text:c="4"/>padata-type: null(0) </text:p>
      <text:p text:style-name="Preformatted_20_Text">} </text:p>
      <text:p text:style-name="Preformatted_20_Text"/>
      <text:p text:style-name="Preformatted_20_Text">...</text:p>
      <text:p text:style-name="Preformatted_20_Text"/>
      <text:p text:style-name="Preformatted_20_Text">[2012-01-29 18:45:46] WARN [org.apache.directory.server.kerberos.protocol.KerberosProtocolHandler] - KDC has no support for padata type (16) </text:p>
      <text:p text:style-name="Preformatted_20_Text">org.apache.directory.shared.kerberos.exceptions.KerberosException: KDC has no support for padata type </text:p>
      <text:p text:style-name="Preformatted_20_Text"><text:s text:c="8"/>at org.apache.directory.server.kerberos.kdc.authentication.AuthenticationService.verifyEncryptedTimestamp(AuthenticationService.java:291) </text:p>
      <text:p text:style-name="Preformatted_20_Text"><text:s text:c="8"/>at org.apache.directory.server.kerberos.kdc.authentication.AuthenticationService.execute(AuthenticationService.java:118) </text:p>
      <text:p text:style-name="Preformatted_20_Text"><text:s text:c="8"/>at org.apache.directory.server.kerberos.protocol.KerberosProtocolHandler.messageReceived(KerberosProtocolHandler.java:159) </text:p>
      <text:p text:style-name="Preformatted_20_Text"><text:s text:c="8"/>at pl.org.olo.krbldap.apacheds.handlers.extended.KrbLdapAuthServiceHandler.handleExtendedOperation(KrbLdapAuthServiceHandler.java:143) </text:p>
      <text:p text:style-name="Preformatted_20_Text"><text:s text:c="8"/>at pl.org.olo.krbldap.apacheds.handlers.extended.KrbLdapAuthServiceHandler.handleExtendedOperation(KrbLdapAuthServiceHandler.java:55) </text:p>
      <text:p text:style-name="Preformatted_20_Text"><text:s text:c="8"/>at org.apache.directory.server.ldap.handlers.ExtendedHandler.handle(ExtendedHandler.java:57) </text:p>
      <text:p text:style-name="Preformatted_20_Text"><text:s text:c="8"/>at org.apache.directory.server.ldap.handlers.ExtendedHandler.handle(ExtendedHandler.java:37) </text:p>
      <text:p text:style-name="Preformatted_20_Text"><text:s text:c="8"/>at org.apache.directory.server.ldap.handlers.LdapRequestHandler.handleMessage(LdapRequestHandler.java:221) </text:p>
      <text:p text:style-name="Preformatted_20_Text"><text:s text:c="8"/>at org.apache.directory.server.ldap.handlers.LdapRequestHandler.handleMessage(LdapRequestHandler.java:56) </text:p>
      <text:p text:style-name="Preformatted_20_Text"><text:s text:c="8"/>at org.apache.mina.handler.demux.DemuxingIoHandler.messageReceived(DemuxingIoHandler.java:232) </text:p>
      <text:p text:style-name="Preformatted_20_Text"><text:soft-page-break/><text:s text:c="8"/>at org.apache.directory.server.ldap.LdapProtocolHandler.messageReceived(LdapProtocolHandler.java:226) </text:p>
      <text:p text:style-name="Preformatted_20_Text"><text:s text:c="8"/>at org.apache.mina.core.filterchain.DefaultIoFilterChain$TailFilter.messageReceived(DefaultIoFilterChain.java:716) </text:p>
      <text:p text:style-name="Preformatted_20_Text"><text:s text:c="8"/>at org.apache.mina.core.filterchain.DefaultIoFilterChain.callNextMessageReceived(DefaultIoFilterChain.java:434) </text:p>
      <text:p text:style-name="Preformatted_20_Text"><text:s text:c="8"/>at org.apache.mina.core.filterchain.DefaultIoFilterChain.access$1200(DefaultIoFilterChain.java:46) </text:p>
      <text:p text:style-name="Preformatted_20_Text"><text:s text:c="8"/>at org.apache.mina.core.filterchain.DefaultIoFilterChain$EntryImpl$1.messageReceived(DefaultIoFilterChain.java:796) </text:p>
      <text:p text:style-name="Preformatted_20_Text"><text:s text:c="8"/>at org.apache.mina.core.filterchain.IoFilterEvent.fire(IoFilterEvent.java:75) </text:p>
      <text:p text:style-name="Preformatted_20_Text"><text:s text:c="8"/>at org.apache.mina.core.session.IoEvent.run(IoEvent.java:63) </text:p>
      <text:p text:style-name="Preformatted_20_Text"><text:s text:c="8"/>at org.apache.mina.filter.executor.UnorderedThreadPoolExecutor$Worker.runTask(UnorderedThreadPoolExecutor.java:480) </text:p>
      <text:p text:style-name="Preformatted_20_Text"><text:s text:c="8"/>at org.apache.mina.filter.executor.UnorderedThreadPoolExecutor$Worker.run(UnorderedThreadPoolExecutor.java:434) </text:p>
      <text:p text:style-name="Preformatted_20_Text"><text:s text:c="8"/>at java.lang.Thread.run(Thread.java:722) </text:p>
      <text:p text:style-name="Preformatted_20_Text">[2012-01-29 18:45:46] DEBUG [org.apache.directory.server.kerberos.protocol.KerberosProtocolHandler] - Responding to request with error: </text:p>
      <text:p text:style-name="Preformatted_20_Text"><text:s text:c="8"/>explanatory text: <text:s text:c="5"/>KDC has no support for padata type </text:p>
      <text:p text:style-name="Preformatted_20_Text"><text:s text:c="8"/>error code: <text:s text:c="11"/>KDC has no support for padata type </text:p>
      <text:p text:style-name="Preformatted_20_Text"><text:s text:c="8"/>clientPrincipal: <text:s text:c="6"/>null@null </text:p>
      <text:p text:style-name="Preformatted_20_Text"><text:s text:c="8"/>client time: <text:s text:c="10"/>null </text:p>
      <text:p text:style-name="Preformatted_20_Text"><text:s text:c="8"/>serverPrincipal: <text:s text:c="6"/>PrincipalName : { </text:p>
      <text:p text:style-name="Preformatted_20_Text"><text:s text:c="4"/>name-type: KRB_NT_PRINCIPAL </text:p>
      <text:p text:style-name="Preformatted_20_Text"><text:s text:c="4"/>name-string : &lt;'krbtgt', 'EXAMPLE.COM'&gt; </text:p>
      <text:p text:style-name="Preformatted_20_Text">}@EXAMPLE.COM </text:p>
      <text:p text:style-name="Preformatted_20_Text"><text:s text:c="8"/>server time: <text:s text:c="10"/>20120129174546Z </text:p>
      <text:p text:style-name="Preformatted_20_Text">[2012-01-29 18:45:46] DEBUG [pl.org.olo.krbldap.apacheds.handlers.extended.KrbLdapAuthServiceHandler] - message received in session: KRB-ERROR : { </text:p>
      <text:p text:style-name="Preformatted_20_Text"><text:s text:c="4"/>pvno: 5 </text:p>
      <text:p text:style-name="Preformatted_20_Text"><text:s text:c="4"/>msgType: KRB_ERROR </text:p>
      <text:p text:style-name="Preformatted_20_Text"><text:s text:c="4"/>sTime: 20120129174546Z </text:p>
      <text:p text:style-name="Preformatted_20_Text"><text:s text:c="4"/>susec: 0 </text:p>
      <text:p text:style-name="Preformatted_20_Text"><text:s text:c="4"/>errorCode: KDC has no support for padata type </text:p>
      <text:p text:style-name="Preformatted_20_Text"><text:s text:c="4"/>realm: EXAMPLE.COM </text:p>
      <text:p text:style-name="Preformatted_20_Text"><text:s text:c="4"/>sName: PrincipalName : { </text:p>
      <text:p text:style-name="Preformatted_20_Text"><text:s text:c="4"/>name-type: KRB_NT_PRINCIPAL </text:p>
      <text:p text:style-name="Preformatted_20_Text"><text:s text:c="4"/>name-string : &lt;'krbtgt', 'EXAMPLE.COM'&gt; </text:p>
      <text:p text:style-name="Preformatted_20_Text">} </text:p>
      <text:p text:style-name="Preformatted_20_Text"><text:s text:c="4"/>eText: KDC has no support for padata type </text:p>
      <text:p text:style-name="Preformatted_20_Text">} </text:p>
      <text:p text:style-name="Preformatted_20_Text"/>
      <text:p text:style-name="Preformatted_20_Text">[2012-01-29 18:45:46] DEBUG <text:soft-page-break/>[pl.org.olo.krbldap.apacheds.handlers.extended.KrbLdapAuthServiceHandler] - Kerberos message stored in session: KRB-ERROR : { </text:p>
      <text:p text:style-name="Preformatted_20_Text"><text:s text:c="4"/>pvno: 5 </text:p>
      <text:p text:style-name="Preformatted_20_Text"><text:s text:c="4"/>msgType: KRB_ERROR </text:p>
      <text:p text:style-name="Preformatted_20_Text"><text:s text:c="4"/>sTime: 20120129174546Z </text:p>
      <text:p text:style-name="Preformatted_20_Text"><text:s text:c="4"/>susec: 0 </text:p>
      <text:p text:style-name="Preformatted_20_Text"><text:s text:c="4"/>errorCode: KDC has no support for padata type </text:p>
      <text:p text:style-name="Preformatted_20_Text"><text:s text:c="4"/>realm: EXAMPLE.COM </text:p>
      <text:p text:style-name="Preformatted_20_Text"><text:s text:c="4"/>sName: PrincipalName : { </text:p>
      <text:p text:style-name="Preformatted_20_Text"><text:s text:c="4"/>name-type: KRB_NT_PRINCIPAL </text:p>
      <text:p text:style-name="Preformatted_20_Text"><text:s text:c="4"/>name-string : &lt;'krbtgt', 'EXAMPLE.COM'&gt; </text:p>
      <text:p text:style-name="Preformatted_20_Text">} </text:p>
      <text:p text:style-name="Preformatted_20_Text"><text:s text:c="4"/>eText: KDC has no support for padata type </text:p>
      <text:p text:style-name="Preformatted_20_Text">} </text:p>
      <text:p text:style-name="Preformatted_20_Text"/>
      <text:p text:style-name="Preformatted_20_Text">[2012-01-29 18:45:46] DEBUG [pl.org.olo.krbldap.apacheds.handlers.extended.KrbLdapAuthServiceHandler] - Setting Kerberos Reply: KRB-ERROR : { </text:p>
      <text:p text:style-name="Preformatted_20_Text"><text:s text:c="4"/>pvno: 5 </text:p>
      <text:p text:style-name="Preformatted_20_Text"><text:s text:c="4"/>msgType: KRB_ERROR </text:p>
      <text:p text:style-name="Preformatted_20_Text"><text:s text:c="4"/>sTime: 20120129174546Z </text:p>
      <text:p text:style-name="Preformatted_20_Text"><text:s text:c="4"/>susec: 0 </text:p>
      <text:p text:style-name="Preformatted_20_Text"><text:s text:c="4"/>errorCode: KDC has no support for padata type </text:p>
      <text:p text:style-name="Preformatted_20_Text"><text:s text:c="4"/>realm: EXAMPLE.COM </text:p>
      <text:p text:style-name="Preformatted_20_Text"><text:s text:c="4"/>sName: PrincipalName : { </text:p>
      <text:p text:style-name="Preformatted_20_Text"><text:s text:c="4"/>name-type: KRB_NT_PRINCIPAL </text:p>
      <text:p text:style-name="Preformatted_20_Text"><text:s text:c="4"/>name-string : &lt;'krbtgt', 'EXAMPLE.COM'&gt; </text:p>
      <text:p text:style-name="Preformatted_20_Text">} </text:p>
      <text:p text:style-name="Preformatted_20_Text"><text:s text:c="4"/>eText: KDC has no support for padata type </text:p>
      <text:p text:style-name="Preformatted_20_Text">} </text:p>
      <text:p text:style-name="Preformatted_20_Text"/>
      <text:p text:style-name="Preformatted_20_Text">[2012-01-29 18:45:46] DEBUG [pl.org.olo.krbldap.apacheds.extras.extended.ads_impl.krbLdap.KrbLdapResponseDecorator] - Length of Kerberos reply: 131 </text:p>
      <text:p text:style-name="Preformatted_20_Text"/>
      <text:p text:style-name="Preformatted_20_Text">...</text:p>
      <text:p text:style-name="Preformatted_20_Text"/>
      <text:p text:style-name="Preformatted_20_Text">[2012-01-29 18:45:46] DEBUG [pl.org.olo.krbldap.apacheds.extras.extended.ads_impl.krbLdap.KrbLdapResponseDecorator] - Encoded Kerberos message as extended response value. </text:p>
      <text:p text:style-name="Preformatted_20_Text"/>
      <text:p text:style-name="Preformatted_20_Text">...</text:p>
      <text:p text:style-name="Preformatted_20_Text"/>
      <text:p text:style-name="Preformatted_20_Text">[2012-01-29 18:45:46] DEBUG [pl.org.olo.krbldap.apacheds.handlers.extended.KrbLdapAuthServiceHandler] - Wrote to Ldap IO Session the following response: KrbLdapResponseImpl{kerberosReply=KRB-ERROR : { </text:p>
      <text:p text:style-name="Preformatted_20_Text"><text:s text:c="4"/>pvno: 5 </text:p>
      <text:p text:style-name="Preformatted_20_Text"><text:s text:c="4"/>msgType: KRB_ERROR </text:p>
      <text:p text:style-name="Preformatted_20_Text"><text:s text:c="4"/>sTime: 20120129174546Z </text:p>
      <text:p text:style-name="Preformatted_20_Text"><text:s text:c="4"/>susec: 0 </text:p>
      <text:p text:style-name="Preformatted_20_Text"><text:s text:c="4"/>errorCode: KDC has no support for padata type </text:p>
      <text:p text:style-name="Preformatted_20_Text"><text:soft-page-break/><text:s text:c="4"/>realm: EXAMPLE.COM </text:p>
      <text:p text:style-name="Preformatted_20_Text"><text:s text:c="4"/>sName: PrincipalName : { </text:p>
      <text:p text:style-name="Preformatted_20_Text"><text:s text:c="4"/>name-type: KRB_NT_PRINCIPAL </text:p>
      <text:p text:style-name="Preformatted_20_Text"><text:s text:c="4"/>name-string : &lt;'krbtgt', 'EXAMPLE.COM'&gt; </text:p>
      <text:p text:style-name="Preformatted_20_Text">} </text:p>
      <text:p text:style-name="Preformatted_20_Text"><text:s text:c="4"/>eText: KDC has no support for padata type </text:p>
      <text:p text:style-name="Preformatted_20_Text">} </text:p>
      <text:p text:style-name="Preformatted_20_Text">} </text:p>
      <text:p text:style-name="Preformatted_20_Text"/>
      <text:p text:style-name="Preformatted_20_Text">...</text:p>
      <text:p text:style-name="Preformatted_20_Text"/>
      <text:p text:style-name="Text_20_body"/>
      <text:p text:style-name="Text_20_body">The end result is the same as in the plain Kerberos control test, thus demonstrating that Kerberos messages have successfully been exchanged by the client and server, embedded in LDAP extended operation messages. The Kerberos reply message has, unfortunately, been an error message, but it has been correctly encoded by Apache DS and sent back to the MIT krb5/pam_krb5 client, which has correctly decoded it from a KrbLDAP response.</text:p>
      <text:h text:style-name="Heading_20_3" text:outline-level="3"><text:bookmark text:name="__RefHeading__4604_613753909"/>Workaround for the “no support for padata type” error<text:bookmark-end text:name="__RefHeading__4604_613753909"/></text:h>
      <text:p text:style-name="Text_20_body">Since, for the needs of the proof of concept KrbLDAP implementation, a custom extended operation handler has been implemented, an idea for working around the pre-authentication problem has surfaced.</text:p>
      <text:p text:style-name="Text_20_body">The workaround would only apply to KrbLDAP, not plain Kerberos, and would become redundant once the problem gets fixed in upstream version of Apache DS.</text:p>
      <text:p text:style-name="Text_20_body">The workarount is to detect an unsupported pre-authentication data inside Kerberos requests and remove it before passing on to the integrated Apache DS's KDC.</text:p>
      <text:p text:style-name="Text_20_body">The following patch achieves this goal:</text:p>
      <text:p text:style-name="Preformatted_20_Text">diff --git a/src/main/java/pl/org/olo/krbldap/apacheds/handlers/extended/KrbLdapAuthServiceHandler.java b/src/main/java/pl/org/olo/krbldap/apacheds/handlers/extended/KrbLdapAuthServiceHandler. </text:p>
      <text:p text:style-name="Preformatted_20_Text">index aca9912..629800e 100644 </text:p>
      <text:p text:style-name="Preformatted_20_Text">--- a/src/main/java/pl/org/olo/krbldap/apacheds/handlers/extended/KrbLdapAuthServiceHandler.java </text:p>
      <text:p text:style-name="Preformatted_20_Text">+++ b/src/main/java/pl/org/olo/krbldap/apacheds/handlers/extended/KrbLdapAuthServiceHandler.java </text:p>
      <text:p text:style-name="Preformatted_20_Text">@@ -120,59 +123,67 @@ public class KrbLdapAuthServiceHandler implements ExtendedOperationHandler&lt;KrbLd </text:p>
      <text:p text:style-name="Preformatted_20_Text"><text:s text:c="9"/>if (kerberosMessage instanceof AsReq) { </text:p>
      <text:p text:style-name="Preformatted_20_Text"><text:s text:c="13"/>LOG.debug("PaData list contents:"); </text:p>
      <text:p text:style-name="Preformatted_20_Text"><text:s text:c="13"/>final List&lt;PaData&gt; paDataList = ((AsReq) kerberosMessage).getPaData(); </text:p>
      <text:p text:style-name="Preformatted_20_Text"><text:s text:c="13"/>final Iterator&lt;PaData&gt; iterator = paDataList.iterator(); </text:p>
      <text:p text:style-name="Preformatted_20_Text"><text:s text:c="13"/>while (iterator.hasNext()) { </text:p>
      <text:p text:style-name="Preformatted_20_Text"><text:soft-page-break/><text:s text:c="17"/>PaData paData = iterator.next(); </text:p>
      <text:p text:style-name="Preformatted_20_Text"><text:s text:c="17"/>LOG.debug(" <text:s/>PaData type value: " + paData.getPaDataType().getValue()); </text:p>
      <text:p text:style-name="Preformatted_20_Text"><text:s text:c="17"/>LOG.debug(" <text:s/>PaData value: " + paData.getPaDataValue()); </text:p>
      <text:p text:style-name="Preformatted_20_Text"><text:s text:c="17"/>if (paData.getPaDataType().getValue() == 0) { </text:p>
      <text:p text:style-name="Preformatted_20_Text"><text:s text:c="21"/>LOG.warn(" <text:s text:c="3"/>Zero-type PaData found: " + paData); </text:p>
      <text:p text:style-name="Preformatted_20_Text">+ <text:s text:c="19"/>// Workaround for http://mailman.mit.edu/pipermail/krbdev/2012-January/010640.html : </text:p>
      <text:p text:style-name="Preformatted_20_Text">+ <text:s text:c="19"/>LOG.warn(" <text:s text:c="3"/>removing."); </text:p>
      <text:p text:style-name="Preformatted_20_Text">+ <text:s text:c="19"/>iterator.remove(); </text:p>
      <text:p text:style-name="Preformatted_20_Text"><text:s text:c="17"/>} </text:p>
      <text:p text:style-name="Preformatted_20_Text"><text:s text:c="13"/>} </text:p>
      <text:p text:style-name="Preformatted_20_Text"><text:s text:c="9"/>} </text:p>
      <text:p text:style-name="Preformatted_20_Text"><text:s text:c="9"/>/** TODO: perform message processing similar in behaviour to </text:p>
      <text:p text:style-name="Preformatted_20_Text"><text:s text:c="10"/>* {@link org.apache.directory.server.kerberos.protocol.KerberosProtocolHandler#messageReceived} </text:p>
      <text:p text:style-name="Preformatted_20_Text"><text:s text:c="10"/>*/ </text:p>
      <text:p text:style-name="Preformatted_20_Text"><text:s text:c="9"/>final IoSession ldapIoSession = session.getIoSession(); </text:p>
      <text:p text:style-name="Preformatted_20_Text"><text:s text:c="9"/>final KrbLdapAuthServiceHandlerIoSession handlerSession = new KrbLdapAuthServiceHandlerIoSession(); </text:p>
      <text:p text:style-name="Preformatted_20_Text"><text:s text:c="9"/>handlerSession.setRemoteAddress(ldapIoSession.getRemoteAddress()); </text:p>
      <text:p text:style-name="Text_20_body">With this workaround, the KrbLDAP test progresses further:</text:p>
      <text:p text:style-name="Preformatted_20_Text">After ldap_extended_operation_s. </text:p>
      <text:p text:style-name="Preformatted_20_Text">exop rc: [0] </text:p>
      <text:p text:style-name="Preformatted_20_Text">Finished processing on server index [0]. Ending loop. </text:p>
      <text:p text:style-name="Preformatted_20_Text">in module_locate_server </text:p>
      <text:p text:style-name="Preformatted_20_Text">ran off end of plugin list </text:p>
      <text:p text:style-name="Preformatted_20_Text">module_locate_server returns -1765328135 </text:p>
      <text:p text:style-name="Preformatted_20_Text">looking in krb5.conf for realm EXAMPLE.COM entry master_kdc; ports 88,750 </text:p>
      <text:p text:style-name="Preformatted_20_Text">found 1 entries under 'kdc' </text:p>
      <text:p text:style-name="Preformatted_20_Text">entry 0 is 'ania-vaio:8800' </text:p>
      <text:p text:style-name="Preformatted_20_Text">krb5int_locate_server found 1 addresses </text:p>
      <text:p text:style-name="Preformatted_20_Text">[28878] 1327860867.771375: Response was from master KDC </text:p>
      <text:p text:style-name="Preformatted_20_Text">[28878] 1327860867.848657: Received error from KDC: -1765328359/Additional pre-authentication required </text:p>
      <text:p text:style-name="Preformatted_20_Text">[28878] 1327860867.848736: Processing preauth types: 11 </text:p>
      <text:p text:style-name="Preformatted_20_Text">[28878] 1327860867.848749: Selected etype info: etype aes256-cts, salt "(null)", params "" </text:p>
      <text:p text:style-name="Preformatted_20_Text">[28878] 1327860867.848753: Produced preauth for next request: (empty) </text:p>
      <text:p text:style-name="Preformatted_20_Text">AUTH <text:s text:c="3"/>7 <text:s text:c="6"/>Authentication failure </text:p>
      <text:p text:style-name="Text_20_body">This time, the KDC responds correctly with an “Additional pre-authentication required” message.</text:p>
      <text:p text:style-name="Text_20_body">The customized MIT Kerberos library interprets the reply, but for reasons not yet determined, and beyond the scope of this paper, it produces an empty pre-authentication for the next request.</text:p>
      <text:p text:style-name="Text_20_body">This problem demonstrates that further work on this KrbLDAP integration mechanism requires that incompatibilities between MIT Kerberos library and Apache DS KDC be addressed first.</text:p>
      <text:h text:style-name="Heading_20_1" text:outline-level="1"><text:bookmark text:name="__RefHeading__633_38169499"/><text:soft-page-break/>Summary and Conclusion<text:bookmark-end text:name="__RefHeading__633_38169499"/></text:h>
      <text:p text:style-name="Text_20_body">The goal of this paper was to propose significant simplification of methods of integration for Kerberos and LDAP protocols.</text:p>
      <text:p text:style-name="Text_20_body">The described customizations to existing Kerberos and LDAP implementations demonstrate a proof of concept integration mechanism, compatible with the attached RFC draft specification.</text:p>
      <text:p text:style-name="Text_20_body">The proof of concept implementation shows that the goal is fully achievable using reasonable means.</text:p>
      <text:p text:style-name="Text_20_body">The presented results of integration test show that it's fully possible to transport Kerberos protocol exchange over LDAP messages and achieve a closer and simpler integration of the two protocols than the ones employed in wide use today.</text:p>
      <text:p text:style-name="Text_20_body">Possible directions for continuation of presented work include:</text:p>
      <text:list xml:id="list1369968313" text:style-name="L6">
        <text:list-item>
          <text:p text:style-name="P21">Solving incompatibilities between MIT Kerberos v5 client implementation and Apache DS KDC.</text:p>
        </text:list-item>
        <text:list-item>
          <text:p text:style-name="P21">Achieving full ticket obtainment functionality through KrbLDAP between MIT libkrb5-based clients and Apache DS KrbLDAP server.</text:p>
        </text:list-item>
        <text:list-item>
          <text:p text:style-name="P21">Implementing transport protocol configurability in MIT Kerberos v5 library through a krb5.conf file. The defaults should cause the Kerberos client to behave in a manner identical to the pre-KrbLDAP library version – it should use plain TCP or UDP for transporting Kerberos messages. However, if a dedicated transport protocol option is used (either on a per server entry basis, or globally in the <text:span text:style-name="Source_20_Text">[libdefaults]</text:span> section), KrbLDAP transport may be activated.</text:p>
        </text:list-item>
        <text:list-item>
          <text:p text:style-name="P21">Extending the KrbLDAP protocol specification so that LDAP server is allowed to perform binding on the basis of Kerberos message exchange transported over KrbLDAP. For example, during a TGS exchange, the user principal's identity is being proved and this information can be used by the KrbLDAP server to authenticate the user and perform an implied bind on his LDAP connection. It remains to be discussed whether an explicit LDAP bind operation should be required in addition to a KrbLDAP message exchange. A full analysis of any security implications needs to be performed.</text:p>
        </text:list-item>
        <text:list-item>
          <text:p text:style-name="P21">Implementing KrbLDAP support in other server implementations of Kerberos (e.g. MIT, Heimdal) and LDAP (e.g. OpenDS, OpenLDAP, 389 Directory Server).</text:p>
        </text:list-item>
      </text:list>
      <text:h text:style-name="Heading_20_1" text:outline-level="1"><text:bookmark text:name="__RefHeading__635_38169499"/>Bibliography<text:bookmark-end text:name="__RefHeading__635_38169499"/></text:h>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url"/>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url"/>
          </text:bibliography-entry-template>
          <text:bibliography-entry-template text:bibliography-type="misc" text:style-name="Bibliography_20_1">
            <text:index-entry-bibliography text:bibliography-data-field="identifier"/>
            <text:index-entry-span>:  </text:index-entry-span>
            <text:index-entry-bibliography text:bibliography-data-field="url"/>
            <text:index-entry-tab-stop style:type="left" style:position="0cm" style:leader-char=" "/>
            <text:index-entry-span>, rok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url"/>
          </text:bibliography-entry-template>
        </text:bibliography-source>
        <text:index-body>
          <text:index-title text:style-name="Sect1" text:name="Bibliografia1_Head">
            <text:p text:style-name="Bibliography_20_Heading">Bibliography</text:p>
          </text:index-title>
          <text:p text:style-name="P14">RFC 1510: <text:s/>http://tools.ietf.org/html/rfc1510 1993</text:p>
          <text:p text:style-name="P14">RFC 4120: <text:s/>http://tools.ietf.org/html/rfc4120 2005</text:p>
          <text:p text:style-name="P14">Charon - dialogue: <text:s/>http://web.mit.edu/kerberos/www/dialogue.html 1988</text:p>
          <text:p text:style-name="P14">OReilly-Krb-Guide: <text:s/>http://books.google.pl/books?id=mVIA-CQHDjEC</text:p>
          <text:p text:style-name="P14"><text:soft-page-break/>RFC 6113: <text:s/>http://tools.ietf.org/html/rfc6113 2011</text:p>
          <text:p text:style-name="P14">RFC 2251: <text:s/>http://tools.ietf.org/html/rfc2251 1997</text:p>
          <text:p text:style-name="P14">RFC 4511: <text:s/>http://tools.ietf.org/html/rfc4511 2006</text:p>
          <text:p text:style-name="P14">RFC 4521: <text:s/>http://tools.ietf.org/html/rfc4521 2006</text:p>
        </text:index-body>
      </text:bibliography>
      <text:p text:style-name="Text_20_body"/>
      <text:h text:style-name="Heading_20_1" text:outline-level="1"><text:bookmark text:name="__RefHeading__4606_613753909"/>Appendix A: The formal specification of the KrbLDAP protocol as RFC draft document<text:bookmark-end text:name="__RefHeading__4606_613753909"/></text:h>
      <text:p text:style-name="Text_20_body">Presented below is a text of Internet draft document formatted according to RFC rules, describing the KrbLDAP method of transporting Kerberos messages:</text:p>
      <text:p text:style-name="Preformatted_20_Text"/>
      <text:p text:style-name="Preformatted_20_Text"/>
      <text:p text:style-name="Preformatted_20_Text">Network Working Group <text:s text:c="38"/>A. Adamowski </text:p>
      <text:p text:style-name="Preformatted_20_Text">Internet-Draft <text:s text:c="41"/>January 29, 2012 </text:p>
      <text:p text:style-name="Preformatted_20_Text">Intended status: Standards Track </text:p>
      <text:p text:style-name="Preformatted_20_Text">Expires: August 1, 2012 </text:p>
      <text:p text:style-name="Preformatted_20_Text"/>
      <text:p text:style-name="Preformatted_20_Text"/>
      <text:p text:style-name="Preformatted_20_Text"><text:s text:c="22"/>KrbLDAP - Kerberos over LDAP </text:p>
      <text:p text:style-name="Preformatted_20_Text"><text:s text:c="18"/>draft-ietf-ldapext-krb-wg-krbldap-00 </text:p>
      <text:p text:style-name="Preformatted_20_Text"/>
      <text:p text:style-name="Preformatted_20_Text">Abstract </text:p>
      <text:p text:style-name="Preformatted_20_Text"/>
      <text:p text:style-name="Preformatted_20_Text"><text:s text:c="3"/>This document describes an LDAP extended operation to allow </text:p>
      <text:p text:style-name="Preformatted_20_Text"><text:s text:c="3"/>transporting Kerberos messages and their corresponding replies to/ </text:p>
      <text:p text:style-name="Preformatted_20_Text"><text:s text:c="3"/>from a Kerberos Key Distribution Center (KDC) instance embedded in an </text:p>
      <text:p text:style-name="Preformatted_20_Text"><text:s text:c="3"/>LDAP server. <text:s/>In user organizations, there exist several client and </text:p>
      <text:p text:style-name="Preformatted_20_Text"><text:s text:c="3"/>server setups, where LDAP is deployed alongside Kerberos in a closely </text:p>
      <text:p text:style-name="Preformatted_20_Text"><text:s text:c="3"/>integrated manner. <text:s/>In such setups, both LDAP and Kerberos server </text:p>
      <text:p text:style-name="Preformatted_20_Text"><text:s text:c="3"/>usually share the same user database. <text:s/>The proposed LDAP extension </text:p>
      <text:p text:style-name="Preformatted_20_Text"><text:s text:c="3"/>would provide for radical simplification of such setups, by </text:p>
      <text:p text:style-name="Preformatted_20_Text"><text:s text:c="3"/>eliminating the necessity to provide Kerberos and LDAP protocols over </text:p>
      <text:p text:style-name="Preformatted_20_Text"><text:s text:c="3"/>separate network transports, listening on different TCP (or, in the </text:p>
      <text:p text:style-name="Preformatted_20_Text"><text:s text:c="3"/>case of Kerberos, UDP) ports and embedding the Kerberos Key </text:p>
      <text:p text:style-name="Preformatted_20_Text"><text:s text:c="3"/>Distribution Center in the LDAP server process. <text:s/>In addition, such </text:p>
      <text:p text:style-name="Preformatted_20_Text"><text:s text:c="3"/>integration opens way for further future simplifications, e.g. </text:p>
      <text:p text:style-name="Preformatted_20_Text"><text:s text:c="3"/>enabling LDAP layer to infer user identity information directly from </text:p>
      <text:p text:style-name="Preformatted_20_Text"><text:s text:c="3"/>the result of Kerberos message exchange and perform Kerberos-based </text:p>
      <text:p text:style-name="Preformatted_20_Text"><text:s text:c="3"/>binds without employing the complex GSSAPI mechanism. </text:p>
      <text:p text:style-name="Preformatted_20_Text"/>
      <text:p text:style-name="Preformatted_20_Text">Status of this Memo </text:p>
      <text:p text:style-name="Preformatted_20_Text"/>
      <text:p text:style-name="Preformatted_20_Text"><text:s text:c="3"/>By submitting this Internet-Draft, each author represents that any </text:p>
      <text:p text:style-name="Preformatted_20_Text"><text:s text:c="3"/>applicable patent or other IPR claims of which he or she is aware </text:p>
      <text:p text:style-name="Preformatted_20_Text"><text:s text:c="3"/>have been or will be disclosed, and any of which he or she becomes </text:p>
      <text:p text:style-name="Preformatted_20_Text"><text:s text:c="3"/>aware will be disclosed, in accordance with Section 6 of BCP 79. </text:p>
      <text:p text:style-name="Preformatted_20_Text"/>
      <text:p text:style-name="Preformatted_20_Text"><text:soft-page-break/><text:s text:c="3"/>Internet-Drafts are working documents of the Internet Engineering </text:p>
      <text:p text:style-name="Preformatted_20_Text"><text:s text:c="3"/>Task Force (IETF). <text:s/>Note that other groups may also distribute </text:p>
      <text:p text:style-name="Preformatted_20_Text"><text:s text:c="3"/>working documents as Internet-Drafts. <text:s/>The list of current Internet- </text:p>
      <text:p text:style-name="Preformatted_20_Text"><text:s text:c="3"/>Drafts is at http://datatracker.ietf.org/drafts/current/. </text:p>
      <text:p text:style-name="Preformatted_20_Text"/>
      <text:p text:style-name="Preformatted_20_Text"><text:s text:c="3"/>Internet-Drafts are draft documents valid for a maximum of six months </text:p>
      <text:p text:style-name="Preformatted_20_Text"><text:s text:c="3"/>and may be updated, replaced, or obsoleted by other documents at any </text:p>
      <text:p text:style-name="Preformatted_20_Text"><text:s text:c="3"/>time. <text:s/>It is inappropriate to use Internet-Drafts as reference </text:p>
      <text:p text:style-name="Preformatted_20_Text"><text:s text:c="3"/>material or to cite them other than as "work in progress." </text:p>
      <text:p text:style-name="Preformatted_20_Text"/>
      <text:p text:style-name="Preformatted_20_Text"><text:s text:c="3"/>This Internet-Draft will expire on August 1, 2012. </text:p>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6"/>[Page 1]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Table of Contents </text:p>
      <text:p text:style-name="Preformatted_20_Text"/>
      <text:p text:style-name="Preformatted_20_Text"><text:s text:c="3"/>1. <text:s/>Requirements notation <text:s/>. . . . . . . . . . . . . . . . . . . . <text:s/>3 </text:p>
      <text:p text:style-name="Preformatted_20_Text"><text:s text:c="3"/>2. <text:s/>Extended operation for transporting Kerberos messages <text:s/>. . . . <text:s/>4 </text:p>
      <text:p text:style-name="Preformatted_20_Text"><text:s text:c="5"/>2.1. <text:s/>Generation of KrbLDAP requests by the client . . . . . . . <text:s/>4 </text:p>
      <text:p text:style-name="Preformatted_20_Text"><text:s text:c="5"/>2.2. <text:s/>Receipt of KrbLDAP requests by the server <text:s/>. . . . . . . . <text:s/>4 </text:p>
      <text:p text:style-name="Preformatted_20_Text"><text:s text:c="5"/>2.3. <text:s/>Generation of KrbLDAP responses by the server <text:s/>. . . . . . <text:s/>4 </text:p>
      <text:p text:style-name="Preformatted_20_Text"><text:s text:c="5"/>2.4. <text:s/>Receipt of KrbLDAP responses by the client . . . . . . . . <text:s/>5 </text:p>
      <text:p text:style-name="Preformatted_20_Text"><text:s text:c="3"/>3. <text:s/>Interoperability Considerations <text:s/>. . . . . . . . . . . . . . . <text:s/>6 </text:p>
      <text:p text:style-name="Preformatted_20_Text"><text:s text:c="3"/>4. <text:s/>Security Considerations <text:s/>. . . . . . . . . . . . . . . . . . . <text:s/>7 </text:p>
      <text:p text:style-name="Preformatted_20_Text"><text:s text:c="3"/>5. <text:s/>References . . . . . . . . . . . . . . . . . . . . . . . . . . <text:s/>8 </text:p>
      <text:p text:style-name="Preformatted_20_Text"><text:s text:c="5"/>5.1. <text:s/>Normative References . . . . . . . . . . . . . . . . . . . <text:s/>8 </text:p>
      <text:p text:style-name="Preformatted_20_Text"><text:s text:c="5"/>5.2. <text:s/>The Kerberos Network Authentication Service (V5) . . . . . <text:s/>8 </text:p>
      <text:p text:style-name="Preformatted_20_Text"><text:s text:c="5"/>5.3. <text:s/>Lightweight Directory Access Protocol (LDAP): The </text:p>
      <text:p text:style-name="Preformatted_20_Text"><text:s text:c="11"/>Protocol . . . . . . . . . . . . . . . . . . . . . . . . . <text:s/>8 </text:p>
      <text:p text:style-name="Preformatted_20_Text"><text:s text:c="3"/>Author's Address . . . . . . . . . . . . . . . . . . . . . . . . . <text:s/>9 </text:p>
      <text:p text:style-name="Preformatted_20_Text"><text:s text:c="3"/>Intellectual Property and Copyright Statements . . . . . . . . . . 10 </text:p>
      <text:p text:style-name="Preformatted_20_Text"/>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6"/>[Page 2]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1. <text:s/>Requirements notation </text:p>
      <text:p text:style-name="Preformatted_20_Text"/>
      <text:p text:style-name="Preformatted_20_Text"><text:s text:c="3"/>The key words "MUST", "MUST NOT", "REQUIRED", "SHALL", "SHALL NOT", </text:p>
      <text:p text:style-name="Preformatted_20_Text"><text:s text:c="3"/>"SHOULD", "SHOULD NOT", "RECOMMENDED", "MAY", and "OPTIONAL" in this </text:p>
      <text:p text:style-name="Preformatted_20_Text"><text:s text:c="3"/>document are to be interpreted as described in [RFC2119].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6"/>[Page 3]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2. <text:s/>Extended operation for transporting Kerberos messages </text:p>
      <text:p text:style-name="Preformatted_20_Text"/>
      <text:p text:style-name="Preformatted_20_Text"><text:s text:c="3"/>In RFC 4511 [RFC4511], section 4.12, a mechanism for defining </text:p>
      <text:p text:style-name="Preformatted_20_Text"><text:s text:c="3"/>extended operations in the LDAP protocol is described. <text:s/>The mechanism </text:p>
      <text:p text:style-name="Preformatted_20_Text"><text:s text:c="3"/>is based on pairs of ExtendedRequest - ExtendedResponse message </text:p>
      <text:p text:style-name="Preformatted_20_Text"><text:s text:c="3"/>pairs. <text:s/>In KrbLDAP, these extended operation messages are used to </text:p>
      <text:p text:style-name="Preformatted_20_Text"><text:s text:c="3"/>transport Kerberos V5 messages. </text:p>
      <text:p text:style-name="Preformatted_20_Text"/>
      <text:p text:style-name="Preformatted_20_Text"><text:s text:c="3"/>The form of Kerberos messages being transported MUST be identical to </text:p>
      <text:p text:style-name="Preformatted_20_Text"><text:s text:c="3"/>the one defined by RFC 4120 [RFC4120]. <text:s/>The requestName in the LDAP </text:p>
      <text:p text:style-name="Preformatted_20_Text"><text:s text:c="3"/>ExtendedRequest message and the responseName in the ExtendedResponse </text:p>
      <text:p text:style-name="Preformatted_20_Text"><text:s text:c="3"/>message MUST be set to OID value '1.3.6.1.4.1.38261.1.1'. </text:p>
      <text:p text:style-name="Preformatted_20_Text"/>
      <text:p text:style-name="Preformatted_20_Text"><text:s text:c="3"/>For the purpose of this document, such requests will be named </text:p>
      <text:p text:style-name="Preformatted_20_Text"><text:s text:c="3"/>'KrbLDAP requests' and responses will be named 'KrbLDAP responses'. </text:p>
      <text:p text:style-name="Preformatted_20_Text"/>
      <text:p text:style-name="Preformatted_20_Text">2.1. <text:s/>Generation of KrbLDAP requests by the client </text:p>
      <text:p text:style-name="Preformatted_20_Text"><text:soft-page-break/></text:p>
      <text:p text:style-name="Preformatted_20_Text"><text:s text:c="3"/>When the client wishes to send a KrbLDAP message to server, it </text:p>
      <text:p text:style-name="Preformatted_20_Text"><text:s text:c="3"/>constructs a Kerberos V5 PDU using the same rules as described in RFC </text:p>
      <text:p text:style-name="Preformatted_20_Text"><text:s text:c="3"/>4120 [RFC4120]. </text:p>
      <text:p text:style-name="Preformatted_20_Text"/>
      <text:p text:style-name="Preformatted_20_Text"><text:s text:c="3"/>It then embeds the resulting encoded Kerberos PDU in a KrbLDAP </text:p>
      <text:p text:style-name="Preformatted_20_Text"><text:s text:c="3"/>extended request by placing the unmodified Kerberos V5 PDU in KrbLDAP </text:p>
      <text:p text:style-name="Preformatted_20_Text"><text:s text:c="3"/>request's requestValue. </text:p>
      <text:p text:style-name="Preformatted_20_Text"/>
      <text:p text:style-name="Preformatted_20_Text"><text:s text:c="3"/>This KrbLDAP request is then sent to the LDAP server. </text:p>
      <text:p text:style-name="Preformatted_20_Text"/>
      <text:p text:style-name="Preformatted_20_Text">2.2. <text:s/>Receipt of KrbLDAP requests by the server </text:p>
      <text:p text:style-name="Preformatted_20_Text"/>
      <text:p text:style-name="Preformatted_20_Text"><text:s text:c="3"/>Upon receipt of an KrbLDAP request, if the LDAP server doesn't </text:p>
      <text:p text:style-name="Preformatted_20_Text"><text:s text:c="3"/>support the extended operation, its behaviour MUST be as specified in </text:p>
      <text:p text:style-name="Preformatted_20_Text"><text:s text:c="3"/>RFC 4511 [RFC4511], section 4.12. </text:p>
      <text:p text:style-name="Preformatted_20_Text"/>
      <text:p text:style-name="Preformatted_20_Text"><text:s text:c="3"/>Conversely, if LDAP server supports KrbLDAP, it shall extract the </text:p>
      <text:p text:style-name="Preformatted_20_Text"><text:s text:c="3"/>requestValue from the KrbLDAP request, and treat it as a Kerberos </text:p>
      <text:p text:style-name="Preformatted_20_Text"><text:s text:c="3"/>PDU, passing it over to its integrated Kerberos Key Distribution </text:p>
      <text:p text:style-name="Preformatted_20_Text"><text:s text:c="3"/>Center (KDC). </text:p>
      <text:p text:style-name="Preformatted_20_Text"/>
      <text:p text:style-name="Preformatted_20_Text">2.3. <text:s/>Generation of KrbLDAP responses by the server </text:p>
      <text:p text:style-name="Preformatted_20_Text"/>
      <text:p text:style-name="Preformatted_20_Text"><text:s text:c="3"/>After the KDC generates the Kerberos V5 reply, the encoded PDU of </text:p>
      <text:p text:style-name="Preformatted_20_Text"><text:s text:c="3"/>that reply shall be placed by the LDAP server in the </text:p>
      <text:p text:style-name="Preformatted_20_Text"><text:s text:c="3"/>ExtendedResponse's responseValue and sent back to the client. </text:p>
      <text:p text:style-name="Preformatted_20_Text"/>
      <text:p text:style-name="Preformatted_20_Text"><text:s text:c="3"/>The result code of the LDAP ExtendedResponse MUST be success, if no </text:p>
      <text:p text:style-name="Preformatted_20_Text"><text:s text:c="3"/>LDAP-level errors have occured; that is, even if the KDC's reply is a </text:p>
      <text:p text:style-name="Preformatted_20_Text"><text:s text:c="3"/>Kerberos error, it should be only presented as a KRB_ERROR in the </text:p>
      <text:p text:style-name="Preformatted_20_Text"/>
      <text:p text:style-name="Preformatted_20_Text"/>
      <text:p text:style-name="Preformatted_20_Text"/>
      <text:p text:style-name="Preformatted_20_Text">Adamowski <text:s text:c="15"/>Expires August 1, 2012 <text:s text:c="16"/>[Page 4]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text:s text:c="3"/>Kerberos PDU, while the LDAP Extended Response shall specify a </text:p>
      <text:p text:style-name="Preformatted_20_Text"><text:s text:c="3"/>"success" resultCode. <text:s/>Non success LDAP result codes may only be set </text:p>
      <text:p text:style-name="Preformatted_20_Text"><text:s text:c="3"/>in case of problems originating at LDAP layer's level. </text:p>
      <text:p text:style-name="Preformatted_20_Text"/>
      <text:p text:style-name="Preformatted_20_Text">2.4. <text:s/>Receipt of KrbLDAP responses by the client </text:p>
      <text:p text:style-name="Preformatted_20_Text"/>
      <text:p text:style-name="Preformatted_20_Text"><text:s text:c="3"/>Upon receiving a KrbLDAP reply, the client extracts the Kerberos V5 </text:p>
      <text:p text:style-name="Preformatted_20_Text"><text:s text:c="3"/>PDU from ExtendedResponse's requestValue and processes it in the same </text:p>
      <text:p text:style-name="Preformatted_20_Text"><text:s text:c="3"/>way as described in RFC 4120 [RFC4120]. </text:p>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6"/>[Page 5] </text:p>
      <text:p text:style-name="Preformatted_20_Text"><text:s/></text:p>
      <text:p text:style-name="Preformatted_20_Text">Internet-Draft <text:s text:c="7"/>KrbLDAP - Kerberos over LDAP <text:s text:c="9"/>January 2012 </text:p>
      <text:p text:style-name="Preformatted_20_Text"/>
      <text:p text:style-name="Preformatted_20_Text"/>
      <text:p text:style-name="Preformatted_20_Text">3. <text:s/>Interoperability Considerations </text:p>
      <text:p text:style-name="Preformatted_20_Text"/>
      <text:p text:style-name="Preformatted_20_Text"><text:s text:c="3"/>Currently there are several LDAP and Kerberos client and server </text:p>
      <text:p text:style-name="Preformatted_20_Text"><text:s text:c="3"/>implementation available on the market. <text:s/>It is common for those </text:p>
      <text:p text:style-name="Preformatted_20_Text"><text:s text:c="3"/>clients and servers to exhibit interoperability problems stemming </text:p>
      <text:p text:style-name="Preformatted_20_Text"><text:soft-page-break/><text:s text:c="3"/>from a lack of features, misconfiguration or implementation errors. </text:p>
      <text:p text:style-name="Preformatted_20_Text"><text:s text:c="3"/>When diagnosing interoperability problems between KrbLDAP clients and </text:p>
      <text:p text:style-name="Preformatted_20_Text"><text:s text:c="3"/>servers, the RECOMMENDED course of action is to start with testing </text:p>
      <text:p text:style-name="Preformatted_20_Text"><text:s text:c="3"/>Kerberos interoperability first, by falling back to plain TCP-based </text:p>
      <text:p text:style-name="Preformatted_20_Text"><text:s text:c="3"/>Kerberos V5 (if possible with the given chois of KrbLDAP client and </text:p>
      <text:p text:style-name="Preformatted_20_Text"><text:s text:c="3"/>server). <text:s/>This may expose an incompatibility on Kerberos level, which </text:p>
      <text:p text:style-name="Preformatted_20_Text"><text:s text:c="3"/>is the most probable cause for interoperability problems.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Adamowski <text:s text:c="15"/>Expires August 1, 2012 <text:s text:c="16"/>[Page 6] </text:p>
      <text:p text:style-name="Preformatted_20_Text"/>
      <text:p text:style-name="Preformatted_20_Text">Internet-Draft <text:s text:c="7"/>KrbLDAP - Kerberos over LDAP <text:s text:c="9"/>January 2012 </text:p>
      <text:p text:style-name="Preformatted_20_Text"/>
      <text:p text:style-name="Preformatted_20_Text"><text:soft-page-break/></text:p>
      <text:p text:style-name="Preformatted_20_Text">4. <text:s/>Security Considerations </text:p>
      <text:p text:style-name="Preformatted_20_Text"/>
      <text:p text:style-name="Preformatted_20_Text"><text:s text:c="3"/>None. <text:s/>Security of Kerberos messages exchange isn't based on </text:p>
      <text:p text:style-name="Preformatted_20_Text"><text:s text:c="3"/>assumptions about the underlying transport protocol. <text:s/>Currently, UDP </text:p>
      <text:p text:style-name="Preformatted_20_Text"><text:s text:c="3"/>and TCP are possible as transport protocols for Kerberos. <text:s/>Because </text:p>
      <text:p text:style-name="Preformatted_20_Text"><text:s text:c="3"/>the LDAP protocol is itself transported over TCP, embedding Kerberos </text:p>
      <text:p text:style-name="Preformatted_20_Text"><text:s text:c="3"/>messages inside it doesn't remove any guarantees that the TCP </text:p>
      <text:p text:style-name="Preformatted_20_Text"><text:s text:c="3"/>protocol provides to plain Kerberos (e.g. ordering of packets).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Adamowski <text:s text:c="15"/>Expires August 1, 2012 <text:s text:c="16"/>[Page 7]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5. <text:s/>References </text:p>
      <text:p text:style-name="Preformatted_20_Text"/>
      <text:p text:style-name="Preformatted_20_Text">5.1. <text:s/>Normative References </text:p>
      <text:p text:style-name="Preformatted_20_Text"/>
      <text:p text:style-name="Preformatted_20_Text"><text:s text:c="3"/>[RFC2119] <text:s/>Bradner, S., "Key words for use in RFCs to Indicate </text:p>
      <text:p text:style-name="Preformatted_20_Text"><text:s text:c="14"/>Requirement Levels", BCP 14, RFC 2119, March 1997. </text:p>
      <text:p text:style-name="Preformatted_20_Text"/>
      <text:p text:style-name="Preformatted_20_Text">5.2. <text:s/>The Kerberos Network Authentication Service (V5) </text:p>
      <text:p text:style-name="Preformatted_20_Text"/>
      <text:p text:style-name="Preformatted_20_Text"><text:s text:c="3"/>[RFC4120] <text:s/>Neuman, C., Yu, T., Hartman, S., and K. Raeburn, "The </text:p>
      <text:p text:style-name="Preformatted_20_Text"><text:s text:c="14"/>Kerberos Network Authentication Service (V5)", RFC 4120, </text:p>
      <text:p text:style-name="Preformatted_20_Text"><text:s text:c="14"/>July 2005. </text:p>
      <text:p text:style-name="Preformatted_20_Text"/>
      <text:p text:style-name="Preformatted_20_Text">5.3. <text:s/>Lightweight Directory Access Protocol (LDAP): The Protocol </text:p>
      <text:p text:style-name="Preformatted_20_Text"/>
      <text:p text:style-name="Preformatted_20_Text"><text:s text:c="3"/>[RFC4511] <text:s/>Sermersheim, J., "Lightweight Directory Access Protocol </text:p>
      <text:p text:style-name="Preformatted_20_Text"><text:s text:c="14"/>(LDAP): The Protocol", RFC 4511, June 2006.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6"/>[Page 8]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Author's Address </text:p>
      <text:p text:style-name="Preformatted_20_Text"/>
      <text:p text:style-name="Preformatted_20_Text"><text:s text:c="3"/>Aleksander Adamowski </text:p>
      <text:p text:style-name="Preformatted_20_Text"/>
      <text:p text:style-name="Preformatted_20_Text"><text:s text:c="3"/>Email: aleksander.adamowski@gmail.com </text:p>
      <text:p text:style-name="Preformatted_20_Text"><text:s text:c="3"/>URI: <text:s text:c="2"/>http://olo.org.pl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6"/>[Page 9] </text:p>
      <text:p text:style-name="Preformatted_20_Text"/>
      <text:p text:style-name="Preformatted_20_Text">Internet-Draft <text:s text:c="7"/>KrbLDAP - Kerberos over LDAP <text:s text:c="9"/>January 2012 </text:p>
      <text:p text:style-name="Preformatted_20_Text"/>
      <text:p text:style-name="Preformatted_20_Text"/>
      <text:p text:style-name="Preformatted_20_Text">Full Copyright Statement </text:p>
      <text:p text:style-name="Preformatted_20_Text"/>
      <text:p text:style-name="Preformatted_20_Text"><text:s text:c="3"/>Copyright (C) The IETF Trust (2012). </text:p>
      <text:p text:style-name="Preformatted_20_Text"/>
      <text:p text:style-name="Preformatted_20_Text"><text:s text:c="3"/>This document is subject to the rights, licenses and restrictions </text:p>
      <text:p text:style-name="Preformatted_20_Text"><text:s text:c="3"/>contained in BCP 78, and except as set forth therein, the authors </text:p>
      <text:p text:style-name="Preformatted_20_Text"><text:s text:c="3"/>retain all their rights. </text:p>
      <text:p text:style-name="Preformatted_20_Text"/>
      <text:p text:style-name="Preformatted_20_Text"><text:s text:c="3"/>This document and the information contained herein are provided on an </text:p>
      <text:p text:style-name="Preformatted_20_Text"><text:s text:c="3"/>"AS IS" basis and THE CONTRIBUTOR, THE ORGANIZATION HE/SHE REPRESENTS </text:p>
      <text:p text:style-name="Preformatted_20_Text"><text:s text:c="3"/>OR IS SPONSORED BY (IF ANY), THE INTERNET SOCIETY, THE IETF TRUST AND </text:p>
      <text:p text:style-name="Preformatted_20_Text"><text:s text:c="3"/>THE INTERNET ENGINEERING TASK FORCE DISCLAIM ALL WARRANTIES, EXPRESS </text:p>
      <text:p text:style-name="Preformatted_20_Text"><text:s text:c="3"/>OR IMPLIED, INCLUDING BUT NOT LIMITED TO ANY WARRANTY THAT THE USE OF </text:p>
      <text:p text:style-name="Preformatted_20_Text"><text:s text:c="3"/>THE INFORMATION HEREIN WILL NOT INFRINGE ANY RIGHTS OR ANY IMPLIED </text:p>
      <text:p text:style-name="Preformatted_20_Text"><text:s text:c="3"/>WARRANTIES OF MERCHANTABILITY OR FITNESS FOR A PARTICULAR PURPOSE. </text:p>
      <text:p text:style-name="Preformatted_20_Text"/>
      <text:p text:style-name="Preformatted_20_Text"/>
      <text:p text:style-name="Preformatted_20_Text">Intellectual Property </text:p>
      <text:p text:style-name="Preformatted_20_Text"/>
      <text:p text:style-name="Preformatted_20_Text"><text:s text:c="3"/>The IETF takes no position regarding the validity or scope of any </text:p>
      <text:p text:style-name="Preformatted_20_Text"><text:s text:c="3"/>Intellectual Property Rights or other rights that might be claimed to </text:p>
      <text:p text:style-name="Preformatted_20_Text"><text:s text:c="3"/>pertain to the implementation or use of the technology described in </text:p>
      <text:p text:style-name="Preformatted_20_Text"><text:s text:c="3"/>this document or the extent to which any license under such rights </text:p>
      <text:p text:style-name="Preformatted_20_Text"><text:s text:c="3"/>might or might not be available; nor does it represent that it has </text:p>
      <text:p text:style-name="Preformatted_20_Text"><text:s text:c="3"/>made any independent effort to identify any such rights. <text:s/>Information </text:p>
      <text:p text:style-name="Preformatted_20_Text"><text:s text:c="3"/>on the procedures with respect to rights in RFC documents can be </text:p>
      <text:p text:style-name="Preformatted_20_Text"><text:s text:c="3"/>found in BCP 78 and BCP 79. </text:p>
      <text:p text:style-name="Preformatted_20_Text"/>
      <text:p text:style-name="Preformatted_20_Text"><text:s text:c="3"/>Copies of IPR disclosures made to the IETF Secretariat and any </text:p>
      <text:p text:style-name="Preformatted_20_Text"><text:s text:c="3"/>assurances of licenses to be made available, or the result of an </text:p>
      <text:p text:style-name="Preformatted_20_Text"><text:s text:c="3"/>attempt made to obtain a general license or permission for the use of </text:p>
      <text:p text:style-name="Preformatted_20_Text"><text:soft-page-break/><text:s text:c="3"/>such proprietary rights by implementers or users of this </text:p>
      <text:p text:style-name="Preformatted_20_Text"><text:s text:c="3"/>specification can be obtained from the IETF on-line IPR repository at </text:p>
      <text:p text:style-name="Preformatted_20_Text"><text:s text:c="3"/>http://www.ietf.org/ipr. </text:p>
      <text:p text:style-name="Preformatted_20_Text"/>
      <text:p text:style-name="Preformatted_20_Text"><text:s text:c="3"/>The IETF invites any interested party to bring to its attention any </text:p>
      <text:p text:style-name="Preformatted_20_Text"><text:s text:c="3"/>copyrights, patents or patent applications, or other proprietary </text:p>
      <text:p text:style-name="Preformatted_20_Text"><text:s text:c="3"/>rights that may cover technology that may be required to implement </text:p>
      <text:p text:style-name="Preformatted_20_Text"><text:s text:c="3"/>this standard. <text:s/>Please address the information to the IETF at </text:p>
      <text:p text:style-name="Preformatted_20_Text"><text:s text:c="3"/>ietf-ipr@ietf.org.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damowski <text:s text:c="15"/>Expires August 1, 2012 <text:s text:c="15"/>[Page 10] </text:p>
      <text:p text:style-name="Preformatted_20_Text"/>
      <text:h text:style-name="Heading_20_1" text:outline-level="1"><text:bookmark text:name="__RefHeading__4608_613753909"/>Appendix B – source code for <text:s/><text:span text:style-name="Wyróżniony_20_tekst_20_źródłowy">apacheds-krbldap-test</text:span> <text:bookmark-end text:name="__RefHeading__4608_613753909"/></text:h>
      <text:p text:style-name="Text_20_body">Below, a dump of the <text:s/><text:span text:style-name="Wyróżniony_20_tekst_20_źródłowy">apacheds-krbldap-test</text:span> source project is presented.</text:p>
      <text:p text:style-name="Text_20_body">The code is covered by Apache 2.0 license. It is also available on the public Github repository at <text:a xlink:type="simple" xlink:href="https://github.com/aadamowski/apacheds-krbldap-test">https://github.com/aadamowski/apacheds-krbldap-test</text:a>.</text:p>
      <text:p text:style-name="Text_20_body"/>
      <text:p text:style-name="Preformatted_20_Text"># ./pom.xml </text:p>
      <text:p text:style-name="Preformatted_20_Text">&lt;?xml version="1.0" encoding="UTF-8"?&gt;&lt;!-- </text:p>
      <text:p text:style-name="Preformatted_20_Text"><text:s text:c="2"/>Licensed to the Apache Software Foundation (ASF) under one </text:p>
      <text:p text:style-name="Preformatted_20_Text"><text:s text:c="2"/>or more contributor license agreements. <text:s/>See the NOTICE file </text:p>
      <text:p text:style-name="Preformatted_20_Text"><text:s text:c="2"/>distributed with this work for additional information </text:p>
      <text:p text:style-name="Preformatted_20_Text"><text:s text:c="2"/>regarding copyright ownership. <text:s/>The ASF licenses this file </text:p>
      <text:p text:style-name="Preformatted_20_Text"><text:s text:c="2"/>to you under the Apache License, Version 2.0 (the </text:p>
      <text:p text:style-name="Preformatted_20_Text"><text:s text:c="2"/>"License"); you may not use this file except in compliance </text:p>
      <text:p text:style-name="Preformatted_20_Text"><text:s text:c="2"/>with the License. <text:s/>You may obtain a copy of the License at </text:p>
      <text:p text:style-name="Preformatted_20_Text"><text:s text:c="2"/></text:p>
      <text:p text:style-name="Preformatted_20_Text"><text:s text:c="2"/>http://www.apache.org/licenses/LICENSE-2.0 </text:p>
      <text:p text:style-name="Preformatted_20_Text"><text:s text:c="2"/></text:p>
      <text:p text:style-name="Preformatted_20_Text"><text:s text:c="2"/>Unless required by applicable law or agreed to in writing, </text:p>
      <text:p text:style-name="Preformatted_20_Text"><text:s text:c="2"/>software distributed under the License is distributed on an </text:p>
      <text:p text:style-name="Preformatted_20_Text"><text:s text:c="2"/>"AS IS" BASIS, WITHOUT WARRANTIES OR CONDITIONS OF ANY </text:p>
      <text:p text:style-name="Preformatted_20_Text"><text:s text:c="2"/>KIND, either express or implied. <text:s/>See the License for the </text:p>
      <text:p text:style-name="Preformatted_20_Text"><text:s text:c="2"/>specific language governing permissions and limitations </text:p>
      <text:p text:style-name="Preformatted_20_Text"><text:soft-page-break/><text:s text:c="2"/>under the License. </text:p>
      <text:p text:style-name="Preformatted_20_Text">--&gt; </text:p>
      <text:p text:style-name="Preformatted_20_Text">&lt;project xmlns="http://maven.apache.org/POM/4.0.0" xmlns:xsi="http://www.w3.org/2001/XMLSchema-instance" </text:p>
      <text:p text:style-name="Preformatted_20_Text"><text:s text:c="9"/>xsi:schemaLocation="http://maven.apache.org/POM/4.0.0 http://maven.apache.org/maven-v4_0_0.xsd"&gt; </text:p>
      <text:p text:style-name="Preformatted_20_Text"><text:s text:c="2"/>&lt;modelVersion&gt;4.0.0&lt;/modelVersion&gt; </text:p>
      <text:p text:style-name="Preformatted_20_Text"><text:s text:c="2"/>&lt;parent&gt; </text:p>
      <text:p text:style-name="Preformatted_20_Text"><text:s text:c="4"/>&lt;groupId&gt;org.apache.directory.server&lt;/groupId&gt; </text:p>
      <text:p text:style-name="Preformatted_20_Text"><text:s text:c="4"/>&lt;artifactId&gt;apacheds-parent&lt;/artifactId&gt; </text:p>
      <text:p text:style-name="Preformatted_20_Text"><text:s text:c="4"/>&lt;version&gt;2.0.0-M4&lt;/version&gt; </text:p>
      <text:p text:style-name="Preformatted_20_Text"><text:s text:c="2"/>&lt;/parent&gt; </text:p>
      <text:p text:style-name="Preformatted_20_Text"/>
      <text:p text:style-name="Preformatted_20_Text"><text:s text:c="2"/>&lt;groupId&gt;pl.org.olo.krbldap&lt;/groupId&gt; </text:p>
      <text:p text:style-name="Preformatted_20_Text"><text:s text:c="2"/>&lt;artifactId&gt;apacheds-krbldap-test&lt;/artifactId&gt; </text:p>
      <text:p text:style-name="Preformatted_20_Text"><text:s text:c="2"/>&lt;version&gt;1.0-SNAPSHOT&lt;/version&gt; </text:p>
      <text:p text:style-name="Preformatted_20_Text"/>
      <text:p text:style-name="Preformatted_20_Text"><text:s text:c="2"/>&lt;properties&gt; </text:p>
      <text:p text:style-name="Preformatted_20_Text"><text:s text:c="4"/>&lt;apache-ds.version&gt;${project.parent.version}&lt;/apache-ds.version&gt; </text:p>
      <text:p text:style-name="Preformatted_20_Text"><text:s text:c="2"/>&lt;/properties&gt; </text:p>
      <text:p text:style-name="Preformatted_20_Text"/>
      <text:p text:style-name="Preformatted_20_Text"><text:s text:c="2"/>&lt;build&gt; </text:p>
      <text:p text:style-name="Preformatted_20_Text"><text:s text:c="4"/>&lt;pluginManagement&gt; </text:p>
      <text:p text:style-name="Preformatted_20_Text"><text:s text:c="6"/>&lt;plugins&gt; </text:p>
      <text:p text:style-name="Preformatted_20_Text"><text:s text:c="8"/>&lt;plugin&gt; </text:p>
      <text:p text:style-name="Preformatted_20_Text"><text:s text:c="10"/>&lt;groupId&gt;org.apache.maven.plugins&lt;/groupId&gt; </text:p>
      <text:p text:style-name="Preformatted_20_Text"><text:s text:c="10"/>&lt;artifactId&gt;maven-surefire-plugin&lt;/artifactId&gt; </text:p>
      <text:p text:style-name="Preformatted_20_Text"><text:s text:c="10"/>&lt;configuration&gt; </text:p>
      <text:p text:style-name="Preformatted_20_Text"><text:s text:c="12"/>&lt;forkMode&gt;never&lt;/forkMode&gt; </text:p>
      <text:p text:style-name="Preformatted_20_Text"><text:s text:c="10"/>&lt;/configuration&gt; </text:p>
      <text:p text:style-name="Preformatted_20_Text"><text:s text:c="8"/>&lt;/plugin&gt; </text:p>
      <text:p text:style-name="Preformatted_20_Text"><text:s text:c="6"/>&lt;/plugins&gt; </text:p>
      <text:p text:style-name="Preformatted_20_Text"><text:s text:c="4"/>&lt;/pluginManagement&gt; </text:p>
      <text:p text:style-name="Preformatted_20_Text"><text:s text:c="2"/>&lt;/build&gt; </text:p>
      <text:p text:style-name="Preformatted_20_Text"/>
      <text:p text:style-name="Preformatted_20_Text"><text:s text:c="2"/>&lt;dependencies&gt; </text:p>
      <text:p text:style-name="Preformatted_20_Text">&lt;!-- </text:p>
      <text:p text:style-name="Preformatted_20_Text"><text:s text:c="4"/>&lt;dependency&gt; </text:p>
      <text:p text:style-name="Preformatted_20_Text"><text:s text:c="6"/>&lt;groupId&gt;org.apache.directory.server&lt;/groupId&gt; </text:p>
      <text:p text:style-name="Preformatted_20_Text"><text:s text:c="6"/>&lt;artifactId&gt;apacheds-all&lt;/artifactId&gt; </text:p>
      <text:p text:style-name="Preformatted_20_Text"><text:s text:c="6"/>&lt;version&gt;${apache-ds.version}&lt;/version&gt; </text:p>
      <text:p text:style-name="Preformatted_20_Text"><text:s text:c="4"/>&lt;/dependency&gt; </text:p>
      <text:p text:style-name="Preformatted_20_Text">--&gt; </text:p>
      <text:p text:style-name="Preformatted_20_Text"><text:s text:c="4"/>&lt;dependency&gt; </text:p>
      <text:p text:style-name="Preformatted_20_Text"><text:s text:c="6"/>&lt;groupId&gt;org.apache.directory.server&lt;/groupId&gt; </text:p>
      <text:p text:style-name="Preformatted_20_Text"><text:s text:c="6"/>&lt;artifactId&gt;apacheds-server-integ&lt;/artifactId&gt; </text:p>
      <text:p text:style-name="Preformatted_20_Text"><text:s text:c="6"/>&lt;version&gt;${apache-ds.version}&lt;/version&gt; </text:p>
      <text:p text:style-name="Preformatted_20_Text"><text:s text:c="4"/>&lt;/dependency&gt; </text:p>
      <text:p text:style-name="Preformatted_20_Text"><text:s text:c="4"/>&lt;dependency&gt; </text:p>
      <text:p text:style-name="Preformatted_20_Text"><text:s text:c="6"/>&lt;groupId&gt;org.apache.directory.server&lt;/groupId&gt; </text:p>
      <text:p text:style-name="Preformatted_20_Text"><text:s text:c="6"/>&lt;artifactId&gt;apacheds-core-integ&lt;/artifactId&gt; </text:p>
      <text:p text:style-name="Preformatted_20_Text"><text:soft-page-break/><text:s text:c="6"/>&lt;version&gt;${apache-ds.version}&lt;/version&gt; </text:p>
      <text:p text:style-name="Preformatted_20_Text"><text:s text:c="4"/>&lt;/dependency&gt; </text:p>
      <text:p text:style-name="Preformatted_20_Text"><text:s text:c="2"/>&lt;/dependencies&gt; </text:p>
      <text:p text:style-name="Preformatted_20_Text">&lt;/project&gt; </text:p>
      <text:p text:style-name="Preformatted_20_Text"># ./README.md </text:p>
      <text:p text:style-name="Preformatted_20_Text"/>
      <text:p text:style-name="Preformatted_20_Text"># ApacheDS KrbLDAP proof of concept implementation and test suite </text:p>
      <text:p text:style-name="Preformatted_20_Text"/>
      <text:p text:style-name="Preformatted_20_Text"><text:s text:c="2"/>ApacheDS-based server side implementation of KrbLDAP protocol (Kerberos v5 using LDAP extended operations as carrier protocol). </text:p>
      <text:p text:style-name="Preformatted_20_Text"/>
      <text:p text:style-name="Preformatted_20_Text"><text:s text:c="2"/>Encloses: </text:p>
      <text:p text:style-name="Preformatted_20_Text"/>
      <text:p text:style-name="Preformatted_20_Text"><text:s text:c="2"/>* ApacheDS extended operation handler implementation that takes care of extracting Kerberos v5 messages from the LDAP extended operation message and feeding it to the ApacheDS Kerberos KDC / TGS service </text:p>
      <text:p text:style-name="Preformatted_20_Text"><text:s text:c="2"/>* Test suite that launches customized pam-krb5 module's tests against a KrbLDAP-ized test instance of the ApacheDS server. </text:p>
      <text:p text:style-name="Preformatted_20_Text"/>
      <text:p text:style-name="Preformatted_20_Text"><text:s text:c="2"/>The test suite requires a customized build of pam-krb5 PAM module, which acts as a KrbLDAP client. It's available on Github as [pam_krb5-krbldap](http://github.com/aadamowski/pam_krb5-krbldap). </text:p>
      <text:p text:style-name="Preformatted_20_Text"/>
      <text:p text:style-name="Preformatted_20_Text"><text:s text:c="2"/>The pam_krb5-krbldap itself requires a customized version of MIT Kerberos v5 library, which is also present on Github as [krb5-krbldap](http://github.com/aadamowski/krb5-krbldap). </text:p>
      <text:p text:style-name="Preformatted_20_Text"/>
      <text:p text:style-name="Preformatted_20_Text"># ./LICENSE.txt </text:p>
      <text:p text:style-name="Preformatted_20_Text"/>
      <text:p text:style-name="Preformatted_20_Text"><text:s text:c="33"/>Apache License </text:p>
      <text:p text:style-name="Preformatted_20_Text"><text:s text:c="27"/>Version 2.0, January 2004 </text:p>
      <text:p text:style-name="Preformatted_20_Text"><text:s text:c="24"/>http://www.apache.org/licenses/ </text:p>
      <text:p text:style-name="Preformatted_20_Text"/>
      <text:p text:style-name="Preformatted_20_Text"><text:s text:c="3"/>TERMS AND CONDITIONS FOR USE, REPRODUCTION, AND DISTRIBUTION </text:p>
      <text:p text:style-name="Preformatted_20_Text"/>
      <text:p text:style-name="Preformatted_20_Text"><text:s text:c="3"/>1. Definitions. </text:p>
      <text:p text:style-name="Preformatted_20_Text"/>
      <text:p text:style-name="Preformatted_20_Text"><text:s text:c="6"/>"License" shall mean the terms and conditions for use, reproduction, </text:p>
      <text:p text:style-name="Preformatted_20_Text"><text:s text:c="6"/>and distribution as defined by Sections 1 through 9 of this document. </text:p>
      <text:p text:style-name="Preformatted_20_Text"/>
      <text:p text:style-name="Preformatted_20_Text"><text:s text:c="6"/>"Licensor" shall mean the copyright owner or entity authorized by </text:p>
      <text:p text:style-name="Preformatted_20_Text"><text:s text:c="6"/>the copyright owner that is granting the License. </text:p>
      <text:p text:style-name="Preformatted_20_Text"/>
      <text:p text:style-name="Preformatted_20_Text"><text:s text:c="6"/>"Legal Entity" shall mean the union of the acting entity and all </text:p>
      <text:p text:style-name="Preformatted_20_Text"><text:s text:c="6"/>other entities that control, are controlled by, or are under common </text:p>
      <text:p text:style-name="Preformatted_20_Text"><text:s text:c="6"/>control with that entity. For the purposes of this definition, </text:p>
      <text:p text:style-name="Preformatted_20_Text"><text:s text:c="6"/>"control" means (i) the power, direct or indirect, to cause the </text:p>
      <text:p text:style-name="Preformatted_20_Text"><text:s text:c="6"/>direction or management of such entity, whether by contract or </text:p>
      <text:p text:style-name="Preformatted_20_Text"><text:s text:c="6"/>otherwise, or (ii) ownership of fifty percent (50%) or more of the </text:p>
      <text:p text:style-name="Preformatted_20_Text"><text:s text:c="6"/>outstanding shares, or (iii) beneficial ownership of such entity. </text:p>
      <text:p text:style-name="Preformatted_20_Text"/>
      <text:p text:style-name="Preformatted_20_Text"><text:s text:c="6"/>"You" (or "Your") shall mean an individual or Legal Entity </text:p>
      <text:p text:style-name="Preformatted_20_Text"><text:soft-page-break/><text:s text:c="6"/>exercising permissions granted by this License. </text:p>
      <text:p text:style-name="Preformatted_20_Text"/>
      <text:p text:style-name="Preformatted_20_Text"><text:s text:c="6"/>"Source" form shall mean the preferred form for making modifications, </text:p>
      <text:p text:style-name="Preformatted_20_Text"><text:s text:c="6"/>including but not limited to software source code, documentation </text:p>
      <text:p text:style-name="Preformatted_20_Text"><text:s text:c="6"/>source, and configuration files. </text:p>
      <text:p text:style-name="Preformatted_20_Text"/>
      <text:p text:style-name="Preformatted_20_Text"><text:s text:c="6"/>"Object" form shall mean any form resulting from mechanical </text:p>
      <text:p text:style-name="Preformatted_20_Text"><text:s text:c="6"/>transformation or translation of a Source form, including but </text:p>
      <text:p text:style-name="Preformatted_20_Text"><text:s text:c="6"/>not limited to compiled object code, generated documentation, </text:p>
      <text:p text:style-name="Preformatted_20_Text"><text:s text:c="6"/>and conversions to other media types. </text:p>
      <text:p text:style-name="Preformatted_20_Text"/>
      <text:p text:style-name="Preformatted_20_Text"><text:s text:c="6"/>"Work" shall mean the work of authorship, whether in Source or </text:p>
      <text:p text:style-name="Preformatted_20_Text"><text:s text:c="6"/>Object form, made available under the License, as indicated by a </text:p>
      <text:p text:style-name="Preformatted_20_Text"><text:s text:c="6"/>copyright notice that is included in or attached to the work </text:p>
      <text:p text:style-name="Preformatted_20_Text"><text:s text:c="6"/>(an example is provided in the Appendix below). </text:p>
      <text:p text:style-name="Preformatted_20_Text"/>
      <text:p text:style-name="Preformatted_20_Text"><text:s text:c="6"/>"Derivative Works" shall mean any work, whether in Source or Object </text:p>
      <text:p text:style-name="Preformatted_20_Text"><text:s text:c="6"/>form, that is based on (or derived from) the Work and for which the </text:p>
      <text:p text:style-name="Preformatted_20_Text"><text:s text:c="6"/>editorial revisions, annotations, elaborations, or other modifications </text:p>
      <text:p text:style-name="Preformatted_20_Text"><text:s text:c="6"/>represent, as a whole, an original work of authorship. For the purposes </text:p>
      <text:p text:style-name="Preformatted_20_Text"><text:s text:c="6"/>of this License, Derivative Works shall not include works that remain </text:p>
      <text:p text:style-name="Preformatted_20_Text"><text:s text:c="6"/>separable from, or merely link (or bind by name) to the interfaces of, </text:p>
      <text:p text:style-name="Preformatted_20_Text"><text:s text:c="6"/>the Work and Derivative Works thereof. </text:p>
      <text:p text:style-name="Preformatted_20_Text"/>
      <text:p text:style-name="Preformatted_20_Text"><text:s text:c="6"/>"Contribution" shall mean any work of authorship, including </text:p>
      <text:p text:style-name="Preformatted_20_Text"><text:s text:c="6"/>the original version of the Work and any modifications or additions </text:p>
      <text:p text:style-name="Preformatted_20_Text"><text:s text:c="6"/>to that Work or Derivative Works thereof, that is intentionally </text:p>
      <text:p text:style-name="Preformatted_20_Text"><text:s text:c="6"/>submitted to Licensor for inclusion in the Work by the copyright owner </text:p>
      <text:p text:style-name="Preformatted_20_Text"><text:s text:c="6"/>or by an individual or Legal Entity authorized to submit on behalf of </text:p>
      <text:p text:style-name="Preformatted_20_Text"><text:s text:c="6"/>the copyright owner. For the purposes of this definition, "submitted" </text:p>
      <text:p text:style-name="Preformatted_20_Text"><text:s text:c="6"/>means any form of electronic, verbal, or written communication sent </text:p>
      <text:p text:style-name="Preformatted_20_Text"><text:s text:c="6"/>to the Licensor or its representatives, including but not limited to </text:p>
      <text:p text:style-name="Preformatted_20_Text"><text:s text:c="6"/>communication on electronic mailing lists, source code control systems, </text:p>
      <text:p text:style-name="Preformatted_20_Text"><text:s text:c="6"/>and issue tracking systems that are managed by, or on behalf of, the </text:p>
      <text:p text:style-name="Preformatted_20_Text"><text:s text:c="6"/>Licensor for the purpose of discussing and improving the Work, but </text:p>
      <text:p text:style-name="Preformatted_20_Text"><text:s text:c="6"/>excluding communication that is conspicuously marked or otherwise </text:p>
      <text:p text:style-name="Preformatted_20_Text"><text:s text:c="6"/>designated in writing by the copyright owner as "Not a Contribution." </text:p>
      <text:p text:style-name="Preformatted_20_Text"/>
      <text:p text:style-name="Preformatted_20_Text"><text:s text:c="6"/>"Contributor" shall mean Licensor and any individual or Legal Entity </text:p>
      <text:p text:style-name="Preformatted_20_Text"><text:s text:c="6"/>on behalf of whom a Contribution has been received by Licensor and </text:p>
      <text:p text:style-name="Preformatted_20_Text"><text:s text:c="6"/>subsequently incorporated within the Work. </text:p>
      <text:p text:style-name="Preformatted_20_Text"/>
      <text:p text:style-name="Preformatted_20_Text"><text:s text:c="3"/>2. Grant of Copyright License. Subject to the terms and conditions of </text:p>
      <text:p text:style-name="Preformatted_20_Text"><text:s text:c="6"/>this License, each Contributor hereby grants to You a perpetual, </text:p>
      <text:p text:style-name="Preformatted_20_Text"><text:s text:c="6"/>worldwide, non-exclusive, no-charge, royalty-free, irrevocable </text:p>
      <text:p text:style-name="Preformatted_20_Text"><text:s text:c="6"/>copyright license to reproduce, prepare Derivative Works of, </text:p>
      <text:p text:style-name="Preformatted_20_Text"><text:s text:c="6"/>publicly display, publicly perform, sublicense, and distribute the </text:p>
      <text:p text:style-name="Preformatted_20_Text"><text:s text:c="6"/>Work and such Derivative Works in Source or Object form. </text:p>
      <text:p text:style-name="Preformatted_20_Text"/>
      <text:p text:style-name="Preformatted_20_Text"><text:s text:c="3"/>3. Grant of Patent License. Subject to the terms and conditions of </text:p>
      <text:p text:style-name="Preformatted_20_Text"><text:soft-page-break/><text:s text:c="6"/>this License, each Contributor hereby grants to You a perpetual, </text:p>
      <text:p text:style-name="Preformatted_20_Text"><text:s text:c="6"/>worldwide, non-exclusive, no-charge, royalty-free, irrevocable </text:p>
      <text:p text:style-name="Preformatted_20_Text"><text:s text:c="6"/>(except as stated in this section) patent license to make, have made, </text:p>
      <text:p text:style-name="Preformatted_20_Text"><text:s text:c="6"/>use, offer to sell, sell, import, and otherwise transfer the Work, </text:p>
      <text:p text:style-name="Preformatted_20_Text"><text:s text:c="6"/>where such license applies only to those patent claims licensable </text:p>
      <text:p text:style-name="Preformatted_20_Text"><text:s text:c="6"/>by such Contributor that are necessarily infringed by their </text:p>
      <text:p text:style-name="Preformatted_20_Text"><text:s text:c="6"/>Contribution(s) alone or by combination of their Contribution(s) </text:p>
      <text:p text:style-name="Preformatted_20_Text"><text:s text:c="6"/>with the Work to which such Contribution(s) was submitted. If You </text:p>
      <text:p text:style-name="Preformatted_20_Text"><text:s text:c="6"/>institute patent litigation against any entity (including a </text:p>
      <text:p text:style-name="Preformatted_20_Text"><text:s text:c="6"/>cross-claim or counterclaim in a lawsuit) alleging that the Work </text:p>
      <text:p text:style-name="Preformatted_20_Text"><text:s text:c="6"/>or a Contribution incorporated within the Work constitutes direct </text:p>
      <text:p text:style-name="Preformatted_20_Text"><text:s text:c="6"/>or contributory patent infringement, then any patent licenses </text:p>
      <text:p text:style-name="Preformatted_20_Text"><text:s text:c="6"/>granted to You under this License for that Work shall terminate </text:p>
      <text:p text:style-name="Preformatted_20_Text"><text:s text:c="6"/>as of the date such litigation is filed. </text:p>
      <text:p text:style-name="Preformatted_20_Text"/>
      <text:p text:style-name="Preformatted_20_Text"><text:s text:c="3"/>4. Redistribution. You may reproduce and distribute copies of the </text:p>
      <text:p text:style-name="Preformatted_20_Text"><text:s text:c="6"/>Work or Derivative Works thereof in any medium, with or without </text:p>
      <text:p text:style-name="Preformatted_20_Text"><text:s text:c="6"/>modifications, and in Source or Object form, provided that You </text:p>
      <text:p text:style-name="Preformatted_20_Text"><text:s text:c="6"/>meet the following conditions: </text:p>
      <text:p text:style-name="Preformatted_20_Text"/>
      <text:p text:style-name="Preformatted_20_Text"><text:s text:c="6"/>(a) You must give any other recipients of the Work or </text:p>
      <text:p text:style-name="Preformatted_20_Text"><text:s text:c="10"/>Derivative Works a copy of this License; and </text:p>
      <text:p text:style-name="Preformatted_20_Text"/>
      <text:p text:style-name="Preformatted_20_Text"><text:s text:c="6"/>(b) You must cause any modified files to carry prominent notices </text:p>
      <text:p text:style-name="Preformatted_20_Text"><text:s text:c="10"/>stating that You changed the files; and </text:p>
      <text:p text:style-name="Preformatted_20_Text"/>
      <text:p text:style-name="Preformatted_20_Text"><text:s text:c="6"/>(c) You must retain, in the Source form of any Derivative Works </text:p>
      <text:p text:style-name="Preformatted_20_Text"><text:s text:c="10"/>that You distribute, all copyright, patent, trademark, and </text:p>
      <text:p text:style-name="Preformatted_20_Text"><text:s text:c="10"/>attribution notices from the Source form of the Work, </text:p>
      <text:p text:style-name="Preformatted_20_Text"><text:s text:c="10"/>excluding those notices that do not pertain to any part of </text:p>
      <text:p text:style-name="Preformatted_20_Text"><text:s text:c="10"/>the Derivative Works; and </text:p>
      <text:p text:style-name="Preformatted_20_Text"/>
      <text:p text:style-name="Preformatted_20_Text"><text:s text:c="6"/>(d) If the Work includes a "NOTICE" text file as part of its </text:p>
      <text:p text:style-name="Preformatted_20_Text"><text:s text:c="10"/>distribution, then any Derivative Works that You distribute must </text:p>
      <text:p text:style-name="Preformatted_20_Text"><text:s text:c="10"/>include a readable copy of the attribution notices contained </text:p>
      <text:p text:style-name="Preformatted_20_Text"><text:s text:c="10"/>within such NOTICE file, excluding those notices that do not </text:p>
      <text:p text:style-name="Preformatted_20_Text"><text:s text:c="10"/>pertain to any part of the Derivative Works, in at least one </text:p>
      <text:p text:style-name="Preformatted_20_Text"><text:s text:c="10"/>of the following places: within a NOTICE text file distributed </text:p>
      <text:p text:style-name="Preformatted_20_Text"><text:s text:c="10"/>as part of the Derivative Works; within the Source form or </text:p>
      <text:p text:style-name="Preformatted_20_Text"><text:s text:c="10"/>documentation, if provided along with the Derivative Works; or, </text:p>
      <text:p text:style-name="Preformatted_20_Text"><text:s text:c="10"/>within a display generated by the Derivative Works, if and </text:p>
      <text:p text:style-name="Preformatted_20_Text"><text:s text:c="10"/>wherever such third-party notices normally appear. The contents </text:p>
      <text:p text:style-name="Preformatted_20_Text"><text:s text:c="10"/>of the NOTICE file are for informational purposes only and </text:p>
      <text:p text:style-name="Preformatted_20_Text"><text:s text:c="10"/>do not modify the License. You may add Your own attribution </text:p>
      <text:p text:style-name="Preformatted_20_Text"><text:s text:c="10"/>notices within Derivative Works that You distribute, alongside </text:p>
      <text:p text:style-name="Preformatted_20_Text"><text:s text:c="10"/>or as an addendum to the NOTICE text from the Work, provided </text:p>
      <text:p text:style-name="Preformatted_20_Text"><text:s text:c="10"/>that such additional attribution notices cannot be construed </text:p>
      <text:p text:style-name="Preformatted_20_Text"><text:s text:c="10"/>as modifying the License. </text:p>
      <text:p text:style-name="Preformatted_20_Text"/>
      <text:p text:style-name="Preformatted_20_Text"><text:s text:c="6"/>You may add Your own copyright statement to Your modifications and </text:p>
      <text:p text:style-name="Preformatted_20_Text"><text:soft-page-break/><text:s text:c="6"/>may provide additional or different license terms and conditions </text:p>
      <text:p text:style-name="Preformatted_20_Text"><text:s text:c="6"/>for use, reproduction, or distribution of Your modifications, or </text:p>
      <text:p text:style-name="Preformatted_20_Text"><text:s text:c="6"/>for any such Derivative Works as a whole, provided Your use, </text:p>
      <text:p text:style-name="Preformatted_20_Text"><text:s text:c="6"/>reproduction, and distribution of the Work otherwise complies with </text:p>
      <text:p text:style-name="Preformatted_20_Text"><text:s text:c="6"/>the conditions stated in this License. </text:p>
      <text:p text:style-name="Preformatted_20_Text"/>
      <text:p text:style-name="Preformatted_20_Text"><text:s text:c="3"/>5. Submission of Contributions. Unless You explicitly state otherwise, </text:p>
      <text:p text:style-name="Preformatted_20_Text"><text:s text:c="6"/>any Contribution intentionally submitted for inclusion in the Work </text:p>
      <text:p text:style-name="Preformatted_20_Text"><text:s text:c="6"/>by You to the Licensor shall be under the terms and conditions of </text:p>
      <text:p text:style-name="Preformatted_20_Text"><text:s text:c="6"/>this License, without any additional terms or conditions. </text:p>
      <text:p text:style-name="Preformatted_20_Text"><text:s text:c="6"/>Notwithstanding the above, nothing herein shall supersede or modify </text:p>
      <text:p text:style-name="Preformatted_20_Text"><text:s text:c="6"/>the terms of any separate license agreement you may have executed </text:p>
      <text:p text:style-name="Preformatted_20_Text"><text:s text:c="6"/>with Licensor regarding such Contributions. </text:p>
      <text:p text:style-name="Preformatted_20_Text"/>
      <text:p text:style-name="Preformatted_20_Text"><text:s text:c="3"/>6. Trademarks. This License does not grant permission to use the trade </text:p>
      <text:p text:style-name="Preformatted_20_Text"><text:s text:c="6"/>names, trademarks, service marks, or product names of the Licensor, </text:p>
      <text:p text:style-name="Preformatted_20_Text"><text:s text:c="6"/>except as required for reasonable and customary use in describing the </text:p>
      <text:p text:style-name="Preformatted_20_Text"><text:s text:c="6"/>origin of the Work and reproducing the content of the NOTICE file. </text:p>
      <text:p text:style-name="Preformatted_20_Text"/>
      <text:p text:style-name="Preformatted_20_Text"><text:s text:c="3"/>7. Disclaimer of Warranty. Unless required by applicable law or </text:p>
      <text:p text:style-name="Preformatted_20_Text"><text:s text:c="6"/>agreed to in writing, Licensor provides the Work (and each </text:p>
      <text:p text:style-name="Preformatted_20_Text"><text:s text:c="6"/>Contributor provides its Contributions) on an "AS IS" BASIS, </text:p>
      <text:p text:style-name="Preformatted_20_Text"><text:s text:c="6"/>WITHOUT WARRANTIES OR CONDITIONS OF ANY KIND, either express or </text:p>
      <text:p text:style-name="Preformatted_20_Text"><text:s text:c="6"/>implied, including, without limitation, any warranties or conditions </text:p>
      <text:p text:style-name="Preformatted_20_Text"><text:s text:c="6"/>of TITLE, NON-INFRINGEMENT, MERCHANTABILITY, or FITNESS FOR A </text:p>
      <text:p text:style-name="Preformatted_20_Text"><text:s text:c="6"/>PARTICULAR PURPOSE. You are solely responsible for determining the </text:p>
      <text:p text:style-name="Preformatted_20_Text"><text:s text:c="6"/>appropriateness of using or redistributing the Work and assume any </text:p>
      <text:p text:style-name="Preformatted_20_Text"><text:s text:c="6"/>risks associated with Your exercise of permissions under this License. </text:p>
      <text:p text:style-name="Preformatted_20_Text"/>
      <text:p text:style-name="Preformatted_20_Text"><text:s text:c="3"/>8. Limitation of Liability. In no event and under no legal theory, </text:p>
      <text:p text:style-name="Preformatted_20_Text"><text:s text:c="6"/>whether in tort (including negligence), contract, or otherwise, </text:p>
      <text:p text:style-name="Preformatted_20_Text"><text:s text:c="6"/>unless required by applicable law (such as deliberate and grossly </text:p>
      <text:p text:style-name="Preformatted_20_Text"><text:s text:c="6"/>negligent acts) or agreed to in writing, shall any Contributor be </text:p>
      <text:p text:style-name="Preformatted_20_Text"><text:s text:c="6"/>liable to You for damages, including any direct, indirect, special, </text:p>
      <text:p text:style-name="Preformatted_20_Text"><text:s text:c="6"/>incidental, or consequential damages of any character arising as a </text:p>
      <text:p text:style-name="Preformatted_20_Text"><text:s text:c="6"/>result of this License or out of the use or inability to use the </text:p>
      <text:p text:style-name="Preformatted_20_Text"><text:s text:c="6"/>Work (including but not limited to damages for loss of goodwill, </text:p>
      <text:p text:style-name="Preformatted_20_Text"><text:s text:c="6"/>work stoppage, computer failure or malfunction, or any and all </text:p>
      <text:p text:style-name="Preformatted_20_Text"><text:s text:c="6"/>other commercial damages or losses), even if such Contributor </text:p>
      <text:p text:style-name="Preformatted_20_Text"><text:s text:c="6"/>has been advised of the possibility of such damages. </text:p>
      <text:p text:style-name="Preformatted_20_Text"/>
      <text:p text:style-name="Preformatted_20_Text"><text:s text:c="3"/>9. Accepting Warranty or Additional Liability. While redistributing </text:p>
      <text:p text:style-name="Preformatted_20_Text"><text:s text:c="6"/>the Work or Derivative Works thereof, You may choose to offer, </text:p>
      <text:p text:style-name="Preformatted_20_Text"><text:s text:c="6"/>and charge a fee for, acceptance of support, warranty, indemnity, </text:p>
      <text:p text:style-name="Preformatted_20_Text"><text:s text:c="6"/>or other liability obligations and/or rights consistent with this </text:p>
      <text:p text:style-name="Preformatted_20_Text"><text:s text:c="6"/>License. However, in accepting such obligations, You may act only </text:p>
      <text:p text:style-name="Preformatted_20_Text"><text:s text:c="6"/>on Your own behalf and on Your sole responsibility, not on behalf </text:p>
      <text:p text:style-name="Preformatted_20_Text"><text:s text:c="6"/>of any other Contributor, and only if You agree to indemnify, </text:p>
      <text:p text:style-name="Preformatted_20_Text"><text:s text:c="6"/>defend, and hold each Contributor harmless for any liability </text:p>
      <text:p text:style-name="Preformatted_20_Text"><text:s text:c="6"/>incurred by, or claims asserted against, such Contributor by reason </text:p>
      <text:p text:style-name="Preformatted_20_Text"><text:soft-page-break/><text:s text:c="6"/>of your accepting any such warranty or additional liability. </text:p>
      <text:p text:style-name="Preformatted_20_Text"/>
      <text:p text:style-name="Preformatted_20_Text"><text:s text:c="3"/>END OF TERMS AND CONDITIONS </text:p>
      <text:p text:style-name="Preformatted_20_Text"/>
      <text:p text:style-name="Preformatted_20_Text"><text:s text:c="3"/>APPENDIX: How to apply the Apache License to your work. </text:p>
      <text:p text:style-name="Preformatted_20_Text"/>
      <text:p text:style-name="Preformatted_20_Text"><text:s text:c="6"/>To apply the Apache License to your work, attach the following </text:p>
      <text:p text:style-name="Preformatted_20_Text"><text:s text:c="6"/>boilerplate notice, with the fields enclosed by brackets "[]" </text:p>
      <text:p text:style-name="Preformatted_20_Text"><text:s text:c="6"/>replaced with your own identifying information. (Don't include </text:p>
      <text:p text:style-name="Preformatted_20_Text"><text:s text:c="6"/>the brackets!) <text:s/>The text should be enclosed in the appropriate </text:p>
      <text:p text:style-name="Preformatted_20_Text"><text:s text:c="6"/>comment syntax for the file format. We also recommend that a </text:p>
      <text:p text:style-name="Preformatted_20_Text"><text:s text:c="6"/>file or class name and description of purpose be included on the </text:p>
      <text:p text:style-name="Preformatted_20_Text"><text:s text:c="6"/>same "printed page" as the copyright notice for easier </text:p>
      <text:p text:style-name="Preformatted_20_Text"><text:s text:c="6"/>identification within third-party archives. </text:p>
      <text:p text:style-name="Preformatted_20_Text"/>
      <text:p text:style-name="Preformatted_20_Text"><text:s text:c="3"/>Copyright [yyyy] [name of copyright owner] </text:p>
      <text:p text:style-name="Preformatted_20_Text"/>
      <text:p text:style-name="Preformatted_20_Text"><text:s text:c="3"/>Licensed under the Apache License, Version 2.0 (the "License"); </text:p>
      <text:p text:style-name="Preformatted_20_Text"><text:s text:c="3"/>you may not use this file except in compliance with the License. </text:p>
      <text:p text:style-name="Preformatted_20_Text"><text:s text:c="3"/>You may obtain a copy of the License at </text:p>
      <text:p text:style-name="Preformatted_20_Text"/>
      <text:p text:style-name="Preformatted_20_Text"><text:s text:c="7"/>http://www.apache.org/licenses/LICENSE-2.0 </text:p>
      <text:p text:style-name="Preformatted_20_Text"/>
      <text:p text:style-name="Preformatted_20_Text"><text:s text:c="3"/>Unless required by applicable law or agreed to in writing, software </text:p>
      <text:p text:style-name="Preformatted_20_Text"><text:s text:c="3"/>distributed under the License is distributed on an "AS IS" BASIS, </text:p>
      <text:p text:style-name="Preformatted_20_Text"><text:s text:c="3"/>WITHOUT WARRANTIES OR CONDITIONS OF ANY KIND, either express or implied. </text:p>
      <text:p text:style-name="Preformatted_20_Text"><text:s text:c="3"/>See the License for the specific language governing permissions and </text:p>
      <text:p text:style-name="Preformatted_20_Text"><text:s text:c="3"/>limitations under the License. </text:p>
      <text:p text:style-name="Preformatted_20_Text"/>
      <text:p text:style-name="Preformatted_20_Text"># ./src/main/java/pl/org/olo/krbldap/apacheds/handlers/extended/KrbLdapAuthServiceHandler.java </text:p>
      <text:p text:style-name="Preformatted_20_Text">/* </text:p>
      <text:p text:style-name="Preformatted_20_Text"><text:s/>* <text:s text:c="2"/>Licensed to the Apache Software Foundation (ASF) under one </text:p>
      <text:p text:style-name="Preformatted_20_Text"><text:s/>* <text:s text:c="2"/>or more contributor license agreements. <text:s/>See the NOTICE file </text:p>
      <text:p text:style-name="Preformatted_20_Text"><text:s/>* <text:s text:c="2"/>distributed with this work for additional information </text:p>
      <text:p text:style-name="Preformatted_20_Text"><text:s/>* <text:s text:c="2"/>regarding copyright ownership. <text:s/>The ASF licenses this file </text:p>
      <text:p text:style-name="Preformatted_20_Text"><text:s/>* <text:s text:c="2"/>to you under the Apache License, Version 2.0 (the </text:p>
      <text:p text:style-name="Preformatted_20_Text"><text:s/>* <text:s text:c="2"/>"License"); you may not use this file except in compliance </text:p>
      <text:p text:style-name="Preformatted_20_Text"><text:s/>* <text:s text:c="2"/>with the License. <text:s/>You may obtain a copy of the License at </text:p>
      <text:p text:style-name="Preformatted_20_Text"><text:s/>* </text:p>
      <text:p text:style-name="Preformatted_20_Text"><text:s/>* <text:s text:c="4"/>http://www.apache.org/licenses/LICENSE-2.0 </text:p>
      <text:p text:style-name="Preformatted_20_Text"><text:s/>* </text:p>
      <text:p text:style-name="Preformatted_20_Text"><text:s/>* <text:s text:c="2"/>Unless required by applicable law or agreed to in writing, </text:p>
      <text:p text:style-name="Preformatted_20_Text"><text:s/>* <text:s text:c="2"/>software distributed under the License is distributed on an </text:p>
      <text:p text:style-name="Preformatted_20_Text"><text:s/>* <text:s text:c="2"/>"AS IS" BASIS, WITHOUT WARRANTIES OR CONDITIONS OF ANY </text:p>
      <text:p text:style-name="Preformatted_20_Text"><text:s/>* <text:s text:c="2"/>KIND, either express or implied. <text:s/>See the License for the </text:p>
      <text:p text:style-name="Preformatted_20_Text"><text:s/>* <text:s text:c="2"/>specific language governing permissions and limitations </text:p>
      <text:p text:style-name="Preformatted_20_Text"><text:s/>* <text:s text:c="2"/>under the License. </text:p>
      <text:p text:style-name="Preformatted_20_Text"><text:s/>* </text:p>
      <text:p text:style-name="Preformatted_20_Text"><text:s/>*/ </text:p>
      <text:p text:style-name="Preformatted_20_Text"><text:soft-page-break/>package pl.org.olo.krbldap.apacheds.handlers.extended; </text:p>
      <text:p text:style-name="Preformatted_20_Text"/>
      <text:p text:style-name="Preformatted_20_Text">import java.net.SocketAddress; </text:p>
      <text:p text:style-name="Preformatted_20_Text">import java.util.Collections; </text:p>
      <text:p text:style-name="Preformatted_20_Text">import java.util.HashSet; </text:p>
      <text:p text:style-name="Preformatted_20_Text">import java.util.Iterator; </text:p>
      <text:p text:style-name="Preformatted_20_Text">import java.util.List; </text:p>
      <text:p text:style-name="Preformatted_20_Text">import java.util.Set; </text:p>
      <text:p text:style-name="Preformatted_20_Text"/>
      <text:p text:style-name="Preformatted_20_Text">import org.apache.directory.server.kerberos.protocol.KerberosProtocolHandler; </text:p>
      <text:p text:style-name="Preformatted_20_Text">import org.apache.directory.server.ldap.ExtendedOperationHandler; </text:p>
      <text:p text:style-name="Preformatted_20_Text">import org.apache.directory.server.ldap.LdapServer; </text:p>
      <text:p text:style-name="Preformatted_20_Text">import org.apache.directory.server.ldap.LdapSession; </text:p>
      <text:p text:style-name="Preformatted_20_Text">import org.apache.directory.shared.kerberos.components.PaData; </text:p>
      <text:p text:style-name="Preformatted_20_Text">import org.apache.directory.shared.kerberos.messages.AsReq; </text:p>
      <text:p text:style-name="Preformatted_20_Text">import org.apache.directory.shared.kerberos.messages.KerberosMessage; </text:p>
      <text:p text:style-name="Preformatted_20_Text">import org.apache.directory.shared.ldap.model.exception.LdapProtocolErrorException; </text:p>
      <text:p text:style-name="Preformatted_20_Text">import org.apache.directory.shared.ldap.model.message.LdapResult; </text:p>
      <text:p text:style-name="Preformatted_20_Text">import org.apache.directory.shared.ldap.model.message.ResultCodeEnum; </text:p>
      <text:p text:style-name="Preformatted_20_Text">import org.apache.mina.core.future.DefaultWriteFuture; </text:p>
      <text:p text:style-name="Preformatted_20_Text">import org.apache.mina.core.future.WriteFuture; </text:p>
      <text:p text:style-name="Preformatted_20_Text">import org.apache.mina.core.session.DummySession; </text:p>
      <text:p text:style-name="Preformatted_20_Text">import org.apache.mina.core.session.IoSession; </text:p>
      <text:p text:style-name="Preformatted_20_Text">import org.slf4j.Logger; </text:p>
      <text:p text:style-name="Preformatted_20_Text">import org.slf4j.LoggerFactory; </text:p>
      <text:p text:style-name="Preformatted_20_Text">import pl.org.olo.krbldap.apacheds.extras.extended.KrbLdapRequest; </text:p>
      <text:p text:style-name="Preformatted_20_Text">import pl.org.olo.krbldap.apacheds.extras.extended.KrbLdapResponse; </text:p>
      <text:p text:style-name="Preformatted_20_Text">import sun.security.krb5.KrbException; </text:p>
      <text:p text:style-name="Preformatted_20_Text"/>
      <text:p text:style-name="Preformatted_20_Text">/** </text:p>
      <text:p text:style-name="Preformatted_20_Text"><text:s/>* Handler for the KrbLDAP Authentication Service request (Kerberos' AS-REQ). </text:p>
      <text:p text:style-name="Preformatted_20_Text"><text:s/>* </text:p>
      <text:p text:style-name="Preformatted_20_Text"><text:s/>* @author &lt;a href="mailto:aleksander.adamowski@gmail.com"&gt;Aleksander Adamowski&lt;/a&gt; </text:p>
      <text:p text:style-name="Preformatted_20_Text"><text:s/>* @see &lt;a href="http://www.ietf.org/rfc/rfc1510.txt"&gt;RFC 1510&lt;/a&gt; </text:p>
      <text:p text:style-name="Preformatted_20_Text"><text:s/>*/ </text:p>
      <text:p text:style-name="Preformatted_20_Text">public class KrbLdapAuthServiceHandler implements ExtendedOperationHandler&lt;KrbLdapRequest, KrbLdapResponse&gt; { </text:p>
      <text:p text:style-name="Preformatted_20_Text"><text:s text:c="4"/>// ------------------------------ FIELDS ------------------------------ </text:p>
      <text:p text:style-name="Preformatted_20_Text"/>
      <text:p text:style-name="Preformatted_20_Text"><text:s text:c="4"/>private static final Set&lt;String&gt; EXTENSION_OIDS; </text:p>
      <text:p text:style-name="Preformatted_20_Text"><text:s text:c="4"/>private static final Logger LOG = LoggerFactory.getLogger(KrbLdapAuthServiceHandler.class); </text:p>
      <text:p text:style-name="Preformatted_20_Text"/>
      <text:p text:style-name="Preformatted_20_Text"><text:s text:c="4"/>protected LdapServer ldapServer; </text:p>
      <text:p text:style-name="Preformatted_20_Text"/>
      <text:p text:style-name="Preformatted_20_Text"><text:s text:c="4"/>private KerberosProtocolHandler kerberosProtocolHandler; </text:p>
      <text:p text:style-name="Preformatted_20_Text"/>
      <text:p text:style-name="Preformatted_20_Text"><text:s text:c="4"/>// -------------------------- STATIC METHODS -------------------------- </text:p>
      <text:p text:style-name="Preformatted_20_Text"/>
      <text:p text:style-name="Preformatted_20_Text"><text:soft-page-break/><text:s text:c="4"/>static { </text:p>
      <text:p text:style-name="Preformatted_20_Text"><text:s text:c="8"/>Set&lt;String&gt; set = new HashSet&lt;String&gt;(3); </text:p>
      <text:p text:style-name="Preformatted_20_Text"><text:s text:c="8"/>set.add(KrbLdapRequest.EXTENSION_OID); </text:p>
      <text:p text:style-name="Preformatted_20_Text"><text:s text:c="8"/>set.add(KrbLdapResponse.EXTENSION_OID); </text:p>
      <text:p text:style-name="Preformatted_20_Text"><text:s text:c="8"/>EXTENSION_OIDS = Collections.unmodifiableSet(set); </text:p>
      <text:p text:style-name="Preformatted_20_Text"><text:s text:c="4"/>} </text:p>
      <text:p text:style-name="Preformatted_20_Text"><text:s/></text:p>
      <text:p text:style-name="Preformatted_20_Text"><text:s text:c="4"/>// --------------------------- CONSTRUCTORS --------------------------- </text:p>
      <text:p text:style-name="Preformatted_20_Text"/>
      <text:p text:style-name="Preformatted_20_Text"><text:s text:c="4"/>public KrbLdapAuthServiceHandler() { </text:p>
      <text:p text:style-name="Preformatted_20_Text"/>
      <text:p text:style-name="Preformatted_20_Text"><text:s text:c="4"/>} </text:p>
      <text:p text:style-name="Preformatted_20_Text"/>
      <text:p text:style-name="Preformatted_20_Text"><text:s text:c="4"/>// --------------------- GETTER / SETTER METHODS --------------------- </text:p>
      <text:p text:style-name="Preformatted_20_Text"/>
      <text:p text:style-name="Preformatted_20_Text"><text:s text:c="4"/>public KerberosProtocolHandler getKerberosProtocolHandler() { </text:p>
      <text:p text:style-name="Preformatted_20_Text"><text:s text:c="8"/>return kerberosProtocolHandler; </text:p>
      <text:p text:style-name="Preformatted_20_Text"><text:s text:c="4"/>} </text:p>
      <text:p text:style-name="Preformatted_20_Text"/>
      <text:p text:style-name="Preformatted_20_Text"><text:s text:c="4"/>public void setKerberosProtocolHandler(KerberosProtocolHandler kerberosProtocolHandler) { </text:p>
      <text:p text:style-name="Preformatted_20_Text"><text:s text:c="8"/>this.kerberosProtocolHandler = kerberosProtocolHandler; </text:p>
      <text:p text:style-name="Preformatted_20_Text"><text:s text:c="4"/>} </text:p>
      <text:p text:style-name="Preformatted_20_Text"/>
      <text:p text:style-name="Preformatted_20_Text"><text:s text:c="4"/>public void setLdapServer(LdapServer ldapServer) { </text:p>
      <text:p text:style-name="Preformatted_20_Text"><text:s text:c="8"/>LOG.debug("Setting LDAP Service"); </text:p>
      <text:p text:style-name="Preformatted_20_Text"><text:s text:c="8"/>this.ldapServer = ldapServer; </text:p>
      <text:p text:style-name="Preformatted_20_Text"><text:s text:c="4"/>} </text:p>
      <text:p text:style-name="Preformatted_20_Text"/>
      <text:p text:style-name="Preformatted_20_Text"><text:s text:c="4"/>// ------------------------ INTERFACE METHODS ------------------------ </text:p>
      <text:p text:style-name="Preformatted_20_Text"/>
      <text:p text:style-name="Preformatted_20_Text"/>
      <text:p text:style-name="Preformatted_20_Text"><text:s text:c="4"/>// --------------------- Interface ExtendedOperationHandler --------------------- </text:p>
      <text:p text:style-name="Preformatted_20_Text"/>
      <text:p text:style-name="Preformatted_20_Text"><text:s text:c="4"/>public String getOid() { </text:p>
      <text:p text:style-name="Preformatted_20_Text"><text:s text:c="8"/>return KrbLdapResponse.EXTENSION_OID; </text:p>
      <text:p text:style-name="Preformatted_20_Text"><text:s text:c="4"/>} </text:p>
      <text:p text:style-name="Preformatted_20_Text"/>
      <text:p text:style-name="Preformatted_20_Text"><text:s text:c="4"/>public Set&lt;String&gt; getExtensionOids() { </text:p>
      <text:p text:style-name="Preformatted_20_Text"><text:s text:c="8"/>return EXTENSION_OIDS; </text:p>
      <text:p text:style-name="Preformatted_20_Text"><text:s text:c="4"/>} </text:p>
      <text:p text:style-name="Preformatted_20_Text"/>
      <text:p text:style-name="Preformatted_20_Text"><text:s text:c="4"/>public void handleExtendedOperation(LdapSession session, KrbLdapRequest req) throws Exception { </text:p>
      <text:p text:style-name="Preformatted_20_Text"><text:s text:c="8"/>LOG.info("Handling KrbLdap AS request."); </text:p>
      <text:p text:style-name="Preformatted_20_Text"><text:s text:c="8"/>final KerberosMessage kerberosMessage = req.getKerberosMessage(); </text:p>
      <text:p text:style-name="Preformatted_20_Text"><text:s text:c="8"/>if (LOG.isDebugEnabled()) { </text:p>
      <text:p text:style-name="Preformatted_20_Text"><text:s text:c="12"/>LOG.debug("LdapSession: [" + session.toString() + "]"); </text:p>
      <text:p text:style-name="Preformatted_20_Text"><text:s text:c="12"/>LOG.debug("ExtendedRequest: [" + req.toString() + "]"); </text:p>
      <text:p text:style-name="Preformatted_20_Text"><text:s text:c="12"/>LOG.debug("KerberosMessage contained in ExtendedRequest: " + <text:soft-page-break/>kerberosMessage); </text:p>
      <text:p text:style-name="Preformatted_20_Text"><text:s text:c="12"/>LOG.debug("KerberosMessage class: " + kerberosMessage.getClass().getName()); </text:p>
      <text:p text:style-name="Preformatted_20_Text"><text:s text:c="12"/>LOG.debug("ldapServer available: " + this.ldapServer); </text:p>
      <text:p text:style-name="Preformatted_20_Text"><text:s text:c="8"/>} </text:p>
      <text:p text:style-name="Preformatted_20_Text"><text:s text:c="8"/>// Clean up zero-type padata entries from the list. </text:p>
      <text:p text:style-name="Preformatted_20_Text"><text:s text:c="8"/>// TODO: to be removed once Apache DS correctly handles unknown pre-authentication types. </text:p>
      <text:p text:style-name="Preformatted_20_Text"><text:s text:c="8"/>if (kerberosMessage instanceof AsReq) { </text:p>
      <text:p text:style-name="Preformatted_20_Text"><text:s text:c="12"/>LOG.debug("PaData list contents:"); </text:p>
      <text:p text:style-name="Preformatted_20_Text"><text:s text:c="12"/>final List&lt;PaData&gt; paDataList = ((AsReq) kerberosMessage).getPaData(); </text:p>
      <text:p text:style-name="Preformatted_20_Text"><text:s text:c="12"/>final Iterator&lt;PaData&gt; iterator = paDataList.iterator(); </text:p>
      <text:p text:style-name="Preformatted_20_Text"><text:s text:c="12"/>while (iterator.hasNext()) { </text:p>
      <text:p text:style-name="Preformatted_20_Text"><text:s text:c="16"/>PaData paData = iterator.next(); </text:p>
      <text:p text:style-name="Preformatted_20_Text"><text:s text:c="16"/>LOG.debug(" <text:s/>PaData type value: " + paData.getPaDataType().getValue()); </text:p>
      <text:p text:style-name="Preformatted_20_Text"><text:s text:c="16"/>LOG.debug(" <text:s/>PaData value: " + paData.getPaDataValue()); </text:p>
      <text:p text:style-name="Preformatted_20_Text"><text:s text:c="16"/>if (paData.getPaDataType().getValue() == 0) { </text:p>
      <text:p text:style-name="Preformatted_20_Text"><text:s text:c="20"/>LOG.warn(" <text:s text:c="3"/>Zero-type PaData found: " + paData); </text:p>
      <text:p text:style-name="Preformatted_20_Text"><text:s text:c="20"/>// Workaround for http://mailman.mit.edu/pipermail/krbdev/2012-January/010640.html : </text:p>
      <text:p text:style-name="Preformatted_20_Text"><text:s text:c="20"/>LOG.warn(" <text:s text:c="3"/>removing."); </text:p>
      <text:p text:style-name="Preformatted_20_Text"><text:s text:c="20"/>iterator.remove(); </text:p>
      <text:p text:style-name="Preformatted_20_Text"><text:s text:c="16"/>} </text:p>
      <text:p text:style-name="Preformatted_20_Text"><text:s text:c="12"/>} </text:p>
      <text:p text:style-name="Preformatted_20_Text"><text:s text:c="8"/>} </text:p>
      <text:p text:style-name="Preformatted_20_Text"><text:s text:c="8"/>/** perform message processing similar in behaviour to </text:p>
      <text:p text:style-name="Preformatted_20_Text"><text:s text:c="9"/>* {@link org.apache.directory.server.kerberos.protocol.KerberosProtocolHandler#messageReceived} </text:p>
      <text:p text:style-name="Preformatted_20_Text"><text:s text:c="9"/>*/ </text:p>
      <text:p text:style-name="Preformatted_20_Text"><text:s text:c="8"/>final IoSession ldapIoSession = session.getIoSession(); </text:p>
      <text:p text:style-name="Preformatted_20_Text"><text:s text:c="8"/>final KrbLdapAuthServiceHandlerIoSession handlerSession = new KrbLdapAuthServiceHandlerIoSession(); </text:p>
      <text:p text:style-name="Preformatted_20_Text"><text:s text:c="8"/>handlerSession.setRemoteAddress(ldapIoSession.getRemoteAddress()); </text:p>
      <text:p text:style-name="Preformatted_20_Text"><text:s text:c="8"/>KerberosMessage kerberosReply = null; </text:p>
      <text:p text:style-name="Preformatted_20_Text"><text:s text:c="8"/>kerberosProtocolHandler.messageReceived(handlerSession, kerberosMessage); </text:p>
      <text:p text:style-name="Preformatted_20_Text"><text:s text:c="8"/>kerberosReply = handlerSession.getKerberosMessage(); </text:p>
      <text:p text:style-name="Preformatted_20_Text"><text:s text:c="8"/>if (kerberosReply == null) { </text:p>
      <text:p text:style-name="Preformatted_20_Text"><text:s text:c="12"/>LOG.warn("kerberosReply in " + KrbLdapAuthServiceHandlerIoSession.class.getName() + </text:p>
      <text:p text:style-name="Preformatted_20_Text"><text:s text:c="20"/>" is null, which means that messageReceived didn't set any reply."); </text:p>
      <text:p text:style-name="Preformatted_20_Text"><text:s text:c="8"/>} </text:p>
      <text:p text:style-name="Preformatted_20_Text"/>
      <text:p text:style-name="Preformatted_20_Text"><text:s text:c="8"/>final KrbLdapResponse resultResponse = req.getResultResponse(); </text:p>
      <text:p text:style-name="Preformatted_20_Text"/>
      <text:p text:style-name="Preformatted_20_Text"><text:s text:c="8"/>if (resultResponse == null) { </text:p>
      <text:p text:style-name="Preformatted_20_Text"><text:s text:c="12"/>final String message = "Request has no resultResponse!"; </text:p>
      <text:p text:style-name="Preformatted_20_Text"><text:s text:c="12"/>LOG.error(message + " request is: " + req.toString()); </text:p>
      <text:p text:style-name="Preformatted_20_Text"><text:s text:c="12"/>throw new LdapProtocolErrorException(message); </text:p>
      <text:p text:style-name="Preformatted_20_Text"><text:soft-page-break/><text:s text:c="8"/>} </text:p>
      <text:p text:style-name="Preformatted_20_Text"/>
      <text:p text:style-name="Preformatted_20_Text"><text:s text:c="8"/>resultResponse.setKerberosReply(kerberosReply); </text:p>
      <text:p text:style-name="Preformatted_20_Text"><text:s text:c="8"/>final LdapResult ldapResult = resultResponse.getLdapResult(); </text:p>
      <text:p text:style-name="Preformatted_20_Text"/>
      <text:p text:style-name="Preformatted_20_Text"><text:s text:c="8"/>if (ldapResult == null) { </text:p>
      <text:p text:style-name="Preformatted_20_Text"><text:s text:c="12"/>final String message = "Response has no ldapResult!"; </text:p>
      <text:p text:style-name="Preformatted_20_Text"><text:s text:c="12"/>LOG.error(message + " response is: " + resultResponse.toString()); </text:p>
      <text:p text:style-name="Preformatted_20_Text"><text:s text:c="12"/>throw new LdapProtocolErrorException(message); </text:p>
      <text:p text:style-name="Preformatted_20_Text"><text:s text:c="8"/>} </text:p>
      <text:p text:style-name="Preformatted_20_Text"><text:s text:c="8"/>ldapResult.setResultCode(ResultCodeEnum.SUCCESS); </text:p>
      <text:p text:style-name="Preformatted_20_Text"><text:s text:c="8"/>resultResponse.setMessageId(req.getMessageId()); </text:p>
      <text:p text:style-name="Preformatted_20_Text"><text:s text:c="8"/>LOG.debug("Setting Kerberos Reply: " + resultResponse.getKerberosReply()); </text:p>
      <text:p text:style-name="Preformatted_20_Text"><text:s text:c="8"/>ldapIoSession.write(resultResponse); </text:p>
      <text:p text:style-name="Preformatted_20_Text"><text:s text:c="8"/>LOG.debug("Wrote to Ldap IO Session the following response: " + resultResponse.toString()); </text:p>
      <text:p text:style-name="Preformatted_20_Text"><text:s text:c="4"/>} </text:p>
      <text:p text:style-name="Preformatted_20_Text"/>
      <text:p text:style-name="Preformatted_20_Text"><text:s text:c="4"/>// -------------------------- INNER CLASSES -------------------------- </text:p>
      <text:p text:style-name="Preformatted_20_Text"/>
      <text:p text:style-name="Preformatted_20_Text"><text:s text:c="4"/>private class KrbLdapAuthServiceHandlerIoSession extends DummySession { </text:p>
      <text:p text:style-name="Preformatted_20_Text"><text:s text:c="8"/>// ------------------------------ FIELDS ------------------------------ </text:p>
      <text:p text:style-name="Preformatted_20_Text"/>
      <text:p text:style-name="Preformatted_20_Text"><text:s text:c="8"/>private SocketAddress remoteAddress; </text:p>
      <text:p text:style-name="Preformatted_20_Text"/>
      <text:p text:style-name="Preformatted_20_Text"><text:s text:c="8"/>private KerberosMessage kerberosMessage = null; </text:p>
      <text:p text:style-name="Preformatted_20_Text"/>
      <text:p text:style-name="Preformatted_20_Text"><text:s text:c="8"/>// --------------------- GETTER / SETTER METHODS --------------------- </text:p>
      <text:p text:style-name="Preformatted_20_Text"/>
      <text:p text:style-name="Preformatted_20_Text"><text:s text:c="8"/>public KerberosMessage getKerberosMessage() { </text:p>
      <text:p text:style-name="Preformatted_20_Text"><text:s text:c="12"/>return kerberosMessage; </text:p>
      <text:p text:style-name="Preformatted_20_Text"><text:s text:c="8"/>} </text:p>
      <text:p text:style-name="Preformatted_20_Text"/>
      <text:p text:style-name="Preformatted_20_Text"><text:s text:c="8"/>public void setKerberosMessage(KerberosMessage kerberosMessage) { </text:p>
      <text:p text:style-name="Preformatted_20_Text"><text:s text:c="12"/>this.kerberosMessage = kerberosMessage; </text:p>
      <text:p text:style-name="Preformatted_20_Text"><text:s text:c="8"/>} </text:p>
      <text:p text:style-name="Preformatted_20_Text"/>
      <text:p text:style-name="Preformatted_20_Text"><text:s text:c="8"/>@Override </text:p>
      <text:p text:style-name="Preformatted_20_Text"><text:s text:c="8"/>public SocketAddress getRemoteAddress() { </text:p>
      <text:p text:style-name="Preformatted_20_Text"><text:s text:c="12"/>return this.remoteAddress; </text:p>
      <text:p text:style-name="Preformatted_20_Text"><text:s text:c="8"/>} </text:p>
      <text:p text:style-name="Preformatted_20_Text"/>
      <text:p text:style-name="Preformatted_20_Text"><text:s text:c="8"/>public void setRemoteAddress(SocketAddress remoteAddress) { </text:p>
      <text:p text:style-name="Preformatted_20_Text"><text:s text:c="12"/>this.remoteAddress = remoteAddress; </text:p>
      <text:p text:style-name="Preformatted_20_Text"><text:s text:c="8"/>} </text:p>
      <text:p text:style-name="Preformatted_20_Text"/>
      <text:p text:style-name="Preformatted_20_Text"><text:s text:c="8"/>// ------------------------ INTERFACE METHODS ------------------------ </text:p>
      <text:p text:style-name="Preformatted_20_Text"/>
      <text:p text:style-name="Preformatted_20_Text"/>
      <text:p text:style-name="Preformatted_20_Text"><text:s text:c="8"/>// --------------------- Interface IoSession --------------------- </text:p>
      <text:p text:style-name="Preformatted_20_Text"><text:soft-page-break/></text:p>
      <text:p text:style-name="Preformatted_20_Text"><text:s text:c="8"/>@Override </text:p>
      <text:p text:style-name="Preformatted_20_Text"><text:s text:c="8"/>public WriteFuture write(Object message) { </text:p>
      <text:p text:style-name="Preformatted_20_Text"><text:s text:c="12"/>final DefaultWriteFuture writeFuture; </text:p>
      <text:p text:style-name="Preformatted_20_Text"><text:s text:c="12"/>LOG.debug("message received in session: " + message); </text:p>
      <text:p text:style-name="Preformatted_20_Text"><text:s text:c="12"/>if (message instanceof KerberosMessage) { </text:p>
      <text:p text:style-name="Preformatted_20_Text"><text:s text:c="16"/>writeFuture = (DefaultWriteFuture) DefaultWriteFuture.newWrittenFuture(this); </text:p>
      <text:p text:style-name="Preformatted_20_Text"><text:s text:c="16"/>writeFuture.setValue(message); </text:p>
      <text:p text:style-name="Preformatted_20_Text"><text:s text:c="16"/>setKerberosMessage((KerberosMessage) message); </text:p>
      <text:p text:style-name="Preformatted_20_Text"><text:s text:c="12"/>} else { </text:p>
      <text:p text:style-name="Preformatted_20_Text"><text:s text:c="16"/>final KrbException krbException = </text:p>
      <text:p text:style-name="Preformatted_20_Text"><text:s text:c="24"/>new KrbException("Message written to " + KrbLdapAuthServiceHandlerIoSession.class.getName() + </text:p>
      <text:p text:style-name="Preformatted_20_Text"><text:s text:c="32"/>" is not of class " + KerberosMessage.class.getName() + " but instead of class " + </text:p>
      <text:p text:style-name="Preformatted_20_Text"><text:s text:c="32"/>message.getClass().getName()); </text:p>
      <text:p text:style-name="Preformatted_20_Text"><text:s text:c="16"/>LOG.error(krbException.getMessage(), krbException); </text:p>
      <text:p text:style-name="Preformatted_20_Text"><text:s text:c="16"/>writeFuture = (DefaultWriteFuture) DefaultWriteFuture.newNotWrittenFuture(this, krbException); </text:p>
      <text:p text:style-name="Preformatted_20_Text"><text:s text:c="12"/>} </text:p>
      <text:p text:style-name="Preformatted_20_Text"><text:s text:c="12"/>LOG.debug("Kerberos message stored in session: " + getKerberosMessage()); </text:p>
      <text:p text:style-name="Preformatted_20_Text"/>
      <text:p text:style-name="Preformatted_20_Text"><text:s text:c="12"/>return writeFuture; </text:p>
      <text:p text:style-name="Preformatted_20_Text"><text:s text:c="8"/>} </text:p>
      <text:p text:style-name="Preformatted_20_Text"><text:s text:c="4"/>} </text:p>
      <text:p text:style-name="Preformatted_20_Text">} </text:p>
      <text:p text:style-name="Preformatted_20_Text"># ./src/main/java/pl/org/olo/krbldap/apacheds/extras/extended/KrbLdapResponseImpl.java </text:p>
      <text:p text:style-name="Preformatted_20_Text">package pl.org.olo.krbldap.apacheds.extras.extended; </text:p>
      <text:p text:style-name="Preformatted_20_Text"/>
      <text:p text:style-name="Preformatted_20_Text">import javax.naming.ldap.ExtendedResponse; </text:p>
      <text:p text:style-name="Preformatted_20_Text"/>
      <text:p text:style-name="Preformatted_20_Text">import org.apache.directory.shared.kerberos.messages.KerberosMessage; </text:p>
      <text:p text:style-name="Preformatted_20_Text">import org.apache.directory.shared.ldap.model.message.ExtendedRequestImpl; </text:p>
      <text:p text:style-name="Preformatted_20_Text">import org.apache.directory.shared.ldap.model.message.ExtendedResponseImpl; </text:p>
      <text:p text:style-name="Preformatted_20_Text">import org.apache.directory.shared.ldap.model.message.LdapResult; </text:p>
      <text:p text:style-name="Preformatted_20_Text">import org.apache.directory.shared.ldap.model.message.ResultCodeEnum; </text:p>
      <text:p text:style-name="Preformatted_20_Text"/>
      <text:p text:style-name="Preformatted_20_Text">/** </text:p>
      <text:p text:style-name="Preformatted_20_Text"><text:s/>* </text:p>
      <text:p text:style-name="Preformatted_20_Text"><text:s/>*/ </text:p>
      <text:p text:style-name="Preformatted_20_Text">public class KrbLdapResponseImpl extends ExtendedResponseImpl implements KrbLdapResponse { </text:p>
      <text:p text:style-name="Preformatted_20_Text"><text:s text:c="4"/>// ------------------------------ FIELDS ------------------------------ </text:p>
      <text:p text:style-name="Preformatted_20_Text"/>
      <text:p text:style-name="Preformatted_20_Text"><text:s text:c="4"/>private KerberosMessage kerberosReply; </text:p>
      <text:p text:style-name="Preformatted_20_Text"/>
      <text:p text:style-name="Preformatted_20_Text"><text:s text:c="4"/>// --------------------------- CONSTRUCTORS --------------------------- </text:p>
      <text:p text:style-name="Preformatted_20_Text"/>
      <text:p text:style-name="Preformatted_20_Text"><text:soft-page-break/><text:s text:c="4"/>public KrbLdapResponseImpl() { </text:p>
      <text:p text:style-name="Preformatted_20_Text"><text:s text:c="8"/>super(EXTENSION_OID); </text:p>
      <text:p text:style-name="Preformatted_20_Text"><text:s text:c="4"/>} </text:p>
      <text:p text:style-name="Preformatted_20_Text"/>
      <text:p text:style-name="Preformatted_20_Text"><text:s text:c="4"/>public KrbLdapResponseImpl(int messageId) { </text:p>
      <text:p text:style-name="Preformatted_20_Text"><text:s text:c="8"/>super(messageId, EXTENSION_OID); </text:p>
      <text:p text:style-name="Preformatted_20_Text"><text:s text:c="4"/>} </text:p>
      <text:p text:style-name="Preformatted_20_Text"/>
      <text:p text:style-name="Preformatted_20_Text"><text:s text:c="4"/>// --------------------- GETTER / SETTER METHODS --------------------- </text:p>
      <text:p text:style-name="Preformatted_20_Text"/>
      <text:p text:style-name="Preformatted_20_Text"><text:s text:c="4"/>public KerberosMessage getKerberosReply() { </text:p>
      <text:p text:style-name="Preformatted_20_Text"><text:s text:c="8"/>return kerberosReply; </text:p>
      <text:p text:style-name="Preformatted_20_Text"><text:s text:c="4"/>} </text:p>
      <text:p text:style-name="Preformatted_20_Text"/>
      <text:p text:style-name="Preformatted_20_Text"><text:s text:c="4"/>public void setKerberosReply(KerberosMessage kerberosReply) { </text:p>
      <text:p text:style-name="Preformatted_20_Text"><text:s text:c="8"/>this.kerberosReply = kerberosReply; </text:p>
      <text:p text:style-name="Preformatted_20_Text"><text:s text:c="4"/>} </text:p>
      <text:p text:style-name="Preformatted_20_Text"/>
      <text:p text:style-name="Preformatted_20_Text"><text:s text:c="4"/>@Override </text:p>
      <text:p text:style-name="Preformatted_20_Text"><text:s text:c="4"/>public String toString() { </text:p>
      <text:p text:style-name="Preformatted_20_Text"><text:s text:c="8"/>return "KrbLdapResponseImpl{" + </text:p>
      <text:p text:style-name="Preformatted_20_Text"><text:s text:c="16"/>"kerberosReply=" + kerberosReply + </text:p>
      <text:p text:style-name="Preformatted_20_Text"><text:s text:c="16"/>'}'; </text:p>
      <text:p text:style-name="Preformatted_20_Text"><text:s text:c="4"/>} </text:p>
      <text:p text:style-name="Preformatted_20_Text">} </text:p>
      <text:p text:style-name="Preformatted_20_Text"># ./src/main/java/pl/org/olo/krbldap/apacheds/extras/extended/KrbLdapRequest.java </text:p>
      <text:p text:style-name="Preformatted_20_Text">package pl.org.olo.krbldap.apacheds.extras.extended; </text:p>
      <text:p text:style-name="Preformatted_20_Text"/>
      <text:p text:style-name="Preformatted_20_Text">import org.apache.directory.shared.kerberos.messages.KerberosMessage; </text:p>
      <text:p text:style-name="Preformatted_20_Text">import org.apache.directory.shared.ldap.model.message.ExtendedRequest; </text:p>
      <text:p text:style-name="Preformatted_20_Text"/>
      <text:p text:style-name="Preformatted_20_Text">/** </text:p>
      <text:p text:style-name="Preformatted_20_Text"><text:s/>* The interface for the KerbeLDAP extended operation request. </text:p>
      <text:p text:style-name="Preformatted_20_Text"><text:s/>* </text:p>
      <text:p text:style-name="Preformatted_20_Text"><text:s/>* @author &lt;a href="mailto:aleksander.adamowski@gmail.com"&gt;Aleksander Adamowski&lt;/a&gt; </text:p>
      <text:p text:style-name="Preformatted_20_Text"><text:s/>* @see &lt;a href="http://www.ietf.org/rfc/rfc1510.txt"&gt;RFC 1510&lt;/a&gt; </text:p>
      <text:p text:style-name="Preformatted_20_Text"><text:s/>*/ </text:p>
      <text:p text:style-name="Preformatted_20_Text">public interface KrbLdapRequest extends ExtendedRequest&lt;KrbLdapResponse&gt; { </text:p>
      <text:p text:style-name="Preformatted_20_Text"><text:s text:c="4"/>public static final String EXTENSION_OID = KrbLdapResponse.EXTENSION_OID; </text:p>
      <text:p text:style-name="Preformatted_20_Text"/>
      <text:p text:style-name="Preformatted_20_Text"><text:s text:c="4"/>public KerberosMessage getKerberosMessage(); </text:p>
      <text:p text:style-name="Preformatted_20_Text"/>
      <text:p text:style-name="Preformatted_20_Text"><text:s text:c="4"/>public void setKerberosMessage(KerberosMessage kerberosMessage); </text:p>
      <text:p text:style-name="Preformatted_20_Text">} </text:p>
      <text:p text:style-name="Preformatted_20_Text"># ./src/main/java/pl/org/olo/krbldap/apacheds/extras/extended/ads_impl/krbLdap/KrbLdapDecoder.java </text:p>
      <text:p text:style-name="Preformatted_20_Text">package pl.org.olo.krbldap.apacheds.extras.extended.ads_impl.krbLdap; </text:p>
      <text:p text:style-name="Preformatted_20_Text"/>
      <text:p text:style-name="Preformatted_20_Text"><text:soft-page-break/>import java.nio.ByteBuffer; </text:p>
      <text:p text:style-name="Preformatted_20_Text">import java.nio.charset.Charset; </text:p>
      <text:p text:style-name="Preformatted_20_Text">import java.util.Arrays; </text:p>
      <text:p text:style-name="Preformatted_20_Text"/>
      <text:p text:style-name="Preformatted_20_Text">import org.apache.commons.io.HexDump; </text:p>
      <text:p text:style-name="Preformatted_20_Text">import org.apache.directory.shared.asn1.Asn1Object; </text:p>
      <text:p text:style-name="Preformatted_20_Text">import org.apache.directory.shared.asn1.DecoderException; </text:p>
      <text:p text:style-name="Preformatted_20_Text">import org.apache.directory.shared.asn1.ber.Asn1Container; </text:p>
      <text:p text:style-name="Preformatted_20_Text">import org.apache.directory.shared.asn1.ber.Asn1Decoder; </text:p>
      <text:p text:style-name="Preformatted_20_Text">import org.apache.directory.shared.kerberos.codec.KerberosMessageContainer; </text:p>
      <text:p text:style-name="Preformatted_20_Text">import org.bouncycastle.util.encoders.Hex; </text:p>
      <text:p text:style-name="Preformatted_20_Text">import org.slf4j.Logger; </text:p>
      <text:p text:style-name="Preformatted_20_Text">import org.slf4j.LoggerFactory; </text:p>
      <text:p text:style-name="Preformatted_20_Text"/>
      <text:p text:style-name="Preformatted_20_Text">/** </text:p>
      <text:p text:style-name="Preformatted_20_Text"><text:s/>* </text:p>
      <text:p text:style-name="Preformatted_20_Text"><text:s/>*/ </text:p>
      <text:p text:style-name="Preformatted_20_Text">public class KrbLdapDecoder extends Asn1Decoder { </text:p>
      <text:p text:style-name="Preformatted_20_Text"><text:s text:c="4"/>private static final Logger LOG = LoggerFactory.getLogger(KrbLdapDecoder.class); </text:p>
      <text:p text:style-name="Preformatted_20_Text"><text:s text:c="4"/>/** </text:p>
      <text:p text:style-name="Preformatted_20_Text"><text:s text:c="5"/>* The decoder </text:p>
      <text:p text:style-name="Preformatted_20_Text"><text:s text:c="5"/>*/ </text:p>
      <text:p text:style-name="Preformatted_20_Text"><text:s text:c="4"/>private static final Asn1Decoder decoder = new Asn1Decoder(); </text:p>
      <text:p text:style-name="Preformatted_20_Text"/>
      <text:p text:style-name="Preformatted_20_Text"><text:s text:c="4"/>/** </text:p>
      <text:p text:style-name="Preformatted_20_Text"><text:s text:c="5"/>* Decodes the incoming byte stream to {@link org.apache.directory.shared.kerberos.messages.KerberosMessage}. </text:p>
      <text:p text:style-name="Preformatted_20_Text"><text:s text:c="5"/>* </text:p>
      <text:p text:style-name="Preformatted_20_Text"><text:s text:c="5"/>* @param stream </text:p>
      <text:p text:style-name="Preformatted_20_Text"><text:s text:c="5"/>* @return </text:p>
      <text:p text:style-name="Preformatted_20_Text"><text:s text:c="5"/>* @throws DecoderException </text:p>
      <text:p text:style-name="Preformatted_20_Text"><text:s text:c="5"/>*/ </text:p>
      <text:p text:style-name="Preformatted_20_Text"><text:s text:c="4"/>public Asn1Object decode(byte[] stream) throws DecoderException { </text:p>
      <text:p text:style-name="Preformatted_20_Text"><text:s text:c="8"/>LOG.debug( </text:p>
      <text:p text:style-name="Preformatted_20_Text"><text:s text:c="16"/>"KrbLDAP message data to be decoded: [" + new String(Hex.encode(stream), Charset.forName("US-ASCII")) + </text:p>
      <text:p text:style-name="Preformatted_20_Text"><text:s text:c="24"/>"]"); </text:p>
      <text:p text:style-name="Preformatted_20_Text"><text:s text:c="8"/>ByteBuffer bb = ByteBuffer.wrap(stream); </text:p>
      <text:p text:style-name="Preformatted_20_Text"><text:s text:c="8"/>final KerberosMessageContainer kerberosMessageContainer = new KerberosMessageContainer(); </text:p>
      <text:p text:style-name="Preformatted_20_Text"><text:s text:c="8"/>kerberosMessageContainer.setStream(bb); </text:p>
      <text:p text:style-name="Preformatted_20_Text"><text:s text:c="8"/>kerberosMessageContainer.setGathering( true ); </text:p>
      <text:p text:style-name="Preformatted_20_Text"><text:s text:c="8"/>decoder.decode(bb, kerberosMessageContainer); </text:p>
      <text:p text:style-name="Preformatted_20_Text"><text:s text:c="8"/>return kerberosMessageContainer.getMessage(); </text:p>
      <text:p text:style-name="Preformatted_20_Text"><text:s text:c="4"/>} </text:p>
      <text:p text:style-name="Preformatted_20_Text">} </text:p>
      <text:p text:style-name="Preformatted_20_Text"># ./src/main/java/pl/org/olo/krbldap/apacheds/extras/extended/ads_impl/krbLdap/KrbLdapRequestDecorator.java </text:p>
      <text:p text:style-name="Preformatted_20_Text">package pl.org.olo.krbldap.apacheds.extras.extended.ads_impl.krbLdap; </text:p>
      <text:p text:style-name="Preformatted_20_Text"><text:soft-page-break/></text:p>
      <text:p text:style-name="Preformatted_20_Text">import org.apache.directory.shared.asn1.DecoderException; </text:p>
      <text:p text:style-name="Preformatted_20_Text">import org.apache.directory.shared.kerberos.messages.KerberosMessage; </text:p>
      <text:p text:style-name="Preformatted_20_Text">import org.apache.directory.shared.ldap.codec.api.ExtendedRequestDecorator; </text:p>
      <text:p text:style-name="Preformatted_20_Text">import org.apache.directory.shared.ldap.codec.api.LdapApiService; </text:p>
      <text:p text:style-name="Preformatted_20_Text">import org.slf4j.Logger; </text:p>
      <text:p text:style-name="Preformatted_20_Text">import org.slf4j.LoggerFactory; </text:p>
      <text:p text:style-name="Preformatted_20_Text">import pl.org.olo.krbldap.apacheds.extras.extended.KrbLdapRequest; </text:p>
      <text:p text:style-name="Preformatted_20_Text">import pl.org.olo.krbldap.apacheds.extras.extended.KrbLdapResponse; </text:p>
      <text:p text:style-name="Preformatted_20_Text"/>
      <text:p text:style-name="Preformatted_20_Text">/** </text:p>
      <text:p text:style-name="Preformatted_20_Text"><text:s/>* </text:p>
      <text:p text:style-name="Preformatted_20_Text"><text:s/>*/ </text:p>
      <text:p text:style-name="Preformatted_20_Text">public class KrbLdapRequestDecorator extends ExtendedRequestDecorator&lt;KrbLdapRequest, KrbLdapResponse&gt; </text:p>
      <text:p text:style-name="Preformatted_20_Text"><text:s text:c="8"/>implements KrbLdapRequest { </text:p>
      <text:p text:style-name="Preformatted_20_Text"><text:s text:c="4"/>// ------------------------------ FIELDS ------------------------------ </text:p>
      <text:p text:style-name="Preformatted_20_Text"/>
      <text:p text:style-name="Preformatted_20_Text"><text:s text:c="4"/>private static final Logger LOG = LoggerFactory.getLogger(KrbLdapRequestDecorator.class); </text:p>
      <text:p text:style-name="Preformatted_20_Text"/>
      <text:p text:style-name="Preformatted_20_Text"/>
      <text:p text:style-name="Preformatted_20_Text"><text:s text:c="4"/>// --------------------------- CONSTRUCTORS --------------------------- </text:p>
      <text:p text:style-name="Preformatted_20_Text"/>
      <text:p text:style-name="Preformatted_20_Text"><text:s text:c="4"/>/** </text:p>
      <text:p text:style-name="Preformatted_20_Text"><text:s text:c="5"/>* Makes a ExtendedRequest a MessageDecorator. </text:p>
      <text:p text:style-name="Preformatted_20_Text"><text:s text:c="5"/>* </text:p>
      <text:p text:style-name="Preformatted_20_Text"><text:s text:c="5"/>* @param decoratedMessage the decorated ExtendedRequest </text:p>
      <text:p text:style-name="Preformatted_20_Text"><text:s text:c="5"/>*/ </text:p>
      <text:p text:style-name="Preformatted_20_Text"><text:s text:c="4"/>public KrbLdapRequestDecorator(LdapApiService codec, KrbLdapRequest decoratedMessage) { </text:p>
      <text:p text:style-name="Preformatted_20_Text"><text:s text:c="8"/>super(codec, decoratedMessage); </text:p>
      <text:p text:style-name="Preformatted_20_Text"><text:s text:c="4"/>} </text:p>
      <text:p text:style-name="Preformatted_20_Text"/>
      <text:p text:style-name="Preformatted_20_Text"><text:s text:c="4"/>// --------------------- GETTER / SETTER METHODS --------------------- </text:p>
      <text:p text:style-name="Preformatted_20_Text"/>
      <text:p text:style-name="Preformatted_20_Text"><text:s text:c="4"/>public KerberosMessage getKerberosMessage() { </text:p>
      <text:p text:style-name="Preformatted_20_Text"><text:s text:c="8"/>return getDecorated().getKerberosMessage(); </text:p>
      <text:p text:style-name="Preformatted_20_Text"><text:s text:c="4"/>} </text:p>
      <text:p text:style-name="Preformatted_20_Text"/>
      <text:p text:style-name="Preformatted_20_Text"><text:s text:c="4"/>public void setKerberosMessage(KerberosMessage kerberosMessage) { </text:p>
      <text:p text:style-name="Preformatted_20_Text"><text:s text:c="8"/>getDecorated().setKerberosMessage(kerberosMessage); </text:p>
      <text:p text:style-name="Preformatted_20_Text"><text:s text:c="4"/>} </text:p>
      <text:p text:style-name="Preformatted_20_Text"/>
      <text:p text:style-name="Preformatted_20_Text"><text:s text:c="4"/>// -------------------------- OTHER METHODS -------------------------- </text:p>
      <text:p text:style-name="Preformatted_20_Text"/>
      <text:p text:style-name="Preformatted_20_Text"><text:s text:c="4"/>@Override </text:p>
      <text:p text:style-name="Preformatted_20_Text"><text:s text:c="4"/>public void setRequestValue(byte[] requestValue) { </text:p>
      <text:p text:style-name="Preformatted_20_Text"><text:s text:c="8"/>final KrbLdapDecoder decoder = new KrbLdapDecoder(); </text:p>
      <text:p text:style-name="Preformatted_20_Text"><text:s text:c="8"/>try { </text:p>
      <text:p text:style-name="Preformatted_20_Text"><text:s text:c="12"/>final KerberosMessage kerberosMessage = (KerberosMessage) <text:soft-page-break/>decoder.decode(requestValue); </text:p>
      <text:p text:style-name="Preformatted_20_Text"><text:s text:c="12"/>LOG.info("kerberosMessage: [" + kerberosMessage + "]"); </text:p>
      <text:p text:style-name="Preformatted_20_Text"><text:s text:c="12"/>setKerberosMessage(kerberosMessage); </text:p>
      <text:p text:style-name="Preformatted_20_Text"><text:s text:c="8"/>} catch (DecoderException e) { </text:p>
      <text:p text:style-name="Preformatted_20_Text"><text:s text:c="12"/>LOG.error("Error decoding KerbeLDAP message: " + e.getMessage(), e); </text:p>
      <text:p text:style-name="Preformatted_20_Text"><text:s text:c="8"/>} </text:p>
      <text:p text:style-name="Preformatted_20_Text"><text:s text:c="4"/>} </text:p>
      <text:p text:style-name="Preformatted_20_Text">} </text:p>
      <text:p text:style-name="Preformatted_20_Text"># ./src/main/java/pl/org/olo/krbldap/apacheds/extras/extended/ads_impl/krbLdap/KrbLdapResponseDecorator.java </text:p>
      <text:p text:style-name="Preformatted_20_Text">package pl.org.olo.krbldap.apacheds.extras.extended.ads_impl.krbLdap; </text:p>
      <text:p text:style-name="Preformatted_20_Text"/>
      <text:p text:style-name="Preformatted_20_Text">import java.nio.ByteBuffer; </text:p>
      <text:p text:style-name="Preformatted_20_Text"/>
      <text:p text:style-name="Preformatted_20_Text">import org.apache.directory.shared.asn1.EncoderException; </text:p>
      <text:p text:style-name="Preformatted_20_Text">import org.apache.directory.shared.kerberos.messages.KerberosMessage; </text:p>
      <text:p text:style-name="Preformatted_20_Text">import org.apache.directory.shared.ldap.codec.api.ExtendedResponseDecorator; </text:p>
      <text:p text:style-name="Preformatted_20_Text">import org.apache.directory.shared.ldap.codec.api.LdapApiService; </text:p>
      <text:p text:style-name="Preformatted_20_Text">import org.slf4j.Logger; </text:p>
      <text:p text:style-name="Preformatted_20_Text">import org.slf4j.LoggerFactory; </text:p>
      <text:p text:style-name="Preformatted_20_Text">import pl.org.olo.krbldap.apacheds.extras.extended.KrbLdapResponse; </text:p>
      <text:p text:style-name="Preformatted_20_Text"/>
      <text:p text:style-name="Preformatted_20_Text">/** </text:p>
      <text:p text:style-name="Preformatted_20_Text"><text:s/>* </text:p>
      <text:p text:style-name="Preformatted_20_Text"><text:s/>*/ </text:p>
      <text:p text:style-name="Preformatted_20_Text">public class KrbLdapResponseDecorator extends ExtendedResponseDecorator&lt;KrbLdapResponse&gt; implements KrbLdapResponse { </text:p>
      <text:p text:style-name="Preformatted_20_Text"><text:s text:c="4"/>// ------------------------------ FIELDS ------------------------------ </text:p>
      <text:p text:style-name="Preformatted_20_Text"/>
      <text:p text:style-name="Preformatted_20_Text"><text:s text:c="4"/>private static final int BUFFER_CAPACITY_MARGIN = 1024; </text:p>
      <text:p text:style-name="Preformatted_20_Text"><text:s text:c="4"/>private static final Logger LOG = LoggerFactory.getLogger(KrbLdapResponseDecorator.class); </text:p>
      <text:p text:style-name="Preformatted_20_Text"/>
      <text:p text:style-name="Preformatted_20_Text"><text:s text:c="4"/>// --------------------------- CONSTRUCTORS --------------------------- </text:p>
      <text:p text:style-name="Preformatted_20_Text"/>
      <text:p text:style-name="Preformatted_20_Text"><text:s text:c="4"/>/** </text:p>
      <text:p text:style-name="Preformatted_20_Text"><text:s text:c="5"/>* Makes a ExtendedResponse encodable. </text:p>
      <text:p text:style-name="Preformatted_20_Text"><text:s text:c="5"/>* </text:p>
      <text:p text:style-name="Preformatted_20_Text"><text:s text:c="5"/>* @param decoratedMessage the decorated ExtendedResponse </text:p>
      <text:p text:style-name="Preformatted_20_Text"><text:s text:c="5"/>*/ </text:p>
      <text:p text:style-name="Preformatted_20_Text"><text:s text:c="4"/>public KrbLdapResponseDecorator(LdapApiService codec, KrbLdapResponse decoratedMessage) { </text:p>
      <text:p text:style-name="Preformatted_20_Text"><text:s text:c="8"/>super(codec, decoratedMessage); </text:p>
      <text:p text:style-name="Preformatted_20_Text"><text:s text:c="4"/>} </text:p>
      <text:p text:style-name="Preformatted_20_Text"/>
      <text:p text:style-name="Preformatted_20_Text"><text:s text:c="4"/>// ------------------------ INTERFACE METHODS ------------------------ </text:p>
      <text:p text:style-name="Preformatted_20_Text"/>
      <text:p text:style-name="Preformatted_20_Text"/>
      <text:p text:style-name="Preformatted_20_Text"><text:s text:c="4"/>// --------------------- Interface KrbLdapResponse --------------------- </text:p>
      <text:p text:style-name="Preformatted_20_Text"><text:s text:c="4"/>public KerberosMessage getKerberosReply() { </text:p>
      <text:p text:style-name="Preformatted_20_Text"><text:soft-page-break/><text:s text:c="8"/>return getDecorated().getKerberosReply(); </text:p>
      <text:p text:style-name="Preformatted_20_Text"><text:s text:c="4"/>} </text:p>
      <text:p text:style-name="Preformatted_20_Text"/>
      <text:p text:style-name="Preformatted_20_Text"><text:s text:c="4"/>public void setKerberosReply(KerberosMessage kerberosReply) { </text:p>
      <text:p text:style-name="Preformatted_20_Text"><text:s text:c="8"/>getDecorated().setKerberosReply(kerberosReply); </text:p>
      <text:p text:style-name="Preformatted_20_Text"><text:s text:c="4"/>} </text:p>
      <text:p text:style-name="Preformatted_20_Text"/>
      <text:p text:style-name="Preformatted_20_Text"><text:s text:c="4"/>// -------------------------- OTHER METHODS -------------------------- </text:p>
      <text:p text:style-name="Preformatted_20_Text"/>
      <text:p text:style-name="Preformatted_20_Text"><text:s text:c="4"/>@Override </text:p>
      <text:p text:style-name="Preformatted_20_Text"><text:s text:c="4"/>public byte[] getResponseValue() { </text:p>
      <text:p text:style-name="Preformatted_20_Text"><text:s text:c="8"/>final KerberosMessage kerberosReply = getKerberosReply(); </text:p>
      <text:p text:style-name="Preformatted_20_Text"><text:s text:c="8"/>if (kerberosReply == null) { </text:p>
      <text:p text:style-name="Preformatted_20_Text"><text:s text:c="12"/>LOG.warn("Response value requested while no Kerberos reply has been set. Returning null."); </text:p>
      <text:p text:style-name="Preformatted_20_Text"><text:s text:c="12"/>return null; </text:p>
      <text:p text:style-name="Preformatted_20_Text"><text:s text:c="8"/>} </text:p>
      <text:p text:style-name="Preformatted_20_Text"><text:s text:c="8"/>final int kerberosReplyLength = kerberosReply.computeLength(); </text:p>
      <text:p text:style-name="Preformatted_20_Text"><text:s text:c="8"/>LOG.debug("Length of Kerberos reply: {}", kerberosReplyLength); </text:p>
      <text:p text:style-name="Preformatted_20_Text"><text:s text:c="8"/>final ByteBuffer buffer = ByteBuffer.allocate(kerberosReplyLength);// + BUFFER_CAPACITY_MARGIN); </text:p>
      <text:p text:style-name="Preformatted_20_Text"><text:s text:c="8"/>try { </text:p>
      <text:p text:style-name="Preformatted_20_Text"><text:s text:c="12"/>kerberosReply.encode(buffer); </text:p>
      <text:p text:style-name="Preformatted_20_Text"><text:s text:c="8"/>} catch (EncoderException e) { </text:p>
      <text:p text:style-name="Preformatted_20_Text"><text:s text:c="12"/>LOG.error("Returning null instead of encoded KrbLDAP response because of exception [" + </text:p>
      <text:p text:style-name="Preformatted_20_Text"><text:s text:c="20"/>e.getClass().getName() + "] when encoding, message: " + e.getMessage()); </text:p>
      <text:p text:style-name="Preformatted_20_Text"><text:s text:c="12"/>return null; </text:p>
      <text:p text:style-name="Preformatted_20_Text"><text:s text:c="8"/>} </text:p>
      <text:p text:style-name="Preformatted_20_Text"><text:s text:c="8"/>LOG.debug("Encoded Kerberos message as extended response value."); </text:p>
      <text:p text:style-name="Preformatted_20_Text"><text:s text:c="8"/>return buffer.array(); </text:p>
      <text:p text:style-name="Preformatted_20_Text"><text:s text:c="4"/>} </text:p>
      <text:p text:style-name="Preformatted_20_Text"/>
      <text:p text:style-name="Preformatted_20_Text"/>
      <text:p text:style-name="Preformatted_20_Text">} </text:p>
      <text:p text:style-name="Preformatted_20_Text"># ./src/main/java/pl/org/olo/krbldap/apacheds/extras/extended/ads_impl/krbLdap/KrbLdapFactory.java </text:p>
      <text:p text:style-name="Preformatted_20_Text">package pl.org.olo.krbldap.apacheds.extras.extended.ads_impl.krbLdap; </text:p>
      <text:p text:style-name="Preformatted_20_Text"/>
      <text:p text:style-name="Preformatted_20_Text">import org.apache.directory.shared.asn1.DecoderException; </text:p>
      <text:p text:style-name="Preformatted_20_Text">import org.apache.directory.shared.ldap.codec.api.ExtendedRequestDecorator; </text:p>
      <text:p text:style-name="Preformatted_20_Text">import org.apache.directory.shared.ldap.codec.api.ExtendedRequestFactory; </text:p>
      <text:p text:style-name="Preformatted_20_Text">import org.apache.directory.shared.ldap.codec.api.ExtendedResponseDecorator; </text:p>
      <text:p text:style-name="Preformatted_20_Text">import org.apache.directory.shared.ldap.codec.api.LdapApiService; </text:p>
      <text:p text:style-name="Preformatted_20_Text">import org.apache.directory.shared.ldap.model.message.ExtendedRequest; </text:p>
      <text:p text:style-name="Preformatted_20_Text">import org.apache.directory.shared.ldap.model.message.ExtendedResponse; </text:p>
      <text:p text:style-name="Preformatted_20_Text">import pl.org.olo.krbldap.apacheds.extras.extended.KrbLdapRequest; </text:p>
      <text:p text:style-name="Preformatted_20_Text">import pl.org.olo.krbldap.apacheds.extras.extended.KrbLdapRequestImpl; </text:p>
      <text:p text:style-name="Preformatted_20_Text">import pl.org.olo.krbldap.apacheds.extras.extended.KrbLdapResponse; </text:p>
      <text:p text:style-name="Preformatted_20_Text"><text:soft-page-break/>import pl.org.olo.krbldap.apacheds.extras.extended.KrbLdapResponseImpl; </text:p>
      <text:p text:style-name="Preformatted_20_Text"/>
      <text:p text:style-name="Preformatted_20_Text">/** </text:p>
      <text:p text:style-name="Preformatted_20_Text"><text:s/>* </text:p>
      <text:p text:style-name="Preformatted_20_Text"><text:s/>*/ </text:p>
      <text:p text:style-name="Preformatted_20_Text">public class KrbLdapFactory implements ExtendedRequestFactory&lt;KrbLdapRequest, KrbLdapResponse&gt; { </text:p>
      <text:p text:style-name="Preformatted_20_Text"><text:s text:c="4"/>private LdapApiService ldapApiService; </text:p>
      <text:p text:style-name="Preformatted_20_Text"/>
      <text:p text:style-name="Preformatted_20_Text"><text:s text:c="4"/>public KrbLdapFactory(LdapApiService ldapApiService) { </text:p>
      <text:p text:style-name="Preformatted_20_Text"><text:s text:c="8"/>this.ldapApiService = ldapApiService; </text:p>
      <text:p text:style-name="Preformatted_20_Text"><text:s text:c="4"/>} </text:p>
      <text:p text:style-name="Preformatted_20_Text"/>
      <text:p text:style-name="Preformatted_20_Text"><text:s text:c="4"/>public String getOid() { </text:p>
      <text:p text:style-name="Preformatted_20_Text"><text:s text:c="8"/>return KrbLdapResponse.EXTENSION_OID; </text:p>
      <text:p text:style-name="Preformatted_20_Text"><text:s text:c="4"/>} </text:p>
      <text:p text:style-name="Preformatted_20_Text"/>
      <text:p text:style-name="Preformatted_20_Text"><text:s text:c="4"/>public KrbLdapRequest newRequest() { </text:p>
      <text:p text:style-name="Preformatted_20_Text"><text:s text:c="8"/>return new KrbLdapRequestDecorator(ldapApiService, new KrbLdapRequestImpl()); </text:p>
      <text:p text:style-name="Preformatted_20_Text"><text:s text:c="4"/>} </text:p>
      <text:p text:style-name="Preformatted_20_Text"/>
      <text:p text:style-name="Preformatted_20_Text"><text:s text:c="4"/>public KrbLdapRequest newRequest(byte[] value) { </text:p>
      <text:p text:style-name="Preformatted_20_Text"><text:s text:c="8"/>final KrbLdapRequestDecorator req = new KrbLdapRequestDecorator(ldapApiService, new KrbLdapRequestImpl()); </text:p>
      <text:p text:style-name="Preformatted_20_Text"><text:s text:c="8"/>req.setRequestValue(value); </text:p>
      <text:p text:style-name="Preformatted_20_Text"><text:s text:c="8"/>return req; </text:p>
      <text:p text:style-name="Preformatted_20_Text"><text:s text:c="4"/>} </text:p>
      <text:p text:style-name="Preformatted_20_Text"/>
      <text:p text:style-name="Preformatted_20_Text"><text:s text:c="4"/>public ExtendedRequestDecorator&lt;KrbLdapRequest, KrbLdapResponse&gt; decorate(ExtendedRequest&lt;?&gt; modelRequest) { </text:p>
      <text:p text:style-name="Preformatted_20_Text"><text:s text:c="8"/>if (modelRequest instanceof KrbLdapRequestDecorator) { </text:p>
      <text:p text:style-name="Preformatted_20_Text"><text:s text:c="12"/>return (KrbLdapRequestDecorator) modelRequest; </text:p>
      <text:p text:style-name="Preformatted_20_Text"><text:s text:c="8"/>} </text:p>
      <text:p text:style-name="Preformatted_20_Text"/>
      <text:p text:style-name="Preformatted_20_Text"><text:s text:c="8"/>return new KrbLdapRequestDecorator(ldapApiService, (KrbLdapRequest) modelRequest); </text:p>
      <text:p text:style-name="Preformatted_20_Text"><text:s text:c="4"/>} </text:p>
      <text:p text:style-name="Preformatted_20_Text"/>
      <text:p text:style-name="Preformatted_20_Text"><text:s text:c="4"/>public KrbLdapResponse newResponse(byte[] encodedValue) throws DecoderException { </text:p>
      <text:p text:style-name="Preformatted_20_Text"><text:s text:c="8"/>KrbLdapResponseDecorator response = new KrbLdapResponseDecorator(ldapApiService, new KrbLdapResponseImpl()); </text:p>
      <text:p text:style-name="Preformatted_20_Text"><text:s text:c="8"/>response.setResponseValue(encodedValue); </text:p>
      <text:p text:style-name="Preformatted_20_Text"><text:s text:c="8"/>return response; </text:p>
      <text:p text:style-name="Preformatted_20_Text"><text:s text:c="4"/>} </text:p>
      <text:p text:style-name="Preformatted_20_Text"/>
      <text:p text:style-name="Preformatted_20_Text"><text:s text:c="4"/>public ExtendedResponseDecorator&lt;KrbLdapResponse&gt; decorate(ExtendedResponse decoratedMessage) { </text:p>
      <text:p text:style-name="Preformatted_20_Text"><text:s text:c="8"/>if (decoratedMessage instanceof KrbLdapResponseDecorator) { </text:p>
      <text:p text:style-name="Preformatted_20_Text"><text:s text:c="12"/>return (KrbLdapResponseDecorator) decoratedMessage; </text:p>
      <text:p text:style-name="Preformatted_20_Text"><text:s text:c="8"/>} </text:p>
      <text:p text:style-name="Preformatted_20_Text"><text:soft-page-break/></text:p>
      <text:p text:style-name="Preformatted_20_Text"><text:s text:c="8"/>return new KrbLdapResponseDecorator(ldapApiService, (KrbLdapResponse) decoratedMessage); </text:p>
      <text:p text:style-name="Preformatted_20_Text"><text:s text:c="4"/>} </text:p>
      <text:p text:style-name="Preformatted_20_Text">} </text:p>
      <text:p text:style-name="Preformatted_20_Text"># ./src/main/java/pl/org/olo/krbldap/apacheds/extras/extended/KrbLdapResponse.java </text:p>
      <text:p text:style-name="Preformatted_20_Text">package pl.org.olo.krbldap.apacheds.extras.extended; </text:p>
      <text:p text:style-name="Preformatted_20_Text"/>
      <text:p text:style-name="Preformatted_20_Text">import org.apache.directory.shared.kerberos.messages.KerberosMessage; </text:p>
      <text:p text:style-name="Preformatted_20_Text">import org.apache.directory.shared.ldap.model.message.ExtendedResponse; </text:p>
      <text:p text:style-name="Preformatted_20_Text"/>
      <text:p text:style-name="Preformatted_20_Text">/** </text:p>
      <text:p text:style-name="Preformatted_20_Text"><text:s/>* The interface for the KerbeLDAP extended operation response. </text:p>
      <text:p text:style-name="Preformatted_20_Text"><text:s/>* </text:p>
      <text:p text:style-name="Preformatted_20_Text"><text:s/>* @author &lt;a href="mailto:aleksander.adamowski@gmail.com"&gt;Aleksander Adamowski&lt;/a&gt; </text:p>
      <text:p text:style-name="Preformatted_20_Text"><text:s/>* @see &lt;a href="http://www.ietf.org/rfc/rfc1510.txt"&gt;RFC 1510&lt;/a&gt; </text:p>
      <text:p text:style-name="Preformatted_20_Text"><text:s/>*/ </text:p>
      <text:p text:style-name="Preformatted_20_Text">public interface KrbLdapResponse extends ExtendedResponse { </text:p>
      <text:p text:style-name="Preformatted_20_Text"><text:s text:c="4"/>public static final String EXTENSION_OID = "1.3.6.1.4.1.38261.1.1"; </text:p>
      <text:p text:style-name="Preformatted_20_Text"/>
      <text:p text:style-name="Preformatted_20_Text"><text:s text:c="4"/>public KerberosMessage getKerberosReply(); </text:p>
      <text:p text:style-name="Preformatted_20_Text"/>
      <text:p text:style-name="Preformatted_20_Text"><text:s text:c="4"/>public void setKerberosReply(KerberosMessage kerberosReply); </text:p>
      <text:p text:style-name="Preformatted_20_Text">} </text:p>
      <text:p text:style-name="Preformatted_20_Text"># ./src/main/java/pl/org/olo/krbldap/apacheds/extras/extended/KrbLdapRequestImpl.java </text:p>
      <text:p text:style-name="Preformatted_20_Text">package pl.org.olo.krbldap.apacheds.extras.extended; </text:p>
      <text:p text:style-name="Preformatted_20_Text"/>
      <text:p text:style-name="Preformatted_20_Text">import org.apache.directory.shared.kerberos.messages.KerberosMessage; </text:p>
      <text:p text:style-name="Preformatted_20_Text">import org.apache.directory.shared.ldap.model.message.AbstractExtendedRequest; </text:p>
      <text:p text:style-name="Preformatted_20_Text"/>
      <text:p text:style-name="Preformatted_20_Text">/** </text:p>
      <text:p text:style-name="Preformatted_20_Text"><text:s/>* </text:p>
      <text:p text:style-name="Preformatted_20_Text"><text:s/>*/ </text:p>
      <text:p text:style-name="Preformatted_20_Text">public class KrbLdapRequestImpl extends AbstractExtendedRequest&lt;KrbLdapResponse&gt; implements KrbLdapRequest { </text:p>
      <text:p text:style-name="Preformatted_20_Text"/>
      <text:p text:style-name="Preformatted_20_Text"><text:s text:c="4"/>private KerberosMessage kerberosMessage; </text:p>
      <text:p text:style-name="Preformatted_20_Text"/>
      <text:p text:style-name="Preformatted_20_Text"><text:s text:c="4"/>public KrbLdapRequestImpl() { </text:p>
      <text:p text:style-name="Preformatted_20_Text"><text:s text:c="8"/>setRequestName(EXTENSION_OID); </text:p>
      <text:p text:style-name="Preformatted_20_Text"><text:s text:c="4"/>} </text:p>
      <text:p text:style-name="Preformatted_20_Text"/>
      <text:p text:style-name="Preformatted_20_Text"><text:s text:c="4"/>public KerberosMessage getKerberosMessage() { </text:p>
      <text:p text:style-name="Preformatted_20_Text"><text:s text:c="8"/>return kerberosMessage; </text:p>
      <text:p text:style-name="Preformatted_20_Text"><text:s text:c="4"/>} </text:p>
      <text:p text:style-name="Preformatted_20_Text"/>
      <text:p text:style-name="Preformatted_20_Text"><text:s text:c="4"/>public void setKerberosMessage(KerberosMessage kerberosMessage) { </text:p>
      <text:p text:style-name="Preformatted_20_Text"><text:soft-page-break/><text:s text:c="8"/>this.kerberosMessage = kerberosMessage; </text:p>
      <text:p text:style-name="Preformatted_20_Text"><text:s text:c="4"/>} </text:p>
      <text:p text:style-name="Preformatted_20_Text"/>
      <text:p text:style-name="Preformatted_20_Text"><text:s text:c="4"/>@Override </text:p>
      <text:p text:style-name="Preformatted_20_Text"><text:s text:c="4"/>public KrbLdapResponse getResultResponse() { </text:p>
      <text:p text:style-name="Preformatted_20_Text"><text:s text:c="8"/>if (response == null) { </text:p>
      <text:p text:style-name="Preformatted_20_Text"><text:s text:c="12"/>response = new KrbLdapResponseImpl(); </text:p>
      <text:p text:style-name="Preformatted_20_Text"><text:s text:c="8"/>} </text:p>
      <text:p text:style-name="Preformatted_20_Text"><text:s text:c="8"/>return response; </text:p>
      <text:p text:style-name="Preformatted_20_Text"><text:s text:c="4"/>} </text:p>
      <text:p text:style-name="Preformatted_20_Text">} </text:p>
      <text:p text:style-name="Preformatted_20_Text"># ./src/test/java/pl/org/olo/krbldap/apacheds/test/KrbLdapIntegrationTest.java </text:p>
      <text:p text:style-name="Preformatted_20_Text">package pl.org.olo.krbldap.apacheds.test; </text:p>
      <text:p text:style-name="Preformatted_20_Text"/>
      <text:p text:style-name="Preformatted_20_Text">import java.io.BufferedReader; </text:p>
      <text:p text:style-name="Preformatted_20_Text">import java.io.IOException; </text:p>
      <text:p text:style-name="Preformatted_20_Text">import java.io.InputStream; </text:p>
      <text:p text:style-name="Preformatted_20_Text">import java.io.InputStreamReader; </text:p>
      <text:p text:style-name="Preformatted_20_Text"/>
      <text:p text:style-name="Preformatted_20_Text">import org.apache.directory.server.annotations.CreateKdcServer; </text:p>
      <text:p text:style-name="Preformatted_20_Text">import org.apache.directory.server.annotations.CreateLdapServer; </text:p>
      <text:p text:style-name="Preformatted_20_Text">import org.apache.directory.server.annotations.CreateTransport; </text:p>
      <text:p text:style-name="Preformatted_20_Text">import org.apache.directory.server.annotations.SaslMechanism; </text:p>
      <text:p text:style-name="Preformatted_20_Text">import org.apache.directory.server.core.annotations.ApplyLdifFiles; </text:p>
      <text:p text:style-name="Preformatted_20_Text">import org.apache.directory.server.core.annotations.ContextEntry; </text:p>
      <text:p text:style-name="Preformatted_20_Text">import org.apache.directory.server.core.annotations.CreateDS; </text:p>
      <text:p text:style-name="Preformatted_20_Text">import org.apache.directory.server.core.annotations.CreateIndex; </text:p>
      <text:p text:style-name="Preformatted_20_Text">import org.apache.directory.server.core.annotations.CreatePartition; </text:p>
      <text:p text:style-name="Preformatted_20_Text">import org.apache.directory.server.core.integ.AbstractLdapTestUnit; </text:p>
      <text:p text:style-name="Preformatted_20_Text">import org.apache.directory.server.core.integ.FrameworkRunner; </text:p>
      <text:p text:style-name="Preformatted_20_Text">import org.apache.directory.server.core.kerberos.KeyDerivationInterceptor; </text:p>
      <text:p text:style-name="Preformatted_20_Text">import org.apache.directory.server.kerberos.kdc.KdcServer; </text:p>
      <text:p text:style-name="Preformatted_20_Text">import org.apache.directory.server.kerberos.protocol.KerberosProtocolHandler; </text:p>
      <text:p text:style-name="Preformatted_20_Text">import org.apache.directory.server.kerberos.shared.store.DirectoryPrincipalStore; </text:p>
      <text:p text:style-name="Preformatted_20_Text">import org.apache.directory.server.kerberos.shared.store.PrincipalStore; </text:p>
      <text:p text:style-name="Preformatted_20_Text">import org.apache.directory.server.ldap.ExtendedOperationHandler; </text:p>
      <text:p text:style-name="Preformatted_20_Text">import org.apache.directory.server.ldap.handlers.bind.cramMD5.CramMd5MechanismHandler; </text:p>
      <text:p text:style-name="Preformatted_20_Text">import org.apache.directory.server.ldap.handlers.bind.digestMD5.DigestMd5MechanismHandler; </text:p>
      <text:p text:style-name="Preformatted_20_Text">import org.apache.directory.server.ldap.handlers.bind.gssapi.GssapiMechanismHandler; </text:p>
      <text:p text:style-name="Preformatted_20_Text">import org.apache.directory.server.ldap.handlers.bind.ntlm.NtlmMechanismHandler; </text:p>
      <text:p text:style-name="Preformatted_20_Text">import org.apache.directory.server.ldap.handlers.bind.plain.PlainMechanismHandler; </text:p>
      <text:p text:style-name="Preformatted_20_Text">import org.apache.directory.shared.kerberos.codec.types.EncryptionType; </text:p>
      <text:p text:style-name="Preformatted_20_Text">import org.apache.directory.shared.ldap.codec.api.LdapApiService; </text:p>
      <text:p text:style-name="Preformatted_20_Text">import org.apache.directory.shared.ldap.codec.api.LdapApiServiceFactory; </text:p>
      <text:p text:style-name="Preformatted_20_Text">import org.apache.directory.shared.ldap.model.constants.SupportedSaslMechanisms; </text:p>
      <text:p text:style-name="Preformatted_20_Text"><text:soft-page-break/>import org.apache.directory.shared.ldap.model.exception.LdapInvalidDnException; </text:p>
      <text:p text:style-name="Preformatted_20_Text">import org.apache.directory.shared.ldap.model.message.ExtendedRequest; </text:p>
      <text:p text:style-name="Preformatted_20_Text">import org.apache.directory.shared.ldap.model.message.ExtendedResponse; </text:p>
      <text:p text:style-name="Preformatted_20_Text">import org.apache.directory.shared.ldap.model.name.Dn; </text:p>
      <text:p text:style-name="Preformatted_20_Text">import org.junit.Before; </text:p>
      <text:p text:style-name="Preformatted_20_Text">import org.junit.Test; </text:p>
      <text:p text:style-name="Preformatted_20_Text">import org.junit.runner.RunWith; </text:p>
      <text:p text:style-name="Preformatted_20_Text">import pl.org.olo.krbldap.apacheds.extras.extended.KrbLdapRequest; </text:p>
      <text:p text:style-name="Preformatted_20_Text">import pl.org.olo.krbldap.apacheds.extras.extended.ads_impl.krbLdap.KrbLdapFactory; </text:p>
      <text:p text:style-name="Preformatted_20_Text">import pl.org.olo.krbldap.apacheds.handlers.extended.KrbLdapAuthServiceHandler; </text:p>
      <text:p text:style-name="Preformatted_20_Text"/>
      <text:p text:style-name="Preformatted_20_Text">/** </text:p>
      <text:p text:style-name="Preformatted_20_Text"><text:s/>* This test suite tests PAM-krbldap integration with ApacheDS-krbldap. </text:p>
      <text:p text:style-name="Preformatted_20_Text"><text:s/>*/ </text:p>
      <text:p text:style-name="Preformatted_20_Text">@RunWith(FrameworkRunner.class) </text:p>
      <text:p text:style-name="Preformatted_20_Text">@CreateDS(name = "SaslGssapiBindITest-class", </text:p>
      <text:p text:style-name="Preformatted_20_Text"><text:s text:c="8"/>allowAnonAccess = true, </text:p>
      <text:p text:style-name="Preformatted_20_Text"><text:s text:c="8"/>partitions = {@CreatePartition( </text:p>
      <text:p text:style-name="Preformatted_20_Text"><text:s text:c="16"/>name = "example", </text:p>
      <text:p text:style-name="Preformatted_20_Text"><text:s text:c="16"/>suffix = "dc=example,dc=com", </text:p>
      <text:p text:style-name="Preformatted_20_Text"><text:s text:c="16"/>contextEntry = @ContextEntry( </text:p>
      <text:p text:style-name="Preformatted_20_Text"><text:s text:c="24"/>entryLdif = "dn: dc=example,dc=com\n" + "dc: example\n" + "objectClass: top\n" + </text:p>
      <text:p text:style-name="Preformatted_20_Text"><text:s text:c="32"/>"objectClass: domain\n\n"), </text:p>
      <text:p text:style-name="Preformatted_20_Text"><text:s text:c="16"/>indexes = {@CreateIndex(attribute = "objectClass"), @CreateIndex(attribute = "dc"), </text:p>
      <text:p text:style-name="Preformatted_20_Text"><text:s text:c="24"/>@CreateIndex(attribute = "ou"), @CreateIndex(attribute = "uid")})}, </text:p>
      <text:p text:style-name="Preformatted_20_Text"><text:s text:c="8"/>additionalInterceptors = {KeyDerivationInterceptor.class}) </text:p>
      <text:p text:style-name="Preformatted_20_Text">@CreateLdapServer( </text:p>
      <text:p text:style-name="Preformatted_20_Text"><text:s text:c="8"/>transports = {@CreateTransport(protocol = "LDAP", port = 1389)}, </text:p>
      <text:p text:style-name="Preformatted_20_Text"><text:s text:c="8"/>allowAnonymousAccess = true, </text:p>
      <text:p text:style-name="Preformatted_20_Text"><text:s text:c="8"/>extendedOpHandlers = KrbLdapAuthServiceHandler.class, </text:p>
      <text:p text:style-name="Preformatted_20_Text"><text:s text:c="8"/>saslHost = "localhost", </text:p>
      <text:p text:style-name="Preformatted_20_Text"><text:s text:c="8"/>saslPrincipal = "ldap/localhost@EXAMPLE.COM", </text:p>
      <text:p text:style-name="Preformatted_20_Text"><text:s text:c="8"/>saslMechanisms = {@SaslMechanism(name = SupportedSaslMechanisms.PLAIN, implClass = PlainMechanismHandler.class), </text:p>
      <text:p text:style-name="Preformatted_20_Text"><text:s text:c="16"/>@SaslMechanism(name = SupportedSaslMechanisms.CRAM_MD5, implClass = CramMd5MechanismHandler.class), </text:p>
      <text:p text:style-name="Preformatted_20_Text"><text:s text:c="16"/>@SaslMechanism(name = SupportedSaslMechanisms.DIGEST_MD5, implClass = DigestMd5MechanismHandler.class), </text:p>
      <text:p text:style-name="Preformatted_20_Text"><text:s text:c="16"/>@SaslMechanism(name = SupportedSaslMechanisms.GSSAPI, implClass = GssapiMechanismHandler.class), </text:p>
      <text:p text:style-name="Preformatted_20_Text"><text:s text:c="16"/>@SaslMechanism(name = SupportedSaslMechanisms.NTLM, implClass = NtlmMechanismHandler.class), </text:p>
      <text:p text:style-name="Preformatted_20_Text"><text:s text:c="16"/>@SaslMechanism(name = SupportedSaslMechanisms.GSS_SPNEGO, implClass = NtlmMechanismHandler.class)}) </text:p>
      <text:p text:style-name="Preformatted_20_Text">@CreateKdcServer( </text:p>
      <text:p text:style-name="Preformatted_20_Text"><text:s text:c="8"/>transports = {@CreateTransport(protocol = "UDP", port = 8800), @CreateTransport(protocol = "TCP", port = 8800)}) </text:p>
      <text:p text:style-name="Preformatted_20_Text">@ApplyLdifFiles("test.ldif") </text:p>
      <text:p text:style-name="Preformatted_20_Text">public class KrbLdapIntegrationTest extends AbstractLdapTestUnit { </text:p>
      <text:p text:style-name="Preformatted_20_Text"><text:soft-page-break/><text:s text:c="4"/>/** </text:p>
      <text:p text:style-name="Preformatted_20_Text"><text:s text:c="5"/>* Pathname of the client test shell script </text:p>
      <text:p text:style-name="Preformatted_20_Text"><text:s text:c="5"/>*/ </text:p>
      <text:p text:style-name="Preformatted_20_Text"><text:s text:c="4"/>private static final String CLIENT_TEST_SCRIPT_KRBLDAP = </text:p>
      <text:p text:style-name="Preformatted_20_Text"><text:s text:c="12"/>"/var/soft/PAM/krb5-github/src/pam_krb5/tests/run-tests-krbldap-direct.sh"; </text:p>
      <text:p text:style-name="Preformatted_20_Text"/>
      <text:p text:style-name="Preformatted_20_Text"><text:s text:c="4"/>/** </text:p>
      <text:p text:style-name="Preformatted_20_Text"><text:s text:c="5"/>* Pathname of the client test shell script </text:p>
      <text:p text:style-name="Preformatted_20_Text"><text:s text:c="5"/>*/ </text:p>
      <text:p text:style-name="Preformatted_20_Text"><text:s text:c="4"/>private static final String CLIENT_TEST_SCRIPT_KRB5 = </text:p>
      <text:p text:style-name="Preformatted_20_Text"><text:s text:c="12"/>"/var/soft/PAM/krb5-github/src/pam_krb5/tests/run-tests-krb5-direct.sh"; </text:p>
      <text:p text:style-name="Preformatted_20_Text"><text:s text:c="4"/>/** </text:p>
      <text:p text:style-name="Preformatted_20_Text"><text:s text:c="5"/>* KRB5 conf file location relative to classpath </text:p>
      <text:p text:style-name="Preformatted_20_Text"><text:s text:c="5"/>*/ </text:p>
      <text:p text:style-name="Preformatted_20_Text"><text:s text:c="4"/>private static final String KRB5_CONF_RESOURCE_LOCATION = "krb5.conf"; </text:p>
      <text:p text:style-name="Preformatted_20_Text"/>
      <text:p text:style-name="Preformatted_20_Text"><text:s text:c="4"/>@Before </text:p>
      <text:p text:style-name="Preformatted_20_Text"><text:s text:c="4"/>public void initialize() throws LdapInvalidDnException { </text:p>
      <text:p text:style-name="Preformatted_20_Text"><text:s text:c="8"/>registerKrbLdapExtendedRequest(); </text:p>
      <text:p text:style-name="Preformatted_20_Text"><text:s text:c="8"/>configureKrbLdapAuthServiceHandler(); </text:p>
      <text:p text:style-name="Preformatted_20_Text"><text:s text:c="4"/>} </text:p>
      <text:p text:style-name="Preformatted_20_Text"/>
      <text:p text:style-name="Preformatted_20_Text"><text:s text:c="4"/>/** </text:p>
      <text:p text:style-name="Preformatted_20_Text"><text:s text:c="5"/>* Creates a new instance of SaslGssapiBindTest and sets JAAS system properties. </text:p>
      <text:p text:style-name="Preformatted_20_Text"><text:s text:c="5"/>*/ </text:p>
      <text:p text:style-name="Preformatted_20_Text"><text:s text:c="4"/>public KrbLdapIntegrationTest() { </text:p>
      <text:p text:style-name="Preformatted_20_Text"><text:s text:c="8"/>String krbConfPath = getClass().getClassLoader().getResource(KRB5_CONF_RESOURCE_LOCATION).getFile(); </text:p>
      <text:p text:style-name="Preformatted_20_Text"><text:s text:c="8"/>System.setProperty("java.security.krb5.conf", krbConfPath); </text:p>
      <text:p text:style-name="Preformatted_20_Text"><text:s text:c="8"/>System.setProperty("sun.security.krb5.debug", "true"); </text:p>
      <text:p text:style-name="Preformatted_20_Text"/>
      <text:p text:style-name="Preformatted_20_Text"><text:s text:c="4"/>} </text:p>
      <text:p text:style-name="Preformatted_20_Text"/>
      <text:p text:style-name="Preformatted_20_Text"><text:s text:c="4"/>//@Test </text:p>
      <text:p text:style-name="Preformatted_20_Text"><text:s text:c="4"/>public void testShouldPerformSuccessfulKrb5Authentication() throws Exception { </text:p>
      <text:p text:style-name="Preformatted_20_Text"><text:s text:c="8"/>final String clientTestScript = CLIENT_TEST_SCRIPT_KRB5; </text:p>
      <text:p text:style-name="Preformatted_20_Text"><text:s text:c="8"/>runTestScript(clientTestScript); </text:p>
      <text:p text:style-name="Preformatted_20_Text"/>
      <text:p text:style-name="Preformatted_20_Text"><text:s text:c="4"/>} </text:p>
      <text:p text:style-name="Preformatted_20_Text"/>
      <text:p text:style-name="Preformatted_20_Text"><text:s text:c="4"/>@Test </text:p>
      <text:p text:style-name="Preformatted_20_Text"><text:s text:c="4"/>public void testShouldPerformSuccessfulKrbLdapAuthentication() throws Exception { </text:p>
      <text:p text:style-name="Preformatted_20_Text"><text:s text:c="8"/>final String clientTestScript = CLIENT_TEST_SCRIPT_KRBLDAP; </text:p>
      <text:p text:style-name="Preformatted_20_Text"><text:s text:c="8"/>runTestScript(clientTestScript); </text:p>
      <text:p text:style-name="Preformatted_20_Text"><text:s text:c="4"/>} </text:p>
      <text:p text:style-name="Preformatted_20_Text"/>
      <text:p text:style-name="Preformatted_20_Text"><text:soft-page-break/><text:s text:c="4"/>private void runTestScript(String clientTestScript) throws IOException, InterruptedException { </text:p>
      <text:p text:style-name="Preformatted_20_Text"><text:s text:c="8"/>final Process process = Runtime.getRuntime().exec(clientTestScript); </text:p>
      <text:p text:style-name="Preformatted_20_Text"><text:s text:c="8"/>final InputStream errorStream = process.getErrorStream(); </text:p>
      <text:p text:style-name="Preformatted_20_Text"><text:s text:c="8"/>final InputStream inputStream = process.getInputStream(); </text:p>
      <text:p text:style-name="Preformatted_20_Text"><text:s text:c="8"/>final BufferedReader reader = new BufferedReader(new InputStreamReader(inputStream)); </text:p>
      <text:p text:style-name="Preformatted_20_Text"><text:s text:c="8"/>final BufferedReader errorReader = new BufferedReader(new InputStreamReader(errorStream)); </text:p>
      <text:p text:style-name="Preformatted_20_Text"><text:s text:c="8"/>System.out.println( </text:p>
      <text:p text:style-name="Preformatted_20_Text"><text:s text:c="16"/>"Testing started. Check your system's syslog (facility AUTH) for any messages from the PAM module."); </text:p>
      <text:p text:style-name="Preformatted_20_Text"><text:s text:c="8"/>System.out.println("Test script: " + clientTestScript); </text:p>
      <text:p text:style-name="Preformatted_20_Text"><text:s text:c="8"/>while (true) { </text:p>
      <text:p text:style-name="Preformatted_20_Text"><text:s text:c="12"/>while (reader.ready()) { </text:p>
      <text:p text:style-name="Preformatted_20_Text"><text:s text:c="16"/>System.out.println(reader.readLine()); </text:p>
      <text:p text:style-name="Preformatted_20_Text"><text:s text:c="12"/>} </text:p>
      <text:p text:style-name="Preformatted_20_Text"><text:s text:c="12"/>while (errorReader.ready()) { </text:p>
      <text:p text:style-name="Preformatted_20_Text"><text:s text:c="16"/>System.out.println(errorReader.readLine()); </text:p>
      <text:p text:style-name="Preformatted_20_Text"><text:s text:c="12"/>} </text:p>
      <text:p text:style-name="Preformatted_20_Text"><text:s text:c="12"/>Thread.sleep(50); </text:p>
      <text:p text:style-name="Preformatted_20_Text"><text:s text:c="8"/>} </text:p>
      <text:p text:style-name="Preformatted_20_Text"><text:s text:c="8"/>/* </text:p>
      <text:p text:style-name="Preformatted_20_Text"><text:s text:c="8"/>final int retValue = process.waitFor(); </text:p>
      <text:p text:style-name="Preformatted_20_Text"><text:s text:c="8"/>System.out.println("Return code: [" + retValue + "]"); </text:p>
      <text:p text:style-name="Preformatted_20_Text"><text:s text:c="8"/>System.out.println("STDOUT:"); </text:p>
      <text:p text:style-name="Preformatted_20_Text"><text:s text:c="8"/>System.out.println(IOUtils.toString(inputStream)); </text:p>
      <text:p text:style-name="Preformatted_20_Text"><text:s text:c="8"/>System.out.println("STDOUT END."); </text:p>
      <text:p text:style-name="Preformatted_20_Text"><text:s text:c="8"/>System.out.println("STDERR:"); </text:p>
      <text:p text:style-name="Preformatted_20_Text"><text:s text:c="8"/>System.out.println(IOUtils.toString(errorStream)); </text:p>
      <text:p text:style-name="Preformatted_20_Text"><text:s text:c="8"/>System.out.println("STDERR END."); </text:p>
      <text:p text:style-name="Preformatted_20_Text"><text:s text:c="8"/>if (retValue != 0) { </text:p>
      <text:p text:style-name="Preformatted_20_Text"><text:s text:c="12"/>throw new RuntimeException("error code [" + retValue + "] returned from process."); </text:p>
      <text:p text:style-name="Preformatted_20_Text"><text:s text:c="8"/>} </text:p>
      <text:p text:style-name="Preformatted_20_Text"><text:s text:c="8"/>*/ </text:p>
      <text:p text:style-name="Preformatted_20_Text"><text:s text:c="4"/>} </text:p>
      <text:p text:style-name="Preformatted_20_Text"/>
      <text:p text:style-name="Preformatted_20_Text"><text:s text:c="4"/>private void configureKrbLdapAuthServiceHandler() throws LdapInvalidDnException { </text:p>
      <text:p text:style-name="Preformatted_20_Text"><text:s text:c="8"/>// Configure the KrbLdapAuthServiceHandler by injecting it with a new KerberosProtocolHandler </text:p>
      <text:p text:style-name="Preformatted_20_Text"><text:s text:c="8"/>// based on the present KdcServer: </text:p>
      <text:p text:style-name="Preformatted_20_Text"><text:s text:c="8"/>final ExtendedOperationHandler&lt;ExtendedRequest&lt;ExtendedResponse&gt;, ExtendedResponse&gt; extendedOperationHandler = </text:p>
      <text:p text:style-name="Preformatted_20_Text"><text:s text:c="16"/>getLdapServer().getExtendedOperationHandler(KrbLdapRequest.EXTENSION_OID); </text:p>
      <text:p text:style-name="Preformatted_20_Text"><text:s text:c="8"/>// Workaround for JVM generics bug "javac error: inconvertible types" - see: </text:p>
      <text:p text:style-name="Preformatted_20_Text"><text:s text:c="8"/>// http://stackoverflow.com/questions/4829576/javac-error-inconvertible-types-with-generics </text:p>
      <text:p text:style-name="Preformatted_20_Text"><text:s text:c="8"/>Object tmp = extendedOperationHandler; </text:p>
      <text:p text:style-name="Preformatted_20_Text"><text:s text:c="8"/>if (!(tmp instanceof KrbLdapAuthServiceHandler)) { </text:p>
      <text:p text:style-name="Preformatted_20_Text"><text:soft-page-break/><text:s text:c="12"/>throw new IllegalStateException( </text:p>
      <text:p text:style-name="Preformatted_20_Text"><text:s text:c="20"/>"extendedOperationHandler not instanceof " + KrbLdapAuthServiceHandler.class.getName()); </text:p>
      <text:p text:style-name="Preformatted_20_Text"><text:s text:c="8"/>} </text:p>
      <text:p text:style-name="Preformatted_20_Text"><text:s text:c="8"/>final KrbLdapAuthServiceHandler krbLdapAuthServiceHandler = (KrbLdapAuthServiceHandler) tmp; </text:p>
      <text:p text:style-name="Preformatted_20_Text"><text:s text:c="8"/>final KdcServer kdcServer = getKdcServer(); </text:p>
      <text:p text:style-name="Preformatted_20_Text"><text:s text:c="8"/>System.out.println("kdcServer: " + kdcServer); </text:p>
      <text:p text:style-name="Preformatted_20_Text"><text:s text:c="8"/>kdcServer.setEncryptionTypes( </text:p>
      <text:p text:style-name="Preformatted_20_Text"><text:s text:c="16"/>new EncryptionType[]{EncryptionType.AES256_CTS_HMAC_SHA1_96, EncryptionType.AES128_CTS_HMAC_SHA1_96, </text:p>
      <text:p text:style-name="Preformatted_20_Text"><text:s text:c="24"/>EncryptionType.DES3_CBC_SHA1_KD}); </text:p>
      <text:p text:style-name="Preformatted_20_Text"><text:s text:c="8"/>PrincipalStore principalStore = </text:p>
      <text:p text:style-name="Preformatted_20_Text"><text:s text:c="16"/>new DirectoryPrincipalStore(kdcServer.getDirectoryService(), new Dn(kdcServer.getSearchBaseDn())); </text:p>
      <text:p text:style-name="Preformatted_20_Text"><text:s text:c="8"/>final KerberosProtocolHandler kerberosProtocolHandler = new KerberosProtocolHandler(kdcServer, principalStore); </text:p>
      <text:p text:style-name="Preformatted_20_Text"><text:s text:c="8"/>krbLdapAuthServiceHandler.setKerberosProtocolHandler(kerberosProtocolHandler); </text:p>
      <text:p text:style-name="Preformatted_20_Text"><text:s text:c="4"/>} </text:p>
      <text:p text:style-name="Preformatted_20_Text"/>
      <text:p text:style-name="Preformatted_20_Text"><text:s text:c="4"/>private void registerKrbLdapExtendedRequest() { </text:p>
      <text:p text:style-name="Preformatted_20_Text"><text:s text:c="8"/>final LdapApiService ldapApiService = LdapApiServiceFactory.getSingleton(); </text:p>
      <text:p text:style-name="Preformatted_20_Text"><text:s text:c="8"/>final KrbLdapFactory krbLdapFactory = new KrbLdapFactory(ldapApiService); </text:p>
      <text:p text:style-name="Preformatted_20_Text"><text:s text:c="8"/>ldapApiService.registerExtendedRequest(krbLdapFactory); </text:p>
      <text:p text:style-name="Preformatted_20_Text"><text:s text:c="4"/>} </text:p>
      <text:p text:style-name="Preformatted_20_Text"/>
      <text:p text:style-name="Preformatted_20_Text">} </text:p>
      <text:p text:style-name="Preformatted_20_Text"># ./src/test/resources/test.ldif </text:p>
      <text:p text:style-name="Preformatted_20_Text"># </text:p>
      <text:p text:style-name="Preformatted_20_Text"># <text:s/>Licensed to the Apache Software Foundation (ASF) under one </text:p>
      <text:p text:style-name="Preformatted_20_Text"># <text:s/>or more contributor license agreements. <text:s/>See the NOTICE file </text:p>
      <text:p text:style-name="Preformatted_20_Text"># <text:s/>distributed with this work for additional information </text:p>
      <text:p text:style-name="Preformatted_20_Text"># <text:s/>regarding copyright ownership. <text:s/>The ASF licenses this file </text:p>
      <text:p text:style-name="Preformatted_20_Text"># <text:s/>to you under the Apache License, Version 2.0 (the </text:p>
      <text:p text:style-name="Preformatted_20_Text"># <text:s/>"License"); you may not use this file except in compliance </text:p>
      <text:p text:style-name="Preformatted_20_Text"># <text:s/>with the License. <text:s/>You may obtain a copy of the License at </text:p>
      <text:p text:style-name="Preformatted_20_Text"># </text:p>
      <text:p text:style-name="Preformatted_20_Text"># <text:s text:c="3"/>http://www.apache.org/licenses/LICENSE-2.0 </text:p>
      <text:p text:style-name="Preformatted_20_Text"># </text:p>
      <text:p text:style-name="Preformatted_20_Text"># <text:s/>Unless required by applicable law or agreed to in writing, </text:p>
      <text:p text:style-name="Preformatted_20_Text"># <text:s/>software distributed under the License is distributed on an </text:p>
      <text:p text:style-name="Preformatted_20_Text"># <text:s/>"AS IS" BASIS, WITHOUT WARRANTIES OR CONDITIONS OF ANY </text:p>
      <text:p text:style-name="Preformatted_20_Text"># <text:s/>KIND, either express or implied. <text:s/>See the License for the </text:p>
      <text:p text:style-name="Preformatted_20_Text"># <text:s/>specific language governing permissions and limitations </text:p>
      <text:p text:style-name="Preformatted_20_Text"># <text:s/>under the License. </text:p>
      <text:p text:style-name="Preformatted_20_Text"># </text:p>
      <text:p text:style-name="Preformatted_20_Text"># <text:s text:c="2"/>EXAMPLE.COM is reserved for testing according to this RFC: </text:p>
      <text:p text:style-name="Preformatted_20_Text"># </text:p>
      <text:p text:style-name="Preformatted_20_Text"># <text:s text:c="2"/>http://www.rfc-editor.org/rfc/rfc2606.txt </text:p>
      <text:p text:style-name="Preformatted_20_Text"><text:soft-page-break/># </text:p>
      <text:p text:style-name="Preformatted_20_Text"/>
      <text:p text:style-name="Preformatted_20_Text">dn: ou=users,dc=example,dc=com </text:p>
      <text:p text:style-name="Preformatted_20_Text">objectclass: top </text:p>
      <text:p text:style-name="Preformatted_20_Text">objectclass: organizationalunit </text:p>
      <text:p text:style-name="Preformatted_20_Text">ou: users </text:p>
      <text:p text:style-name="Preformatted_20_Text"/>
      <text:p text:style-name="Preformatted_20_Text"/>
      <text:p text:style-name="Preformatted_20_Text">dn: uid=alice,ou=users,dc=example,dc=com </text:p>
      <text:p text:style-name="Preformatted_20_Text">objectClass: top </text:p>
      <text:p text:style-name="Preformatted_20_Text">objectClass: account </text:p>
      <text:p text:style-name="Preformatted_20_Text">objectClass: simpleSecurityObject </text:p>
      <text:p text:style-name="Preformatted_20_Text">objectclass: krb5Principal </text:p>
      <text:p text:style-name="Preformatted_20_Text">objectclass: krb5KDCEntry </text:p>
      <text:p text:style-name="Preformatted_20_Text">uid: alice </text:p>
      <text:p text:style-name="Preformatted_20_Text">userPassword: password </text:p>
      <text:p text:style-name="Preformatted_20_Text">krb5PrincipalName: alice@EXAMPLE.COM </text:p>
      <text:p text:style-name="Preformatted_20_Text">krb5KeyVersionNumber: 0# ./src/test/resources/krb5.conf </text:p>
      <text:p text:style-name="Preformatted_20_Text"># Licensed to the Apache Software Foundation (ASF) under one </text:p>
      <text:p text:style-name="Preformatted_20_Text"># or more contributor license agreements. <text:s/>See the NOTICE file </text:p>
      <text:p text:style-name="Preformatted_20_Text"># distributed with this work for additional information </text:p>
      <text:p text:style-name="Preformatted_20_Text"># regarding copyright ownership. <text:s/>The ASF licenses this file </text:p>
      <text:p text:style-name="Preformatted_20_Text"># to you under the Apache License, Version 2.0 (the </text:p>
      <text:p text:style-name="Preformatted_20_Text"># "License"); you may not use this file except in compliance </text:p>
      <text:p text:style-name="Preformatted_20_Text"># with the License. <text:s/>You may obtain a copy of the License at </text:p>
      <text:p text:style-name="Preformatted_20_Text"># </text:p>
      <text:p text:style-name="Preformatted_20_Text"># http://www.apache.org/licenses/LICENSE-2.0 </text:p>
      <text:p text:style-name="Preformatted_20_Text"># </text:p>
      <text:p text:style-name="Preformatted_20_Text"># Unless required by applicable law or agreed to in writing, </text:p>
      <text:p text:style-name="Preformatted_20_Text"># software distributed under the License is distributed on an </text:p>
      <text:p text:style-name="Preformatted_20_Text"># "AS IS" BASIS, WITHOUT WARRANTIES OR CONDITIONS OF ANY </text:p>
      <text:p text:style-name="Preformatted_20_Text"># KIND, either express or implied. <text:s/>See the License for the </text:p>
      <text:p text:style-name="Preformatted_20_Text"># specific language governing permissions and limitations </text:p>
      <text:p text:style-name="Preformatted_20_Text"># under the License. </text:p>
      <text:p text:style-name="Preformatted_20_Text">[libdefaults] </text:p>
      <text:p text:style-name="Preformatted_20_Text"><text:tab/>default_realm = EXAMPLE.COM </text:p>
      <text:p text:style-name="Preformatted_20_Text"/>
      <text:p text:style-name="Preformatted_20_Text">[realms] </text:p>
      <text:p text:style-name="Preformatted_20_Text"><text:tab/>EXAMPLE.COM = { </text:p>
      <text:p text:style-name="Preformatted_20_Text"><text:tab/><text:tab/>kdc = localhost:6088 </text:p>
      <text:p text:style-name="Preformatted_20_Text"><text:tab/>} </text:p>
      <text:p text:style-name="Preformatted_20_Text"/>
      <text:p text:style-name="Preformatted_20_Text">[domain_realm] </text:p>
      <text:p text:style-name="Preformatted_20_Text"><text:tab/>.example.com = EXAMPLE.COM </text:p>
      <text:p text:style-name="Preformatted_20_Text"><text:tab/>example.com = EXAMPLE.COM </text:p>
      <text:p text:style-name="Preformatted_20_Text"/>
      <text:p text:style-name="Preformatted_20_Text">[login] </text:p>
      <text:p text:style-name="Preformatted_20_Text"><text:tab/>krb4_convert = true </text:p>
      <text:p text:style-name="Preformatted_20_Text"><text:tab/>krb4_get_tickets = false# ./src/test/resources/log4j.properties </text:p>
      <text:p text:style-name="Preformatted_20_Text">############################################################################# </text:p>
      <text:p text:style-name="Preformatted_20_Text"><text:soft-page-break/># <text:s text:c="3"/>Licensed to the Apache Software Foundation (ASF) under one or more </text:p>
      <text:p text:style-name="Preformatted_20_Text"># <text:s text:c="3"/>contributor license agreements. <text:s/>See the NOTICE file distributed with </text:p>
      <text:p text:style-name="Preformatted_20_Text"># <text:s text:c="3"/>this work for additional information regarding copyright ownership. </text:p>
      <text:p text:style-name="Preformatted_20_Text"># <text:s text:c="3"/>The ASF licenses this file to You under the Apache License, Version 2.0 </text:p>
      <text:p text:style-name="Preformatted_20_Text"># <text:s text:c="3"/>(the "License"); you may not use this file except in compliance with </text:p>
      <text:p text:style-name="Preformatted_20_Text"># <text:s text:c="3"/>the License. <text:s/>You may obtain a copy of the License at </text:p>
      <text:p text:style-name="Preformatted_20_Text"># </text:p>
      <text:p text:style-name="Preformatted_20_Text"># <text:s text:c="6"/>http://www.apache.org/licenses/LICENSE-2.0 </text:p>
      <text:p text:style-name="Preformatted_20_Text"># </text:p>
      <text:p text:style-name="Preformatted_20_Text"># <text:s text:c="3"/>Unless required by applicable law or agreed to in writing, software </text:p>
      <text:p text:style-name="Preformatted_20_Text"># <text:s text:c="3"/>distributed under the License is distributed on an "AS IS" BASIS, </text:p>
      <text:p text:style-name="Preformatted_20_Text"># <text:s text:c="3"/>WITHOUT WARRANTIES OR CONDITIONS OF ANY KIND, either express or implied. </text:p>
      <text:p text:style-name="Preformatted_20_Text"># <text:s text:c="3"/>See the License for the specific language governing permissions and </text:p>
      <text:p text:style-name="Preformatted_20_Text"># <text:s text:c="3"/>limitations under the License. </text:p>
      <text:p text:style-name="Preformatted_20_Text">############################################################################# </text:p>
      <text:p text:style-name="Preformatted_20_Text">log4j.rootCategory=INFO, logfile </text:p>
      <text:p text:style-name="Preformatted_20_Text"/>
      <text:p text:style-name="Preformatted_20_Text">#log4j.org.apache.directory.shared.ldap.codec.standalone.StandaloneLdapCodecService=DEBUG </text:p>
      <text:p text:style-name="Preformatted_20_Text">log4j.logger.pl.org.olo=DEBUG </text:p>
      <text:p text:style-name="Preformatted_20_Text">log4j.logger.org.apache.directory=DEBUG </text:p>
      <text:p text:style-name="Preformatted_20_Text">log4j.logger.org.apache.directory.shared.ldap.model.ldif.LdifReader=INFO </text:p>
      <text:p text:style-name="Preformatted_20_Text">log4j.logger.org.apache.directory.shared.ldap.model.schema.registries=INFO </text:p>
      <text:p text:style-name="Preformatted_20_Text"/>
      <text:p text:style-name="Preformatted_20_Text"/>
      <text:p text:style-name="Preformatted_20_Text">log4j.appender.logfile=org.apache.log4j.RollingFileAppender </text:p>
      <text:p text:style-name="Preformatted_20_Text">log4j.appender.logfile.File=target/krbldap-test.log </text:p>
      <text:p text:style-name="Preformatted_20_Text">log4j.appender.logfile.MaxFileSize=5GB </text:p>
      <text:p text:style-name="Preformatted_20_Text">log4j.appender.logfile.layout=org.apache.log4j.PatternLayout </text:p>
      <text:p text:style-name="Preformatted_20_Text">log4j.appender.logfile.layout.ConversionPattern=[%d{yyyy-MM-dd HH:mm:ss}] %p [%c] - %m%n </text:p>
      <text:p text:style-name="Preformatted_20_Text"/>
      <text:p text:style-name="Preformatted_20_Text">log4j.appender.stdout=org.apache.log4j.ConsoleAppender </text:p>
      <text:p text:style-name="Preformatted_20_Text">log4j.appender.stdout.layout=org.apache.log4j.PatternLayout </text:p>
      <text:p text:style-name="Preformatted_20_Text">log4j.appender.stdout.layout.ConversionPattern=[%d{HH:mm:ss}] %p [%c] - %m%n </text:p>
      <text:h text:style-name="Heading_20_1" text:outline-level="1"><text:bookmark text:name="__RefHeading__4610_613753909"/>Appendix C – unified diff representation of <text:span text:style-name="Wyróżniony_20_tekst_20_źródłowy">pam_krb5-krbldap</text:span> customizations<text:bookmark-end text:name="__RefHeading__4610_613753909"/></text:h>
      <text:p text:style-name="Text_20_body">Presented below, there is a standard unified diff representation of code customizations against <text:span text:style-name="Source_20_Text">pam_krb5</text:span> module that comprise the customized <text:s/><text:span text:style-name="Wyróżniony_20_tekst_20_źródłowy">pam_krb5-krbldap</text:span>. </text:p>
      <text:p text:style-name="Text_20_body">The code is covered by the same <text:s/>dual LGPL/BSD license that the original <text:s/><text:span text:style-name="Source_20_Text">pam_krb5</text:span> module is published under. It is also available on the public Github repository at <text:a xlink:type="simple" xlink:href="https://github.com/aadamowski/pam_krb5-krbldap">https://github.com/aadamowski/pam_krb5-krbldap</text:a>.</text:p>
      <text:p text:style-name="Preformatted_20_Text">diff --git a/configure.ac b/configure.ac </text:p>
      <text:p text:style-name="Preformatted_20_Text">index 83b8ff7..c471c8d 100644 </text:p>
      <text:p text:style-name="Preformatted_20_Text">--- a/configure.ac </text:p>
      <text:p text:style-name="Preformatted_20_Text">+++ b/configure.ac </text:p>
      <text:p text:style-name="Preformatted_20_Text"><text:soft-page-break/>@@ -209,6 +209,7 @@ KRB5_CPPFLAGS=`echo $KRB5_CFLAGS | sed 's,-[^I][^[:space:]]*,,g'` </text:p>
      <text:p text:style-name="Preformatted_20_Text"><text:s/>KRB4_CPPFLAGS=`echo $KRB4_CFLAGS | sed 's,-[^I][^[:space:]]*,,g'` </text:p>
      <text:p text:style-name="Preformatted_20_Text"><text:s/></text:p>
      <text:p text:style-name="Preformatted_20_Text"><text:s/>CPPFLAGS="$CPPFLAGS $KRB5_CPPFLAGS $KRB4_CPPFLAGS" </text:p>
      <text:p text:style-name="Preformatted_20_Text">+CFLAGS="-g" </text:p>
      <text:p text:style-name="Preformatted_20_Text"><text:s/>CFLAGS="$CFLAGS $KRB5_CFLAGS $KRB4_CFLAGS" </text:p>
      <text:p text:style-name="Preformatted_20_Text"><text:s/></text:p>
      <text:p text:style-name="Preformatted_20_Text"><text:s/>AC_CHECK_HEADERS(krb5.h krb5/krb5.h) </text:p>
      <text:p text:style-name="Preformatted_20_Text">@@ -645,6 +646,7 @@ tests/config/kdc.conf </text:p>
      <text:p text:style-name="Preformatted_20_Text"><text:s/>tests/config/krb.conf </text:p>
      <text:p text:style-name="Preformatted_20_Text"><text:s/>tests/kdc/Makefile </text:p>
      <text:p text:style-name="Preformatted_20_Text"><text:s/>tests/testenv.sh </text:p>
      <text:p text:style-name="Preformatted_20_Text">+tests/testenv-krbldap.sh </text:p>
      <text:p text:style-name="Preformatted_20_Text"><text:s/>tests/tools/Makefile </text:p>
      <text:p text:style-name="Preformatted_20_Text"><text:s/>po/Makefile.in </text:p>
      <text:p text:style-name="Preformatted_20_Text"><text:s/>]) </text:p>
      <text:p text:style-name="Preformatted_20_Text">diff --git a/tests/Makefile.am b/tests/Makefile.am </text:p>
      <text:p text:style-name="Preformatted_20_Text">index 5170091..b52795f 100644 </text:p>
      <text:p text:style-name="Preformatted_20_Text">--- a/tests/Makefile.am </text:p>
      <text:p text:style-name="Preformatted_20_Text">+++ b/tests/Makefile.am </text:p>
      <text:p text:style-name="Preformatted_20_Text">@@ -1,6 +1,9 @@ </text:p>
      <text:p text:style-name="Preformatted_20_Text"><text:s/>SUBDIRS = config tools kdc </text:p>
      <text:p text:style-name="Preformatted_20_Text"><text:s/></text:p>
      <text:p text:style-name="Preformatted_20_Text">-EXTRA_DIST = run-tests.sh testenv.sh.in pwhelp.txt \ </text:p>
      <text:p text:style-name="Preformatted_20_Text">+EXTRA_DIST = run-tests.sh testenv.sh.in run-tests-krbldap.sh testenv-krbldap.sh.in pwhelp.txt \ </text:p>
      <text:p text:style-name="Preformatted_20_Text">+<text:tab/>000-pambasic_krbldap/run.sh \ </text:p>
      <text:p text:style-name="Preformatted_20_Text">+<text:tab/>000-pambasic_krbldap/stderr.expected \ </text:p>
      <text:p text:style-name="Preformatted_20_Text">+<text:tab/>000-pambasic_krbldap/stdout.expected \ </text:p>
      <text:p text:style-name="Preformatted_20_Text"><text:s/><text:tab/>001-pambasic/run.sh \ </text:p>
      <text:p text:style-name="Preformatted_20_Text"><text:s/><text:tab/>001-pambasic/stderr.expected \ </text:p>
      <text:p text:style-name="Preformatted_20_Text"><text:s/><text:tab/>001-pambasic/stdout.expected \ </text:p>
      <text:p text:style-name="Preformatted_20_Text">diff --git a/tests/config/krb5.conf.in b/tests/config/krb5.conf.in </text:p>
      <text:p text:style-name="Preformatted_20_Text">index 59a526f..48dd769 100644 </text:p>
      <text:p text:style-name="Preformatted_20_Text">--- a/tests/config/krb5.conf.in </text:p>
      <text:p text:style-name="Preformatted_20_Text">+++ b/tests/config/krb5.conf.in </text:p>
      <text:p text:style-name="Preformatted_20_Text">@@ -11,6 +11,7 @@ </text:p>
      <text:p text:style-name="Preformatted_20_Text"><text:s/>[realms] </text:p>
      <text:p text:style-name="Preformatted_20_Text"><text:s text:c="2"/>EXAMPLE.COM = { </text:p>
      <text:p text:style-name="Preformatted_20_Text"><text:s text:c="3"/>kdc = @TESTHOST@:8800 </text:p>
      <text:p text:style-name="Preformatted_20_Text">+ <text:s/>master_kdc = @TESTHOST@:8800 </text:p>
      <text:p text:style-name="Preformatted_20_Text"><text:s text:c="3"/>admin_server = @TESTHOST@:8801 </text:p>
      <text:p text:style-name="Preformatted_20_Text"><text:s text:c="3"/>kpasswd_server = @TESTHOST@:8802 </text:p>
      <text:p text:style-name="Preformatted_20_Text"><text:s text:c="2"/>} </text:p>
      <text:p text:style-name="Preformatted_20_Text">@@ -20,7 +21,7 @@ </text:p>
      <text:p text:style-name="Preformatted_20_Text"><text:s/></text:p>
      <text:p text:style-name="Preformatted_20_Text"><text:s/>[appdefaults] </text:p>
      <text:p text:style-name="Preformatted_20_Text"><text:s text:c="2"/>pam = { </text:p>
      <text:p text:style-name="Preformatted_20_Text">- <text:s text:c="2"/>debug = false </text:p>
      <text:p text:style-name="Preformatted_20_Text">+ <text:s text:c="2"/>debug = true </text:p>
      <text:p text:style-name="Preformatted_20_Text"><text:soft-page-break/><text:s text:c="4"/>ticket_lifetime = 36000 </text:p>
      <text:p text:style-name="Preformatted_20_Text"><text:s text:c="4"/>renew_lifetime = 36000 </text:p>
      <text:p text:style-name="Preformatted_20_Text"><text:s text:c="4"/>forwardable = true </text:p>
      <text:p text:style-name="Preformatted_20_Text">diff --git a/tests/krbldap-tests/001-pambasic_krbldap/run.sh b/tests/krbldap-tests/001-pambasic_krbldap/run.sh </text:p>
      <text:p text:style-name="Preformatted_20_Text">new file mode 100755 </text:p>
      <text:p text:style-name="Preformatted_20_Text">index 0000000..4110b45 </text:p>
      <text:p text:style-name="Preformatted_20_Text">--- /dev/null </text:p>
      <text:p text:style-name="Preformatted_20_Text">+++ b/tests/krbldap-tests/001-pambasic_krbldap/run.sh </text:p>
      <text:p text:style-name="Preformatted_20_Text">@@ -0,0 +1,33 @@ </text:p>
      <text:p text:style-name="Preformatted_20_Text">+#!/bin/sh </text:p>
      <text:p text:style-name="Preformatted_20_Text">+ </text:p>
      <text:p text:style-name="Preformatted_20_Text">+. $testdir/testenv-krbldap.sh </text:p>
      <text:p text:style-name="Preformatted_20_Text">+ </text:p>
      <text:p text:style-name="Preformatted_20_Text">+test_flags="$test_flags ignore_afs" </text:p>
      <text:p text:style-name="Preformatted_20_Text">+ </text:p>
      <text:p text:style-name="Preformatted_20_Text">+echo "test_run -auth $test_principal $pam_krbldap $test_flags -- bar" </text:p>
      <text:p text:style-name="Preformatted_20_Text">+echo ""; echo Fail: incorrect password. </text:p>
      <text:p text:style-name="Preformatted_20_Text">+test_run -auth $test_principal $pam_krbldap $test_flags -- bar </text:p>
      <text:p text:style-name="Preformatted_20_Text">+ </text:p>
      <text:p text:style-name="Preformatted_20_Text">+#echo ""; echo Fail: incorrect password. </text:p>
      <text:p text:style-name="Preformatted_20_Text">+#test_run -auth $test_principal $pam_krbldap $test_flags -- foolong </text:p>
      <text:p text:style-name="Preformatted_20_Text">+# </text:p>
      <text:p text:style-name="Preformatted_20_Text">+#echo ""; echo Fail: incorrect password. </text:p>
      <text:p text:style-name="Preformatted_20_Text">+#test_run -auth $test_principal $pam_krbldap $test_flags -- foolongerstill </text:p>
      <text:p text:style-name="Preformatted_20_Text">+# </text:p>
      <text:p text:style-name="Preformatted_20_Text">+#echo ""; echo Succeed: correct password. </text:p>
      <text:p text:style-name="Preformatted_20_Text">+#test_run -auth -setcred -session $test_principal $pam_krbldap $test_flags -- foo </text:p>
      <text:p text:style-name="Preformatted_20_Text">+# </text:p>
      <text:p text:style-name="Preformatted_20_Text">+#echo ""; echo Fail: cannot read password. </text:p>
      <text:p text:style-name="Preformatted_20_Text">+#test_run -auth $test_principal $pam_krbldap $test_flags use_first_pass -- foo </text:p>
      <text:p text:style-name="Preformatted_20_Text">+# </text:p>
      <text:p text:style-name="Preformatted_20_Text">+#echo ""; echo Succeed: correct password, incorrect first attempt. </text:p>
      <text:p text:style-name="Preformatted_20_Text">+#test_run -auth -setcred $test_principal $pam_krbldap $test_flags try_first_pass -- foo </text:p>
      <text:p text:style-name="Preformatted_20_Text">+# </text:p>
      <text:p text:style-name="Preformatted_20_Text">+#echo ""; echo Succeed: correct password, maybe use incorrect second attempt. </text:p>
      <text:p text:style-name="Preformatted_20_Text">+#test_run -auth -session $test_principal $pam_krbldap $test_flags -authtok foo -- bar </text:p>
      <text:p text:style-name="Preformatted_20_Text">+# </text:p>
      <text:p text:style-name="Preformatted_20_Text">+#echo ""; echo Succeed: correct password, ignore second attempt. </text:p>
      <text:p text:style-name="Preformatted_20_Text">+#test_run -auth -setcred -session $test_principal $pam_krbldap $test_flags -authtok foo use_first_pass -- bar </text:p>
      <text:p text:style-name="Preformatted_20_Text">+# </text:p>
      <text:p text:style-name="Preformatted_20_Text">+#echo ""; echo Succeed: correct password, maybe use incorrect second attempt. </text:p>
      <text:p text:style-name="Preformatted_20_Text">+#test_run -auth $test_principal $pam_krbldap $test_flags -authtok foo try_first_pass -- bar </text:p>
      <text:p text:style-name="Preformatted_20_Text">diff --git a/tests/krbldap-tests/001-pambasic_krbldap/stderr.expected b/tests/krbldap-tests/001-pambasic_krbldap/stderr.expected </text:p>
      <text:p text:style-name="Preformatted_20_Text">new file mode 100644 </text:p>
      <text:p text:style-name="Preformatted_20_Text">index 0000000..e69de29 </text:p>
      <text:p text:style-name="Preformatted_20_Text"><text:soft-page-break/>diff --git a/tests/krbldap-tests/001-pambasic_krbldap/stdout.expected b/tests/krbldap-tests/001-pambasic_krbldap/stdout.expected </text:p>
      <text:p text:style-name="Preformatted_20_Text">new file mode 100644 </text:p>
      <text:p text:style-name="Preformatted_20_Text">index 0000000..e69de29 </text:p>
      <text:p text:style-name="Preformatted_20_Text">diff --git a/tests/run-tests-krb5-direct.sh b/tests/run-tests-krb5-direct.sh </text:p>
      <text:p text:style-name="Preformatted_20_Text">new file mode 100755 </text:p>
      <text:p text:style-name="Preformatted_20_Text">index 0000000..d9deaae </text:p>
      <text:p text:style-name="Preformatted_20_Text">--- /dev/null </text:p>
      <text:p text:style-name="Preformatted_20_Text">+++ b/tests/run-tests-krb5-direct.sh </text:p>
      <text:p text:style-name="Preformatted_20_Text">@@ -0,0 +1,13 @@ </text:p>
      <text:p text:style-name="Preformatted_20_Text">+#!/bin/sh </text:p>
      <text:p text:style-name="Preformatted_20_Text">+ </text:p>
      <text:p text:style-name="Preformatted_20_Text">+export KRB5_TRACE=/dev/stdout </text:p>
      <text:p text:style-name="Preformatted_20_Text">+TESTROOTDIR=$(dirname $0) </text:p>
      <text:p text:style-name="Preformatted_20_Text">+ </text:p>
      <text:p text:style-name="Preformatted_20_Text">+KRB5_CONFIG=$(readlink -f $TESTROOTDIR/config/krb5.conf) ; export KRB5_CONFIG; echo "KRB5_CONFIG: $KRB5_CONFIG" </text:p>
      <text:p text:style-name="Preformatted_20_Text">+KRBCONFDIR=$TESTROOTDIR/config ; export KRBCONFDIR </text:p>
      <text:p text:style-name="Preformatted_20_Text">+KRB_CONF=$TESTROOTDIR/config/krb.conf ; export KRB_CONF </text:p>
      <text:p text:style-name="Preformatted_20_Text">+KRB5RCACHEDIR=$TESTROOTDIR/kdc ; export KRB5RCACHEDIR </text:p>
      <text:p text:style-name="Preformatted_20_Text">+KRB5CCNAME=/dev/bogus-missing-file ; export KRB5CCNAME </text:p>
      <text:p text:style-name="Preformatted_20_Text">+KRBTKFILE=/dev/bogus-missing-file ; export KRBTKFILE </text:p>
      <text:p text:style-name="Preformatted_20_Text">+ </text:p>
      <text:p text:style-name="Preformatted_20_Text">+$TESTROOTDIR/tools/pam_harness -auth alice $TESTROOTDIR/../src/.libs/pam_krb5.so <text:s/>ignore_afs unsecure_for_debugging_only -- bar 2&gt;&amp;1 </text:p>
      <text:p text:style-name="Preformatted_20_Text">diff --git a/tests/run-tests-krbldap-direct.sh b/tests/run-tests-krbldap-direct.sh </text:p>
      <text:p text:style-name="Preformatted_20_Text">new file mode 100755 </text:p>
      <text:p text:style-name="Preformatted_20_Text">index 0000000..625f05f </text:p>
      <text:p text:style-name="Preformatted_20_Text">--- /dev/null </text:p>
      <text:p text:style-name="Preformatted_20_Text">+++ b/tests/run-tests-krbldap-direct.sh </text:p>
      <text:p text:style-name="Preformatted_20_Text">@@ -0,0 +1,14 @@ </text:p>
      <text:p text:style-name="Preformatted_20_Text">+#!/bin/sh </text:p>
      <text:p text:style-name="Preformatted_20_Text">+ </text:p>
      <text:p text:style-name="Preformatted_20_Text">+export LD_LIBRARY_PATH=/var/soft/PAM/usr/lib </text:p>
      <text:p text:style-name="Preformatted_20_Text">+export KRB5_TRACE=/dev/stdout </text:p>
      <text:p text:style-name="Preformatted_20_Text">+TESTROOTDIR=$(dirname $0) </text:p>
      <text:p text:style-name="Preformatted_20_Text">+ </text:p>
      <text:p text:style-name="Preformatted_20_Text">+KRB5_CONFIG=$TESTROOTDIR/config/krb5.conf ; export KRB5_CONFIG </text:p>
      <text:p text:style-name="Preformatted_20_Text">+KRBCONFDIR=$TESTROOTDIR/config ; export KRBCONFDIR </text:p>
      <text:p text:style-name="Preformatted_20_Text">+KRB_CONF=$TESTROOTDIR/config/krb.conf ; export KRB_CONF </text:p>
      <text:p text:style-name="Preformatted_20_Text">+KRB5RCACHEDIR=$TESTROOTDIR/kdc ; export KRB5RCACHEDIR </text:p>
      <text:p text:style-name="Preformatted_20_Text">+KRB5CCNAME=/dev/bogus-missing-file ; export KRB5CCNAME </text:p>
      <text:p text:style-name="Preformatted_20_Text">+KRBTKFILE=/dev/bogus-missing-file ; export KRBTKFILE </text:p>
      <text:p text:style-name="Preformatted_20_Text">+ </text:p>
      <text:p text:style-name="Preformatted_20_Text">+LD_PRELOAD=/lib/x86_64-linux-gnu/libpthread.so.0 gdb -x /var/soft/PAM/gdb.cmds --args $TESTROOTDIR/tools/pam_harness -auth alice $TESTROOTDIR/../src/.libs/pam_krb5.so <text:s/>ignore_afs unsecure_for_debugging_only -- bar 2&gt;&amp;1 </text:p>
      <text:p text:style-name="Preformatted_20_Text">diff --git a/tests/run-tests-krbldap.sh b/tests/run-tests-krbldap.sh </text:p>
      <text:p text:style-name="Preformatted_20_Text">new file mode 100755 </text:p>
      <text:p text:style-name="Preformatted_20_Text"><text:soft-page-break/>index 0000000..0f18bc6 </text:p>
      <text:p text:style-name="Preformatted_20_Text">--- /dev/null </text:p>
      <text:p text:style-name="Preformatted_20_Text">+++ b/tests/run-tests-krbldap.sh </text:p>
      <text:p text:style-name="Preformatted_20_Text">@@ -0,0 +1,36 @@ </text:p>
      <text:p text:style-name="Preformatted_20_Text">+#!/bin/sh </text:p>
      <text:p text:style-name="Preformatted_20_Text">+ </text:p>
      <text:p text:style-name="Preformatted_20_Text">+testdir=`dirname "$0"` </text:p>
      <text:p text:style-name="Preformatted_20_Text">+testdir=`cd "$testdir" ; pwd` </text:p>
      <text:p text:style-name="Preformatted_20_Text">+export testdir </text:p>
      <text:p text:style-name="Preformatted_20_Text">+ </text:p>
      <text:p text:style-name="Preformatted_20_Text">+. $testdir/testenv-krbldap.sh </text:p>
      <text:p text:style-name="Preformatted_20_Text">+echo "Running tests using test principal \"$test_principal\"". </text:p>
      <text:p text:style-name="Preformatted_20_Text">+echo "Running tests using KDC on \"$test_host\"". </text:p>
      <text:p text:style-name="Preformatted_20_Text">+getent hosts "$test_host" </text:p>
      <text:p text:style-name="Preformatted_20_Text">+ </text:p>
      <text:p text:style-name="Preformatted_20_Text">+ </text:p>
      <text:p text:style-name="Preformatted_20_Text">+# Run each test with clear log files and a fresh copy of the KDC and kadmind, </text:p>
      <text:p text:style-name="Preformatted_20_Text">+# and a fresh 524d if available. </text:p>
      <text:p text:style-name="Preformatted_20_Text">+for test in ${@:-"$testdir"/krbldap-tests/0*} ; do </text:p>
      <text:p text:style-name="Preformatted_20_Text">+<text:tab/>if ! test -s $test/run.sh ; then </text:p>
      <text:p text:style-name="Preformatted_20_Text">+<text:tab/><text:tab/>continue </text:p>
      <text:p text:style-name="Preformatted_20_Text">+<text:tab/>fi </text:p>
      <text:p text:style-name="Preformatted_20_Text">+<text:tab/>echo -n `basename "$test"` ..." " </text:p>
      <text:p text:style-name="Preformatted_20_Text">+<text:tab/>meanwhile "$test/run.sh" &gt; $test/stdout 2&gt; $test/stderr </text:p>
      <text:p text:style-name="Preformatted_20_Text">+<text:tab/>if test -s $test/stdout.expected ; then </text:p>
      <text:p text:style-name="Preformatted_20_Text">+<text:tab/><text:tab/>if ! cmp -s $test/stdout.expected $test/stdout ; then </text:p>
      <text:p text:style-name="Preformatted_20_Text">+<text:tab/><text:tab/><text:tab/>echo "" </text:p>
      <text:p text:style-name="Preformatted_20_Text">+<text:tab/><text:tab/><text:tab/>diff -u $test/stdout.expected $test/stdout | sed "s|$testdir/||g" </text:p>
      <text:p text:style-name="Preformatted_20_Text">+<text:tab/><text:tab/><text:tab/>echo "Test $test stdout unexpected error!" </text:p>
      <text:p text:style-name="Preformatted_20_Text">+<text:tab/><text:tab/><text:tab/>exit 1 </text:p>
      <text:p text:style-name="Preformatted_20_Text">+<text:tab/><text:tab/>fi </text:p>
      <text:p text:style-name="Preformatted_20_Text">+<text:tab/><text:tab/>if ! cmp -s $test/stderr.expected $test/stderr ; then </text:p>
      <text:p text:style-name="Preformatted_20_Text">+<text:tab/><text:tab/><text:tab/>echo "" </text:p>
      <text:p text:style-name="Preformatted_20_Text">+<text:tab/><text:tab/><text:tab/>diff -u $test/stderr.expected $test/stderr | sed "s|$testdir/||g" </text:p>
      <text:p text:style-name="Preformatted_20_Text">+<text:tab/><text:tab/><text:tab/>echo "Test $test stderr unexpected error!" </text:p>
      <text:p text:style-name="Preformatted_20_Text">+<text:tab/><text:tab/><text:tab/>exit 1 </text:p>
      <text:p text:style-name="Preformatted_20_Text">+<text:tab/><text:tab/>fi </text:p>
      <text:p text:style-name="Preformatted_20_Text">+<text:tab/>fi </text:p>
      <text:p text:style-name="Preformatted_20_Text">+<text:tab/>echo OK </text:p>
      <text:p text:style-name="Preformatted_20_Text">+done </text:p>
      <text:p text:style-name="Preformatted_20_Text">diff --git a/tests/testenv-krbldap.sh.in b/tests/testenv-krbldap.sh.in </text:p>
      <text:p text:style-name="Preformatted_20_Text">new file mode 100755 </text:p>
      <text:p text:style-name="Preformatted_20_Text">index 0000000..b0ffe82 </text:p>
      <text:p text:style-name="Preformatted_20_Text">--- /dev/null </text:p>
      <text:p text:style-name="Preformatted_20_Text">+++ b/tests/testenv-krbldap.sh.in </text:p>
      <text:p text:style-name="Preformatted_20_Text">@@ -0,0 +1,37 @@ </text:p>
      <text:p text:style-name="Preformatted_20_Text">+#!/bin/sh </text:p>
      <text:p text:style-name="Preformatted_20_Text">+ </text:p>
      <text:p text:style-name="Preformatted_20_Text">+PATH=${testdir}/tools:${PATH}; export PATH </text:p>
      <text:p text:style-name="Preformatted_20_Text"><text:soft-page-break/>+ </text:p>
      <text:p text:style-name="Preformatted_20_Text">+test_principal=`id -nu` </text:p>
      <text:p text:style-name="Preformatted_20_Text">+test_host=@TESTHOST@ </text:p>
      <text:p text:style-name="Preformatted_20_Text">+ </text:p>
      <text:p text:style-name="Preformatted_20_Text">+if test @USE_ADDRESSES@ -eq 1 ; then </text:p>
      <text:p text:style-name="Preformatted_20_Text">+<text:tab/>test_addresses=true </text:p>
      <text:p text:style-name="Preformatted_20_Text">+else </text:p>
      <text:p text:style-name="Preformatted_20_Text">+<text:tab/>test_addresses=false </text:p>
      <text:p text:style-name="Preformatted_20_Text">+fi </text:p>
      <text:p text:style-name="Preformatted_20_Text">+ </text:p>
      <text:p text:style-name="Preformatted_20_Text">+pam_krbldap=@abs_builddir@/../src/pam_krb5.so </text:p>
      <text:p text:style-name="Preformatted_20_Text">+if ! test -x $pam_krbldap ; then </text:p>
      <text:p text:style-name="Preformatted_20_Text">+<text:tab/>pam_krbldap=@abs_builddir@/../src/.libs/pam_krb5.so </text:p>
      <text:p text:style-name="Preformatted_20_Text">+fi </text:p>
      <text:p text:style-name="Preformatted_20_Text">+ </text:p>
      <text:p text:style-name="Preformatted_20_Text">+KRB5_CONFIG=@abs_builddir@/config/krbldap.conf ; export KRB5_CONFIG </text:p>
      <text:p text:style-name="Preformatted_20_Text">+KRBCONFDIR=@abs_builddir@/config ; export KRBCONFDIR </text:p>
      <text:p text:style-name="Preformatted_20_Text">+ </text:p>
      <text:p text:style-name="Preformatted_20_Text">+test_settle() { </text:p>
      <text:p text:style-name="Preformatted_20_Text">+<text:tab/>sleep 1 </text:p>
      <text:p text:style-name="Preformatted_20_Text">+} </text:p>
      <text:p text:style-name="Preformatted_20_Text">+ </text:p>
      <text:p text:style-name="Preformatted_20_Text">+test_cleanmsg () </text:p>
      <text:p text:style-name="Preformatted_20_Text">+{ </text:p>
      <text:p text:style-name="Preformatted_20_Text">+<text:tab/>sed -e "s,Warning: Your password will expire in less than one hour.[^\']*,WARN1HOUR,g" \ </text:p>
      <text:p text:style-name="Preformatted_20_Text">+<text:tab/> <text:s text:c="3"/>-e "s,Warning: .*password has expired[^\']*,WARNEXPIRED,g" \ </text:p>
      <text:p text:style-name="Preformatted_20_Text">+<text:tab/> <text:s text:c="3"/>-e "s|krb5cc_"`id -u`"_......|"'krb5_cc_$UID_XXXXXX|g' </text:p>
      <text:p text:style-name="Preformatted_20_Text">+} </text:p>
      <text:p text:style-name="Preformatted_20_Text">+ </text:p>
      <text:p text:style-name="Preformatted_20_Text">+ </text:p>
      <text:p text:style-name="Preformatted_20_Text">+test_run() { </text:p>
      <text:p text:style-name="Preformatted_20_Text">+<text:tab/># Filter out the module path and clean up messages. </text:p>
      <text:p text:style-name="Preformatted_20_Text">+<text:tab/>@abs_builddir@/tools/pam_harness "$@" 2&gt;&amp;1 | sed s,"\`.*pam",'\`pam',g | test_cleanmsg </text:p>
      <text:p text:style-name="Preformatted_20_Text">+} </text:p>
      <text:p text:style-name="Preformatted_20_Text">diff --git a/tests/tools/pam_harness.c b/tests/tools/pam_harness.c </text:p>
      <text:p text:style-name="Preformatted_20_Text">index 6e403b8..8c72d4a 100644 </text:p>
      <text:p text:style-name="Preformatted_20_Text">--- a/tests/tools/pam_harness.c </text:p>
      <text:p text:style-name="Preformatted_20_Text">+++ b/tests/tools/pam_harness.c </text:p>
      <text:p text:style-name="Preformatted_20_Text">@@ -115,6 +115,8 @@ converse(int num_msgs, </text:p>
      <text:p text:style-name="Preformatted_20_Text"><text:s/>int </text:p>
      <text:p text:style-name="Preformatted_20_Text"><text:s/>main(int argc, char **argv) </text:p>
      <text:p text:style-name="Preformatted_20_Text"><text:s/>{ </text:p>
      <text:p text:style-name="Preformatted_20_Text">+<text:tab/>/* Disable buffering on stdout so that output lines up with error output */ </text:p>
      <text:p text:style-name="Preformatted_20_Text">+<text:tab/>setbuf(stdout, NULL); </text:p>
      <text:p text:style-name="Preformatted_20_Text"><text:s/><text:tab/>void *dlhandle; </text:p>
      <text:p text:style-name="Preformatted_20_Text"><text:s/><text:tab/>int doauth, doaccount, dosession, dosetcred, dochauthtok, doprompt; </text:p>
      <text:p text:style-name="Preformatted_20_Text"><text:s/><text:tab/>int noreentrancy; </text:p>
      <text:h text:style-name="Heading_20_1" text:outline-level="1"><text:bookmark text:name="__RefHeading__4612_613753909"/><text:soft-page-break/>Appendix D – unified diff representation of <text:s/><text:span text:style-name="Wyróżniony_20_tekst_20_źródłowy">krb5-krbldap</text:span> customizations<text:bookmark-end text:name="__RefHeading__4612_613753909"/></text:h>
      <text:p text:style-name="Text_20_body">Presented below, there is a standard unified diff representation of code customizations against MIT Kerberos 5 library sources that comprise the customized <text:s/><text:span text:style-name="Wyróżniony_20_tekst_20_źródłowy">krb5-krbldap</text:span>.</text:p>
      <text:p text:style-name="Text_20_body">The code is covered by the same MIT license that the original MIT Kerberos 5 library is published under. It is also available on the public Github repository at <text:a xlink:type="simple" xlink:href="https://github.com/aadamowski/krb5-krbldap">https://github.com/aadamowski/krb5-krbldap</text:a>.</text:p>
      <text:p text:style-name="Preformatted_20_Text">diff --git a/src/aclocal.m4 b/src/aclocal.m4 </text:p>
      <text:p text:style-name="Preformatted_20_Text">index 7e635c8..620679d 100644 </text:p>
      <text:p text:style-name="Preformatted_20_Text">--- a/src/aclocal.m4 </text:p>
      <text:p text:style-name="Preformatted_20_Text">+++ b/src/aclocal.m4 </text:p>
      <text:p text:style-name="Preformatted_20_Text">@@ -84,6 +84,7 @@ AC_SUBST_FILE(libnodeps_frag) </text:p>
      <text:p text:style-name="Preformatted_20_Text"><text:s/>dnl </text:p>
      <text:p text:style-name="Preformatted_20_Text"><text:s/>KRB5_AC_PRAGMA_WEAK_REF </text:p>
      <text:p text:style-name="Preformatted_20_Text"><text:s/>WITH_LDAP </text:p>
      <text:p text:style-name="Preformatted_20_Text">+KRB5_AC_ENABLE_KRBLDAP </text:p>
      <text:p text:style-name="Preformatted_20_Text"><text:s/>KRB5_LIB_PARAMS </text:p>
      <text:p text:style-name="Preformatted_20_Text"><text:s/>KRB5_AC_INITFINI </text:p>
      <text:p text:style-name="Preformatted_20_Text"><text:s/>KRB5_AC_ENABLE_THREADS </text:p>
      <text:p text:style-name="Preformatted_20_Text">@@ -1268,6 +1269,18 @@ ns_initparse ns_name_uncompress dn_skipname res_search) </text:p>
      <text:p text:style-name="Preformatted_20_Text"><text:s text:c="5"/>fi </text:p>
      <text:p text:style-name="Preformatted_20_Text"><text:s text:c="3"/>fi </text:p>
      <text:p text:style-name="Preformatted_20_Text"><text:s/>]) </text:p>
      <text:p text:style-name="Preformatted_20_Text">+dnl </text:p>
      <text:p text:style-name="Preformatted_20_Text">+dnl The following was written by aleksander.adamowski@gmail.com </text:p>
      <text:p text:style-name="Preformatted_20_Text">+dnl </text:p>
      <text:p text:style-name="Preformatted_20_Text">+dnl This test ensures propagation of KRBLDAP defines. </text:p>
      <text:p text:style-name="Preformatted_20_Text">+AC_DEFUN(KRB5_AC_ENABLE_KRBLDAP, [ </text:p>
      <text:p text:style-name="Preformatted_20_Text">+AC_ARG_ENABLE([krbldap], </text:p>
      <text:p text:style-name="Preformatted_20_Text">+[ <text:s/>--enable-krbldap <text:s/>enable KrbLDAP transport in addition to TCP and UDP], , </text:p>
      <text:p text:style-name="Preformatted_20_Text">+[enable_krbldap=no]) </text:p>
      <text:p text:style-name="Preformatted_20_Text">+ <text:s/>if test "$enable_krbldap" = yes; then </text:p>
      <text:p text:style-name="Preformatted_20_Text">+ <text:s text:c="3"/>ENABLE_KRBLDAP=yes </text:p>
      <text:p text:style-name="Preformatted_20_Text">+ <text:s/>fi </text:p>
      <text:p text:style-name="Preformatted_20_Text">+]) </text:p>
      <text:p text:style-name="Preformatted_20_Text"><text:s/>AC_DEFUN([_KRB5_AC_CHECK_RES_FUNCS], </text:p>
      <text:p text:style-name="Preformatted_20_Text"><text:s/>[AC_FOREACH([AC_Func], [$1], </text:p>
      <text:p text:style-name="Preformatted_20_Text"><text:s text:c="3"/>[AH_TEMPLATE(AS_TR_CPP(HAVE_[]AC_Func), </text:p>
      <text:p text:style-name="Preformatted_20_Text">diff --git a/src/configure.in b/src/configure.in </text:p>
      <text:p text:style-name="Preformatted_20_Text">index 4c6ec8c..9a74929 100644 </text:p>
      <text:p text:style-name="Preformatted_20_Text">--- a/src/configure.in </text:p>
      <text:p text:style-name="Preformatted_20_Text">+++ b/src/configure.in </text:p>
      <text:p text:style-name="Preformatted_20_Text">@@ -1116,7 +1116,7 @@ fi </text:p>
      <text:p text:style-name="Preformatted_20_Text"><text:s/></text:p>
      <text:p text:style-name="Preformatted_20_Text"><text:s/>ldap_plugin_dir="" </text:p>
      <text:p text:style-name="Preformatted_20_Text"><text:s/>ldap_lib="" </text:p>
      <text:p text:style-name="Preformatted_20_Text"><text:soft-page-break/>-if test -n "$OPENLDAP_PLUGIN"; then </text:p>
      <text:p text:style-name="Preformatted_20_Text">+if test -n "$OPENLDAP_PLUGIN" -o -n "$ENABLE_KRBLDAP"; then </text:p>
      <text:p text:style-name="Preformatted_20_Text"><text:s text:c="3"/>AC_CHECK_HEADERS(ldap.h lber.h, :, [AC_MSG_ERROR($ac_header not found)]) </text:p>
      <text:p text:style-name="Preformatted_20_Text"><text:s text:c="3"/>AC_CHECK_LIB(ldap, ldap_init, :, [AC_MSG_ERROR(libldap not found or missing ldap_init)]) </text:p>
      <text:p text:style-name="Preformatted_20_Text"><text:s text:c="3"/>old_LIBS="$LIBS" </text:p>
      <text:p text:style-name="Preformatted_20_Text">@@ -1136,16 +1136,24 @@ if test -n "$OPENLDAP_PLUGIN"; then </text:p>
      <text:p text:style-name="Preformatted_20_Text"><text:s text:c="7"/>AC_ERROR("BER library missing - cannot build LDAP database module") </text:p>
      <text:p text:style-name="Preformatted_20_Text"><text:s text:c="5"/>fi </text:p>
      <text:p text:style-name="Preformatted_20_Text"><text:s text:c="3"/>fi </text:p>
      <text:p text:style-name="Preformatted_20_Text">- <text:s/>AC_DEFINE([ENABLE_LDAP], 1, [Define if LDAP KDB support within the Kerberos library (mainly ASN.1 code) should be enabled.]) </text:p>
      <text:p text:style-name="Preformatted_20_Text">+ <text:s/>if test -n "$ENABLE_KRBLDAP"; then </text:p>
      <text:p text:style-name="Preformatted_20_Text">+ <text:s text:c="3"/>AC_DEFINE(KRB5_KRBLDAP, 1,[Define for support for KrbLDAP protocol]) </text:p>
      <text:p text:style-name="Preformatted_20_Text">+ <text:s text:c="3"/>KRBLDAP=yes </text:p>
      <text:p text:style-name="Preformatted_20_Text">+ <text:s/>else </text:p>
      <text:p text:style-name="Preformatted_20_Text">+ <text:s text:c="3"/>KRBLDAP=no </text:p>
      <text:p text:style-name="Preformatted_20_Text">+ <text:s/>fi </text:p>
      <text:p text:style-name="Preformatted_20_Text">+ <text:s/>if test -n "$OPENLDAP_PLUGIN"; then </text:p>
      <text:p text:style-name="Preformatted_20_Text">+ <text:s text:c="3"/>AC_DEFINE([ENABLE_LDAP], 1, [Define if LDAP KDB support within the Kerberos library (mainly ASN.1 code) should be enabled.]) </text:p>
      <text:p text:style-name="Preformatted_20_Text">+ </text:p>
      <text:p text:style-name="Preformatted_20_Text">+ <text:s text:c="3"/>K5_GEN_MAKEFILE(plugins/kdb/ldap) </text:p>
      <text:p text:style-name="Preformatted_20_Text">+ <text:s text:c="3"/>K5_GEN_MAKEFILE(plugins/kdb/ldap/ldap_util) </text:p>
      <text:p text:style-name="Preformatted_20_Text">+ <text:s text:c="3"/>K5_GEN_MAKEFILE(plugins/kdb/ldap/libkdb_ldap) </text:p>
      <text:p text:style-name="Preformatted_20_Text">+ <text:s text:c="3"/>ldap_plugin_dir='plugins/kdb/ldap plugins/kdb/ldap/ldap_util' </text:p>
      <text:p text:style-name="Preformatted_20_Text">+ <text:s text:c="3"/>LDAP=yes </text:p>
      <text:p text:style-name="Preformatted_20_Text">+ <text:s/>else </text:p>
      <text:p text:style-name="Preformatted_20_Text">+ <text:s text:c="3"/>LDAP=no </text:p>
      <text:p text:style-name="Preformatted_20_Text">+ <text:s/>fi </text:p>
      <text:p text:style-name="Preformatted_20_Text"><text:s text:c="3"/>AC_SUBST(LDAP_LIBS) </text:p>
      <text:p text:style-name="Preformatted_20_Text">- </text:p>
      <text:p text:style-name="Preformatted_20_Text">- <text:s/>K5_GEN_MAKEFILE(plugins/kdb/ldap) </text:p>
      <text:p text:style-name="Preformatted_20_Text">- <text:s/>K5_GEN_MAKEFILE(plugins/kdb/ldap/ldap_util) </text:p>
      <text:p text:style-name="Preformatted_20_Text">- <text:s/>K5_GEN_MAKEFILE(plugins/kdb/ldap/libkdb_ldap) </text:p>
      <text:p text:style-name="Preformatted_20_Text">- <text:s/>ldap_plugin_dir='plugins/kdb/ldap plugins/kdb/ldap/ldap_util' </text:p>
      <text:p text:style-name="Preformatted_20_Text">- <text:s/>LDAP=yes </text:p>
      <text:p text:style-name="Preformatted_20_Text">-else </text:p>
      <text:p text:style-name="Preformatted_20_Text">- <text:s/>LDAP=no </text:p>
      <text:p text:style-name="Preformatted_20_Text"><text:s/>fi </text:p>
      <text:p text:style-name="Preformatted_20_Text"><text:s/>AC_SUBST(ldap_plugin_dir) </text:p>
      <text:p text:style-name="Preformatted_20_Text"><text:s/>AC_SUBST(LDAP) </text:p>
      <text:p text:style-name="Preformatted_20_Text">diff --git a/src/include/k5-int.h b/src/include/k5-int.h </text:p>
      <text:p text:style-name="Preformatted_20_Text">index 7a196c6..fcc25c8 100644 </text:p>
      <text:p text:style-name="Preformatted_20_Text">--- a/src/include/k5-int.h </text:p>
      <text:p text:style-name="Preformatted_20_Text">+++ b/src/include/k5-int.h </text:p>
      <text:p text:style-name="Preformatted_20_Text">@@ -379,6 +379,12 @@ typedef INT64_TYPE krb5_int64; </text:p>
      <text:p text:style-name="Preformatted_20_Text"><text:s/>#define KRB_AP_ERR_IAKERB_KDC_NO_RESPONSE <text:s text:c="6"/>86 /* The KDC did not respond </text:p>
      <text:p text:style-name="Preformatted_20_Text"><text:s text:c="55"/>to the IAKERB proxy */ </text:p>
      <text:p text:style-name="Preformatted_20_Text"><text:s/></text:p>
      <text:p text:style-name="Preformatted_20_Text">+#ifdef KRB5_KRBLDAP </text:p>
      <text:p text:style-name="Preformatted_20_Text"><text:soft-page-break/>+#define KRBLDAP_OID_EXOP_BASE "1.3.6.1.4.1.38261.1" </text:p>
      <text:p text:style-name="Preformatted_20_Text">+#define KRBLDAP_OID_EXOP_AS_REQ KRBLDAP_OID_EXOP_BASE ".1" </text:p>
      <text:p text:style-name="Preformatted_20_Text">+#define KRBLDAP_OID_EXOP_TGS_REQ KRBLDAP_OID_EXOP_BASE ".2" </text:p>
      <text:p text:style-name="Preformatted_20_Text">+#endif </text:p>
      <text:p text:style-name="Preformatted_20_Text">+ </text:p>
      <text:p text:style-name="Preformatted_20_Text"><text:s/>/* </text:p>
      <text:p text:style-name="Preformatted_20_Text"><text:s text:c="2"/>* A null-terminated array of this structure is returned by the KDC as </text:p>
      <text:p text:style-name="Preformatted_20_Text"><text:s text:c="2"/>* the data part of the ETYPE_INFO preauth type. <text:s/>It informs the </text:p>
      <text:p text:style-name="Preformatted_20_Text">@@ -1348,7 +1354,11 @@ struct _krb5_context { </text:p>
      <text:p text:style-name="Preformatted_20_Text"><text:s/>#ifdef KRB5_DNS_LOOKUP </text:p>
      <text:p text:style-name="Preformatted_20_Text"><text:s text:c="5"/>krb5_boolean <text:s text:c="3"/>profile_in_memory; </text:p>
      <text:p text:style-name="Preformatted_20_Text"><text:s/>#endif /* KRB5_DNS_LOOKUP */ </text:p>
      <text:p text:style-name="Preformatted_20_Text">- </text:p>
      <text:p text:style-name="Preformatted_20_Text">+ <text:s text:c="3"/></text:p>
      <text:p text:style-name="Preformatted_20_Text">+#ifdef KRB5_KRBLDAP </text:p>
      <text:p text:style-name="Preformatted_20_Text">+ <text:s text:c="3"/>krb5_boolean <text:s text:c="3"/>use_krbldap; </text:p>
      <text:p text:style-name="Preformatted_20_Text">+#endif /* KRB5_DNS_LOOKUP */ </text:p>
      <text:p text:style-name="Preformatted_20_Text">+ <text:s text:c="3"/></text:p>
      <text:p text:style-name="Preformatted_20_Text"><text:s text:c="5"/>/* locate_kdc module stuff */ </text:p>
      <text:p text:style-name="Preformatted_20_Text"><text:s text:c="5"/>struct plugin_dir_handle libkrb5_plugins; </text:p>
      <text:p text:style-name="Preformatted_20_Text"><text:s text:c="5"/>struct krb5plugin_service_locate_ftable *vtbl; </text:p>
      <text:p text:style-name="Preformatted_20_Text">diff --git a/src/lib/krb5/Makefile.in b/src/lib/krb5/Makefile.in </text:p>
      <text:p text:style-name="Preformatted_20_Text">index a63270a..b5bd354 100644 </text:p>
      <text:p text:style-name="Preformatted_20_Text">--- a/src/lib/krb5/Makefile.in </text:p>
      <text:p text:style-name="Preformatted_20_Text">+++ b/src/lib/krb5/Makefile.in </text:p>
      <text:p text:style-name="Preformatted_20_Text">@@ -56,7 +56,7 @@ RELDIR=krb5 </text:p>
      <text:p text:style-name="Preformatted_20_Text"><text:s/>SHLIB_EXPDEPS = \ </text:p>
      <text:p text:style-name="Preformatted_20_Text"><text:s/><text:tab/>$(TOPLIBD)/libk5crypto$(SHLIBEXT) \ </text:p>
      <text:p text:style-name="Preformatted_20_Text"><text:s/><text:tab/>$(COM_ERR_DEPLIB) $(SUPPORT_DEPLIB) </text:p>
      <text:p text:style-name="Preformatted_20_Text">-SHLIB_EXPLIBS=-lk5crypto -lcom_err $(SUPPORT_LIB) @GEN_LIB@ $(LIBS) </text:p>
      <text:p text:style-name="Preformatted_20_Text">+SHLIB_EXPLIBS=-lk5crypto -lcom_err $(SUPPORT_LIB) @GEN_LIB@ $(LDAP_LIBS) $(LIBS) </text:p>
      <text:p text:style-name="Preformatted_20_Text"><text:s/>SHLIB_DIRS=-L$(TOPLIBD) </text:p>
      <text:p text:style-name="Preformatted_20_Text"><text:s/>SHLIB_RDIRS=$(KRB5_LIBDIR) </text:p>
      <text:p text:style-name="Preformatted_20_Text"><text:s/></text:p>
      <text:p text:style-name="Preformatted_20_Text">diff --git a/src/lib/krb5/os/Makefile.in b/src/lib/krb5/os/Makefile.in </text:p>
      <text:p text:style-name="Preformatted_20_Text">index 19f5c33..a3a690c 100644 </text:p>
      <text:p text:style-name="Preformatted_20_Text">--- a/src/lib/krb5/os/Makefile.in </text:p>
      <text:p text:style-name="Preformatted_20_Text">+++ b/src/lib/krb5/os/Makefile.in </text:p>
      <text:p text:style-name="Preformatted_20_Text">@@ -4,7 +4,7 @@ KRB5_RUN_ENV = @KRB5_RUN_ENV@ </text:p>
      <text:p text:style-name="Preformatted_20_Text"><text:s/>PROG_LIBPATH=-L$(TOPLIBD) </text:p>
      <text:p text:style-name="Preformatted_20_Text"><text:s/>PROG_RPATH=$(KRB5_LIBDIR) </text:p>
      <text:p text:style-name="Preformatted_20_Text"><text:s/>DEFS= </text:p>
      <text:p text:style-name="Preformatted_20_Text">-DEFINES=-DLIBDIR=\"$(KRB5_LIBDIR)\" </text:p>
      <text:p text:style-name="Preformatted_20_Text">+DEFINES=-DLIBDIR=\"$(KRB5_LIBDIR)\" -DDEBUG </text:p>
      <text:p text:style-name="Preformatted_20_Text"><text:s/>LOCALINCLUDES=-I$(top_srcdir)/util/profile </text:p>
      <text:p text:style-name="Preformatted_20_Text"><text:s/></text:p>
      <text:p text:style-name="Preformatted_20_Text"><text:s/>##DOS##BUILDTOP = ..\..\.. </text:p>
      <text:p text:style-name="Preformatted_20_Text">diff --git a/src/lib/krb5/os/locate_kdc.c b/src/lib/krb5/os/locate_kdc.c </text:p>
      <text:p text:style-name="Preformatted_20_Text">index acfce8c..a111098 100644 </text:p>
      <text:p text:style-name="Preformatted_20_Text"><text:soft-page-break/>--- a/src/lib/krb5/os/locate_kdc.c </text:p>
      <text:p text:style-name="Preformatted_20_Text">+++ b/src/lib/krb5/os/locate_kdc.c </text:p>
      <text:p text:style-name="Preformatted_20_Text">@@ -113,7 +113,7 @@ k5_free_serverlist (struct serverlist *list) </text:p>
      <text:p text:style-name="Preformatted_20_Text"><text:s/>static inline void </text:p>
      <text:p text:style-name="Preformatted_20_Text"><text:s/>Tprintf(const char *fmt, ...) </text:p>
      <text:p text:style-name="Preformatted_20_Text"><text:s/>{ </text:p>
      <text:p text:style-name="Preformatted_20_Text">-#ifdef TEST </text:p>
      <text:p text:style-name="Preformatted_20_Text">+#ifdef DEBUG </text:p>
      <text:p text:style-name="Preformatted_20_Text"><text:s text:c="5"/>va_list ap; </text:p>
      <text:p text:style-name="Preformatted_20_Text"><text:s text:c="5"/>va_start(ap, fmt); </text:p>
      <text:p text:style-name="Preformatted_20_Text"><text:s text:c="5"/>vfprintf(stderr, fmt, ap); </text:p>
      <text:p text:style-name="Preformatted_20_Text">diff --git a/src/lib/krb5/os/os-proto.h b/src/lib/krb5/os/os-proto.h </text:p>
      <text:p text:style-name="Preformatted_20_Text">index 665187c..cd3b561 100644 </text:p>
      <text:p text:style-name="Preformatted_20_Text">--- a/src/lib/krb5/os/os-proto.h </text:p>
      <text:p text:style-name="Preformatted_20_Text">+++ b/src/lib/krb5/os/os-proto.h </text:p>
      <text:p text:style-name="Preformatted_20_Text">@@ -100,6 +100,18 @@ krb5_error_code k5_sendto(krb5_context context, const krb5_data *message, </text:p>
      <text:p text:style-name="Preformatted_20_Text"><text:s text:c="46"/>void *), </text:p>
      <text:p text:style-name="Preformatted_20_Text"><text:s text:c="27"/>void *msg_handler_data); </text:p>
      <text:p text:style-name="Preformatted_20_Text"><text:s/></text:p>
      <text:p text:style-name="Preformatted_20_Text">+#ifdef KRB5_KRBLDAP </text:p>
      <text:p text:style-name="Preformatted_20_Text">+krb5_error_code krbldap_sendto(krb5_context context, const krb5_data *message, </text:p>
      <text:p text:style-name="Preformatted_20_Text">+ <text:s text:c="25"/>const struct serverlist *addrs, </text:p>
      <text:p text:style-name="Preformatted_20_Text">+ <text:s text:c="25"/>int socktype1, int socktype2, </text:p>
      <text:p text:style-name="Preformatted_20_Text">+ <text:s text:c="25"/>struct sendto_callback_info *callback_info, </text:p>
      <text:p text:style-name="Preformatted_20_Text">+ <text:s text:c="25"/>krb5_data *reply, struct sockaddr *remoteaddr, </text:p>
      <text:p text:style-name="Preformatted_20_Text">+ <text:s text:c="25"/>socklen_t *remoteaddrlen, int *server_used, </text:p>
      <text:p text:style-name="Preformatted_20_Text">+ <text:s text:c="25"/>int (*msg_handler)(krb5_context, const krb5_data *, </text:p>
      <text:p text:style-name="Preformatted_20_Text">+ <text:s text:c="44"/>void *), </text:p>
      <text:p text:style-name="Preformatted_20_Text">+ <text:s text:c="25"/>void *msg_handler_data); </text:p>
      <text:p text:style-name="Preformatted_20_Text">+#endif </text:p>
      <text:p text:style-name="Preformatted_20_Text">+ </text:p>
      <text:p text:style-name="Preformatted_20_Text"><text:s/>krb5_error_code krb5int_get_fq_local_hostname(char *, size_t); </text:p>
      <text:p text:style-name="Preformatted_20_Text"><text:s/></text:p>
      <text:p text:style-name="Preformatted_20_Text"><text:s/>/* The io vector is *not* const here, unlike writev()! <text:s/>*/ </text:p>
      <text:p text:style-name="Preformatted_20_Text">diff --git a/src/lib/krb5/os/sendto_kdc.c b/src/lib/krb5/os/sendto_kdc.c </text:p>
      <text:p text:style-name="Preformatted_20_Text">index 63dbcd8..a72ed16 100644 </text:p>
      <text:p text:style-name="Preformatted_20_Text">--- a/src/lib/krb5/os/sendto_kdc.c </text:p>
      <text:p text:style-name="Preformatted_20_Text">+++ b/src/lib/krb5/os/sendto_kdc.c </text:p>
      <text:p text:style-name="Preformatted_20_Text">@@ -51,14 +51,19 @@ </text:p>
      <text:p text:style-name="Preformatted_20_Text"><text:s/>#endif </text:p>
      <text:p text:style-name="Preformatted_20_Text"><text:s/>#endif </text:p>
      <text:p text:style-name="Preformatted_20_Text"><text:s/></text:p>
      <text:p text:style-name="Preformatted_20_Text">+#ifdef KRB5_KRBLDAP </text:p>
      <text:p text:style-name="Preformatted_20_Text">+#include &lt;lber.h&gt; </text:p>
      <text:p text:style-name="Preformatted_20_Text">+#include &lt;ldap.h&gt; </text:p>
      <text:p text:style-name="Preformatted_20_Text">+#endif </text:p>
      <text:p text:style-name="Preformatted_20_Text">+ </text:p>
      <text:p text:style-name="Preformatted_20_Text"><text:s/>#define MAX_PASS <text:s text:c="19"/>3 </text:p>
      <text:p text:style-name="Preformatted_20_Text"><text:s/>#define DEFAULT_UDP_PREF_LIMIT <text:s text:c="2"/>1465 </text:p>
      <text:p text:style-name="Preformatted_20_Text"><text:soft-page-break/><text:s/>#define HARD_UDP_LIMIT <text:s text:c="9"/>32700 /* could probably do 64K-epsilon ? */ </text:p>
      <text:p text:style-name="Preformatted_20_Text"><text:s/></text:p>
      <text:p text:style-name="Preformatted_20_Text">-#undef DEBUG </text:p>
      <text:p text:style-name="Preformatted_20_Text">+/*#undef DEBUG*/ </text:p>
      <text:p text:style-name="Preformatted_20_Text"><text:s/></text:p>
      <text:p text:style-name="Preformatted_20_Text"><text:s/>#ifdef DEBUG </text:p>
      <text:p text:style-name="Preformatted_20_Text">-int krb5int_debug_sendto_kdc = 0; </text:p>
      <text:p text:style-name="Preformatted_20_Text">+int krb5int_debug_sendto_kdc = 1; </text:p>
      <text:p text:style-name="Preformatted_20_Text"><text:s/>#define debug krb5int_debug_sendto_kdc </text:p>
      <text:p text:style-name="Preformatted_20_Text"><text:s/></text:p>
      <text:p text:style-name="Preformatted_20_Text"><text:s/>static void </text:p>
      <text:p text:style-name="Preformatted_20_Text">@@ -333,12 +338,23 @@ krb5_sendto_kdc(krb5_context context, const krb5_data *message, </text:p>
      <text:p text:style-name="Preformatted_20_Text"><text:s/></text:p>
      <text:p text:style-name="Preformatted_20_Text"><text:s text:c="5"/>retval = k5_locate_kdc(context, realm, &amp;servers, *use_master, </text:p>
      <text:p text:style-name="Preformatted_20_Text"><text:s text:c="28"/>tcp_only ? SOCK_STREAM : 0); </text:p>
      <text:p text:style-name="Preformatted_20_Text">- <text:s text:c="3"/>if (retval) </text:p>
      <text:p text:style-name="Preformatted_20_Text">+ <text:s text:c="3"/>dprint("k5_locate_kdc retval: [%d]\n", retval); </text:p>
      <text:p text:style-name="Preformatted_20_Text">+ <text:s text:c="3"/></text:p>
      <text:p text:style-name="Preformatted_20_Text">+ <text:s text:c="3"/>if (retval) { </text:p>
      <text:p text:style-name="Preformatted_20_Text">+ <text:s text:c="7"/>dprint("Error [%d], message: [%s]\n", context-&gt;err.code, context-&gt;err.msg); </text:p>
      <text:p text:style-name="Preformatted_20_Text"><text:s text:c="9"/>return retval; </text:p>
      <text:p text:style-name="Preformatted_20_Text">- </text:p>
      <text:p text:style-name="Preformatted_20_Text">+ <text:s text:c="3"/>} </text:p>
      <text:p text:style-name="Preformatted_20_Text">+#ifdef KRB5_KRBLDAP </text:p>
      <text:p text:style-name="Preformatted_20_Text">+ <text:s text:c="3"/>dprint("using krbldap protocol to send kerberos message.\n"); </text:p>
      <text:p text:style-name="Preformatted_20_Text">+ <text:s text:c="3"/>retval = krbldap_sendto(context, message, &amp;servers, socktype1, socktype2, </text:p>
      <text:p text:style-name="Preformatted_20_Text">+ <text:s text:c="22"/>NULL, reply, NULL, NULL, &amp;server_used, </text:p>
      <text:p text:style-name="Preformatted_20_Text">+ <text:s text:c="22"/>check_for_svc_unavailable, &amp;err); </text:p>
      <text:p text:style-name="Preformatted_20_Text">+#else </text:p>
      <text:p text:style-name="Preformatted_20_Text">+ <text:s text:c="3"/>dprint("using kerberos v5 protocol to send kerberos message.\n"); </text:p>
      <text:p text:style-name="Preformatted_20_Text"><text:s text:c="5"/>retval = k5_sendto(context, message, &amp;servers, socktype1, socktype2, </text:p>
      <text:p text:style-name="Preformatted_20_Text"><text:s text:c="24"/>NULL, reply, NULL, NULL, &amp;server_used, </text:p>
      <text:p text:style-name="Preformatted_20_Text"><text:s text:c="24"/>check_for_svc_unavailable, &amp;err); </text:p>
      <text:p text:style-name="Preformatted_20_Text">+#endif </text:p>
      <text:p text:style-name="Preformatted_20_Text"><text:s text:c="5"/>if (retval == KRB5_KDC_UNREACH) { </text:p>
      <text:p text:style-name="Preformatted_20_Text"><text:s text:c="9"/>if (err == KDC_ERR_SVC_UNAVAILABLE) { </text:p>
      <text:p text:style-name="Preformatted_20_Text"><text:s text:c="13"/>retval = KRB5KDC_ERR_SVC_UNAVAILABLE; </text:p>
      <text:p text:style-name="Preformatted_20_Text">@@ -1352,3 +1368,81 @@ cleanup: </text:p>
      <text:p text:style-name="Preformatted_20_Text"><text:s text:c="5"/>free(sel_state); </text:p>
      <text:p text:style-name="Preformatted_20_Text"><text:s text:c="5"/>return retval; </text:p>
      <text:p text:style-name="Preformatted_20_Text"><text:s/>} </text:p>
      <text:p text:style-name="Preformatted_20_Text">+#ifdef KRB5_KRBLDAP </text:p>
      <text:p text:style-name="Preformatted_20_Text">+krb5_error_code </text:p>
      <text:p text:style-name="Preformatted_20_Text">+krbldap_sendto(krb5_context context, const krb5_data *message, </text:p>
      <text:p text:style-name="Preformatted_20_Text">+ <text:s text:c="9"/>const struct serverlist *servers, int socktype1, int socktype2, </text:p>
      <text:p text:style-name="Preformatted_20_Text">+ <text:s text:c="9"/>struct sendto_callback_info* callback_info, krb5_data *reply, </text:p>
      <text:p text:style-name="Preformatted_20_Text">+ <text:s text:c="9"/>struct sockaddr *remoteaddr, socklen_t *remoteaddrlen, </text:p>
      <text:p text:style-name="Preformatted_20_Text">+ <text:s text:c="9"/>int *server_used, </text:p>
      <text:p text:style-name="Preformatted_20_Text">+ <text:s text:c="9"/>/* return 0 -&gt; keep going, 1 -&gt; quit */ </text:p>
      <text:p text:style-name="Preformatted_20_Text"><text:soft-page-break/>+ <text:s text:c="9"/>int (*msg_handler)(krb5_context, const krb5_data *, void *), </text:p>
      <text:p text:style-name="Preformatted_20_Text">+ <text:s text:c="9"/>void *msg_handler_data) </text:p>
      <text:p text:style-name="Preformatted_20_Text">+{ </text:p>
      <text:p text:style-name="Preformatted_20_Text">+ <text:s text:c="3"/>LDAP *ldap; </text:p>
      <text:p text:style-name="Preformatted_20_Text">+ <text:s text:c="3"/>krb5_boolean done = FALSE; </text:p>
      <text:p text:style-name="Preformatted_20_Text">+ <text:s text:c="3"/>struct server_entry *entry; </text:p>
      <text:p text:style-name="Preformatted_20_Text">+ <text:s text:c="3"/>int ldap_version = LDAP_VERSION3; </text:p>
      <text:p text:style-name="Preformatted_20_Text">+ <text:s text:c="3"/>struct berval berval; </text:p>
      <text:p text:style-name="Preformatted_20_Text">+ <text:s text:c="3"/>struct berval *retdata = NULL; </text:p>
      <text:p text:style-name="Preformatted_20_Text">+ <text:s text:c="3"/>char *retoid = NULL; </text:p>
      <text:p text:style-name="Preformatted_20_Text">+ <text:s text:c="3"/>char *hostname = NULL; </text:p>
      <text:p text:style-name="Preformatted_20_Text">+ <text:s text:c="3"/>char ldap_url[max(NI_MAXHOST + NI_MAXSERV + 30, 200)]; </text:p>
      <text:p text:style-name="Preformatted_20_Text">+ <text:s text:c="3"/>int s; </text:p>
      <text:p text:style-name="Preformatted_20_Text">+ <text:s text:c="3"/>int port = 0; </text:p>
      <text:p text:style-name="Preformatted_20_Text">+ <text:s text:c="3"/>int debug = 0xffffff; </text:p>
      <text:p text:style-name="Preformatted_20_Text">+ <text:s text:c="3"/>int rc; </text:p>
      <text:p text:style-name="Preformatted_20_Text">+ <text:s text:c="3"/>int retval = 0; </text:p>
      <text:p text:style-name="Preformatted_20_Text">+ <text:s text:c="3"/></text:p>
      <text:p text:style-name="Preformatted_20_Text">+ <text:s text:c="3"/>/* TODO: use *servers */ </text:p>
      <text:p text:style-name="Preformatted_20_Text">+ <text:s text:c="3"/>for (s = 0; s &lt; servers-&gt;nservers &amp;&amp; !done; s++) { </text:p>
      <text:p text:style-name="Preformatted_20_Text">+ <text:s text:c="7"/>entry = &amp;servers-&gt;servers[s]; </text:p>
      <text:p text:style-name="Preformatted_20_Text">+ <text:s text:c="7"/>hostname = entry-&gt;hostname; </text:p>
      <text:p text:style-name="Preformatted_20_Text">+ <text:s text:c="7"/>port = 1389; </text:p>
      <text:p text:style-name="Preformatted_20_Text">+ <text:s text:c="7"/>dprint("Trying server [%s] on port [%d].\n", hostname, port); </text:p>
      <text:p text:style-name="Preformatted_20_Text">+ <text:s text:c="7"/>if (snprintf(ldap_url, sizeof (ldap_url), "ldap://%s:%d", hostname, port) &gt;= sizeof (ldap_url)) { </text:p>
      <text:p text:style-name="Preformatted_20_Text">+ <text:s text:c="11"/>/* Error, size limit hit */ </text:p>
      <text:p text:style-name="Preformatted_20_Text">+ <text:s text:c="11"/>retval = ENOMEM; </text:p>
      <text:p text:style-name="Preformatted_20_Text">+ <text:s text:c="11"/>dprint("LDAP URL size greater than limit\n"); </text:p>
      <text:p text:style-name="Preformatted_20_Text">+ <text:s text:c="11"/>goto cleanup; </text:p>
      <text:p text:style-name="Preformatted_20_Text">+ <text:s text:c="7"/>} </text:p>
      <text:p text:style-name="Preformatted_20_Text">+ <text:s text:c="7"/>dprint("LDAP URL: [%s]\n", ldap_url); <text:s text:c="7"/></text:p>
      <text:p text:style-name="Preformatted_20_Text">+ </text:p>
      <text:p text:style-name="Preformatted_20_Text">+ <text:s text:c="7"/>rc = ldap_initialize(&amp;ldap, ldap_url); </text:p>
      <text:p text:style-name="Preformatted_20_Text">+ <text:s text:c="7"/>dprint("rc: [%d], LDAP_SUCCESS: [%d]\n", rc, LDAP_SUCCESS); </text:p>
      <text:p text:style-name="Preformatted_20_Text">+ </text:p>
      <text:p text:style-name="Preformatted_20_Text">+ <text:s text:c="7"/>ldap_set_option(ldap, LDAP_OPT_PROTOCOL_VERSION, &amp;ldap_version); </text:p>
      <text:p text:style-name="Preformatted_20_Text">+ </text:p>
      <text:p text:style-name="Preformatted_20_Text">+ <text:s text:c="7"/>berval.bv_len = message-&gt;length; </text:p>
      <text:p text:style-name="Preformatted_20_Text">+ <text:s text:c="7"/>berval.bv_val = message-&gt;data; </text:p>
      <text:p text:style-name="Preformatted_20_Text">+ </text:p>
      <text:p text:style-name="Preformatted_20_Text">+ <text:s text:c="7"/>reply-&gt;length = 0; </text:p>
      <text:p text:style-name="Preformatted_20_Text">+ <text:s text:c="7"/>reply-&gt;data = NULL; </text:p>
      <text:p text:style-name="Preformatted_20_Text">+ </text:p>
      <text:p text:style-name="Preformatted_20_Text">+ <text:s text:c="7"/>ldap_set_option(NULL, LDAP_OPT_DEBUG_LEVEL, &amp;debug); </text:p>
      <text:p text:style-name="Preformatted_20_Text">+ <text:s text:c="7"/>dprint("Before ldap_extended_operation_s:\n"); </text:p>
      <text:p text:style-name="Preformatted_20_Text">+ <text:s text:c="7"/>rc = ldap_extended_operation_s(ldap, KRBLDAP_OID_EXOP_AS_REQ, &amp;berval, NULL, NULL, &amp;retoid, &amp;retdata); </text:p>
      <text:p text:style-name="Preformatted_20_Text">+ <text:s text:c="7"/>dprint("After ldap_extended_operation_s.\n"); </text:p>
      <text:p text:style-name="Preformatted_20_Text">+ <text:s text:c="7"/>dprint("exop rc: [%d]\n", rc); </text:p>
      <text:p text:style-name="Preformatted_20_Text">+ <text:s text:c="7"/>if (rc == 0) { </text:p>
      <text:p text:style-name="Preformatted_20_Text"><text:soft-page-break/>+ <text:s text:c="11"/>*server_used = s; </text:p>
      <text:p text:style-name="Preformatted_20_Text">+ <text:s text:c="11"/>done = TRUE; </text:p>
      <text:p text:style-name="Preformatted_20_Text">+ <text:s text:c="11"/>dprint("Finished processing on server index [%d]. Ending loop.\n", s); </text:p>
      <text:p text:style-name="Preformatted_20_Text">+ </text:p>
      <text:p text:style-name="Preformatted_20_Text">+ <text:s text:c="11"/>reply-&gt;length = retdata-&gt;bv_len; </text:p>
      <text:p text:style-name="Preformatted_20_Text">+ <text:s text:c="11"/>reply-&gt;data = malloc(reply-&gt;length); </text:p>
      <text:p text:style-name="Preformatted_20_Text">+ <text:s text:c="11"/>if (reply-&gt;data == NULL) { </text:p>
      <text:p text:style-name="Preformatted_20_Text">+ <text:s text:c="15"/>/* allocation failure */ </text:p>
      <text:p text:style-name="Preformatted_20_Text">+ <text:s text:c="15"/>retval = ENOMEM; </text:p>
      <text:p text:style-name="Preformatted_20_Text">+ <text:s text:c="15"/>goto cleanup; </text:p>
      <text:p text:style-name="Preformatted_20_Text">+ <text:s text:c="11"/>} </text:p>
      <text:p text:style-name="Preformatted_20_Text">+ <text:s text:c="11"/>memcpy(reply-&gt;data, retdata-&gt;bv_val, retdata-&gt;bv_len); </text:p>
      <text:p text:style-name="Preformatted_20_Text">+ <text:s text:c="7"/>} </text:p>
      <text:p text:style-name="Preformatted_20_Text">+ <text:s text:c="3"/>} </text:p>
      <text:p text:style-name="Preformatted_20_Text">+ </text:p>
      <text:p text:style-name="Preformatted_20_Text">+cleanup: </text:p>
      <text:p text:style-name="Preformatted_20_Text">+ <text:s text:c="3"/>ber_memfree(retoid); </text:p>
      <text:p text:style-name="Preformatted_20_Text">+ <text:s text:c="3"/>ber_bvfree(retdata); </text:p>
      <text:p text:style-name="Preformatted_20_Text">+ <text:s text:c="3"/>return retval; </text:p>
      <text:p text:style-name="Preformatted_20_Text">+} </text:p>
      <text:p text:style-name="Preformatted_20_Text">+#endif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Helvetica Neue" svg:font-family="'Helvetica Neue', Helvetica, Arial, sans-serif"/>
    <style:font-face style:name="Nimbus Sans L" svg:font-family="'Nimbus Sans L'"/>
    <style:font-face style:name="OpenSymbol" svg:font-family="OpenSymbol"/>
    <style:font-face style:name="Nimbus Mono L" svg:font-family="'Nimbus Mono L'" style:font-adornments="Regularna" style:font-pitch="fixed"/>
    <style:font-face style:name="DejaVu Sans Mono" svg:font-family="'DejaVu Sans Mono'" style:font-family-generic="modern" style:font-pitch="fixed"/>
    <style:font-face style:name="Luxi Mono" svg:font-family="'Luxi Mono'" style:font-family-generic="modern" style:font-pitch="fixed"/>
    <style:font-face style:name="Mincho" svg:font-family="Mincho" style:font-pitch="variable"/>
    <style:font-face style:name="OpenSymbol1" svg:font-family="OpenSymbol" style:font-pitch="variable"/>
    <style:font-face style:name="Tahoma" svg:font-family="Tahoma"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pl" fo:country="PL"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Caption" style:family="paragraph" style:parent-style-name="Standard" style:class="extra">
      <style:paragraph-properties fo:margin-top="0.212cm" fo:margin-bottom="0.212cm" text:number-lines="false" text:line-number="0"/>
      <style:text-properties style:font-name="Nimbus Sans L" fo:font-size="10pt" fo:font-style="italic" style:font-size-asian="10pt" style:font-style-asian="italic" style:font-size-complex="10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5pt" fo:font-style="italic"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14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Nimbus Sans 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text-properties style:font-name="Nimbus Sans L"/>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3cm" style:leader-style="dotted" style:leader-text="."/>
        </style:tab-stops>
      </style:paragraph-properties>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01cm" fo:margin-bottom="0.101cm" fo:background-color="#ffffcc">
        <style:background-image/>
      </style:paragraph-properties>
      <style:text-properties style:font-name="Nimbus Mono L" fo:font-size="10pt" fo:language="zxx" fo:country="none" style:font-name-asian="Luxi Mono" style:font-size-asian="10pt" style:font-name-complex="Luxi Mono" style:font-size-complex="10pt"/>
    </style:style>
    <style:style style:name="Horizontal_20_Line" style:display-name="Horizontal Line" style:family="paragraph" style:parent-style-name="Standard" style:next-style-name="Text_20_body" style:class="html">
      <style:paragraph-properties fo:margin-left="5.001cm" fo:margin-right="5.001cm" fo:margin-top="0cm" fo:margin-bottom="0.499cm" fo:text-indent="0cm" style:auto-text-indent="false" fo:padding="0.049cm" fo:border-left="none" fo:border-right="none" fo:border-top="none" fo:border-bottom="0.06pt solid #808080" text:number-lines="false" text:line-number="0" style:join-border="false"/>
      <style:text-properties fo:font-size="6pt" style:font-size-asian="6pt" style:font-size-complex="6pt"/>
    </style:style>
    <style:style style:name="Tekst_20_mały" style:display-name="Tekst mały" style:family="paragraph" style:parent-style-name="Standard">
      <style:text-properties fo:font-size="8pt"/>
    </style:style>
    <style:style style:name="Tekst_20_wstępnie_20_sformatowany_20_mały" style:display-name="Tekst wstępnie sformatowany mały" style:family="paragraph" style:parent-style-name="Preformatted_20_Text">
      <style:text-properties fo:font-size="9pt"/>
    </style:style>
    <style:style style:name="Quotations" style:family="paragraph" style:parent-style-name="Standard" style:class="html">
      <style:paragraph-properties fo:margin-left="1cm" fo:margin-right="1cm" fo:margin-top="0cm" fo:margin-bottom="0.499cm" fo:text-indent="0cm" style:auto-text-indent="false"/>
      <style:text-properties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fo:language="zxx" fo:country="none" fo:background-color="#ffffcc" style:font-name-asian="Luxi Mono" style:font-name-complex="Luxi Mono"/>
    </style:style>
    <style:style style:name="Variable" style:family="text">
      <style:text-properties fo:font-style="italic" style:font-style-asian="italic" style:font-style-complex="italic"/>
    </style:style>
    <style:style style:name="Definition" style:family="text">
      <style:text-properties fo:font-weight="bold" fo:background-color="transparent"/>
    </style:style>
    <style:style style:name="Example" style:family="text">
      <style:text-properties style:font-name="DejaVu Sans Mono" style:font-name-asian="DejaVu Sans Mono" style:font-name-complex="DejaVu Sans Mono"/>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Wyróżniony_20_tekst_20_źródłowy" style:display-name="Wyróżniony tekst źródłowy" style:family="text" style:parent-style-name="Source_20_Text">
      <style:text-properties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style:num-prefix=" " text:bullet-char="">
        <style:list-level-properties text:min-label-width="0.4cm"/>
        <style:text-properties style:font-name="OpenSymbol1"/>
      </text:list-level-style-bullet>
      <text:list-level-style-bullet text:level="2" text:style-name="Bullet_20_Symbols" style:num-prefix=" " text:bullet-char="">
        <style:list-level-properties text:space-before="0.401cm" text:min-label-width="0.4cm"/>
        <style:text-properties style:font-name="OpenSymbol1"/>
      </text:list-level-style-bullet>
      <text:list-level-style-bullet text:level="3" text:style-name="Bullet_20_Symbols" style:num-prefix=" " text:bullet-char="-">
        <style:list-level-properties text:space-before="0.799cm" text:min-label-width="0.4cm"/>
        <style:text-properties style:font-name="OpenSymbol1"/>
      </text:list-level-style-bullet>
      <text:list-level-style-bullet text:level="4" text:style-name="Bullet_20_Symbols" style:num-prefix=" " text:bullet-char="•">
        <style:list-level-properties text:space-before="1.2cm" text:min-label-width="0.4cm"/>
        <style:text-properties style:font-name="StarSymbol"/>
      </text:list-level-style-bullet>
      <text:list-level-style-bullet text:level="5" text:style-name="Bullet_20_Symbols" style:num-prefix=" " text:bullet-char="•">
        <style:list-level-properties text:space-before="1.6cm" text:min-label-width="0.4cm"/>
        <style:text-properties style:font-name="StarSymbol"/>
      </text:list-level-style-bullet>
      <text:list-level-style-bullet text:level="6" text:style-name="Bullet_20_Symbols" style:num-prefix=" " text:bullet-char="•">
        <style:list-level-properties text:space-before="2.001cm" text:min-label-width="0.4cm"/>
        <style:text-properties style:font-name="StarSymbol"/>
      </text:list-level-style-bullet>
      <text:list-level-style-bullet text:level="7" text:style-name="Bullet_20_Symbols" style:num-prefix=" " text:bullet-char="•">
        <style:list-level-properties text:space-before="2.399cm" text:min-label-width="0.4cm"/>
        <style:text-properties style:font-name="StarSymbol"/>
      </text:list-level-style-bullet>
      <text:list-level-style-bullet text:level="8" text:style-name="Bullet_20_Symbols" style:num-prefix=" " text:bullet-char="•">
        <style:list-level-properties text:space-before="2.8cm" text:min-label-width="0.4cm"/>
        <style:text-properties style:font-name="StarSymbol"/>
      </text:list-level-style-bullet>
      <text:list-level-style-bullet text:level="9" text:style-name="Bullet_20_Symbols" style:num-prefix=" " text:bullet-char="•">
        <style:list-level-properties text:space-before="3.2cm" text:min-label-width="0.4cm"/>
        <style:text-properties style:font-name="StarSymbol"/>
      </text:list-level-style-bullet>
      <text:list-level-style-bullet text:level="10" text:style-name="Bullet_20_Symbols" style:num-prefix=" "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pl" fo:country="PL"/>
    <text:linenumbering-configuration text:number-lines="false" text:offset="0.499cm" style:num-format="1" text:number-position="left" text:increment="5"/>
  </office:styles>
  <office:automatic-styles>
    <style:style style:name="MP1" style:family="paragraph" style:parent-style-name="Tekst_20_mały">
      <style:paragraph-properties fo:text-align="center" style:justify-single-word="false"/>
    </style:style>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 - <text:title>KrbLDAP - A new secure authentication concept</text:title></text:p>
      </style:header>
      <style:footer>
        <text:p text:style-name="MP1">Strona <text:page-number text:select-page="current">74</text:page-number> z <text:page-count>74</text:page-count></text:p>
      </style:footer>
    </style:master-page>
    <style:master-page style:name="Footnote" style:page-layout-name="Mpm2"/>
    <style:master-page style:name="Endnote"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KrbLDAP - A new secure authentication concept</dc:title>
    <meta:creation-date>2008-11-29T17:35:51</meta:creation-date>
    <dc:date>2012-01-29T20:24:20</dc:date>
    <dc:language>pl-PL</dc:language>
    <meta:editing-cycles>314</meta:editing-cycles>
    <meta:editing-duration>P1DT35M2S</meta:editing-duration>
    <meta:keyword>Kerberos</meta:keyword>
    <meta:keyword>LDAP</meta:keyword>
    <meta:keyword>authentication</meta:keyword>
    <meta:keyword>KrbLDAP</meta:keyword>
    <meta:document-statistic meta:table-count="1" meta:image-count="2" meta:object-count="0" meta:page-count="74" meta:paragraph-count="2317" meta:word-count="15545" meta:character-count="138969" meta:non-whitespace-character-count="115419"/>
    <meta:user-defined meta:name="Info 1"/>
    <meta:user-defined meta:name="Info 2"/>
    <meta:user-defined meta:name="Info 3"/>
    <meta:user-defined meta:name="Info 4"/>
  </office:meta>
</office:document-meta>
</file>